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0">
      <style:drawing-page-properties draw:fill="solid" draw:fill-color="#ffcd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1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5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8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7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91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48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7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96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13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21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30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62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60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170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44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35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35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65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448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3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58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79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01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221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31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98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1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26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40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2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3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5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3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44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36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8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5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6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5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86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36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7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90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9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0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98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0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2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34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14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2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1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4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39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552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64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5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91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28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48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9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7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6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87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60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0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50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42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4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1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53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42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3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47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52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8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7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92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65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6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65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77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9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6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0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99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208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52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43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4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160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  <text:list-style style:name="a261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52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252">
      <text:list-level-style-bullet text:level="1" text:bullet-char="o">
        <style:list-level-properties text:space-before="0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62666a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62666a" fo:font-family="Courier New" style:font-family-generic="swiss" style:font-pitch="variable" fo:font-size="100%"/>
      </text:list-level-style-bullet>
    </text:list-style>
    <text:list-style style:name="a2434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2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3">
      <text:list-level-style-bullet text:level="1" text:bullet-char="–">
        <style:list-level-properties text:space-before="0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family-generic="swiss" style:font-pitch="variable" fo:font-size="100%"/>
      </text:list-level-style-bullet>
    </text:list-style>
  </office:automatic-styles>
  <office:body>
    <office:presentation>
      <draw:page draw:name="Slide1" draw:style-name="a2120" draw:master-page-name="Master1-Layout2-cust-Title-Slide-–-Solid-Gold" presentation:presentation-page-layout-name="Master1-PPL2" draw:id="Slide-256">
        <draw:frame draw:id="id368" presentation:style-name="a2124" draw:name="Title 1" svg:x="1.06597in" svg:y="2.92829in" svg:width="10in" svg:height="2.01579in" presentation:class="title" presentation:placeholder="false">
          <draw:text-box>
            <text:p text:style-name="a2123" text:class-names="" text:cond-style-name=""><text:span text:style-name="a2121" text:class-names="">Machine Learning Techniques Exploration</text:span><text:span text:style-name="a2122" text:class-names=""/></text:p>
          </draw:text-box>
          <svg:title/>
          <svg:desc/>
        </draw:frame>
        <draw:frame draw:id="id369" presentation:style-name="a2128" draw:name="Subtitle 2" svg:x="1.04589in" svg:y="5.15051in" svg:width="11.90763in" svg:height="0.41548in" presentation:class="subtitle" presentation:placeholder="false">
          <draw:text-box>
            <text:p text:style-name="a2127" text:class-names="" text:cond-style-name=""><text:span text:style-name="a2125" text:class-names="">Polynomial Interpolation, Neural Networks, CNNs, Adversarial ML, and GANs</text:span><text:span text:style-name="a2126" text:class-names=""/></text:p>
          </draw:text-box>
          <svg:title/>
          <svg:desc/>
        </draw:frame>
        <draw:frame draw:id="id370" presentation:style-name="a2133" draw:name="Text Placeholder 3" svg:x="1.06597in" svg:y="5.56337in" svg:width="10in" svg:height="0.50646in" presentation:class="outline" presentation:placeholder="false">
          <draw:text-box>
            <text:list text:style-name="a2132">
              <text:list-item>
                <text:p text:style-name="a2131" text:class-names="" text:cond-style-name=""><text:span text:style-name="a2129" text:class-names="">Jamil Gafur</text:span><text:span text:style-name="a2130" text:class-names=""/></text:p>
              </text:list-item>
            </text:list>
          </draw:text-box>
          <svg:title/>
          <svg:desc/>
        </draw:frame>
      </draw:page>
      <draw:page draw:name="Slide17" draw:style-name="a2134" draw:master-page-name="Master1-Layout10-obj-Bullet-Slide---2-Line-Title" presentation:presentation-page-layout-name="Master1-PPL10" draw:id="Slide-272">
        <draw:frame draw:id="id371" presentation:style-name="a2138" draw:name="Title 1" svg:x="1.04167in" svg:y="0.42597in" svg:width="11.25in" svg:height="1.45655in" presentation:class="title" presentation:placeholder="false">
          <draw:text-box>
            <text:p text:style-name="a2137" text:class-names="" text:cond-style-name=""><text:span text:style-name="a2135" text:class-names="">Introducing US-RSE (US Research Software Engineer Association)</text:span><text:span text:style-name="a2136" text:class-names=""/></text:p>
          </draw:text-box>
          <svg:title/>
          <svg:desc/>
        </draw:frame>
        <draw:frame draw:id="id372" presentation:style-name="a2195" draw:name="Content Placeholder 2" svg:x="1.04167in" svg:y="2.24272in" svg:width="11.25in" svg:height="4.25728in" presentation:class="outline" presentation:placeholder="false">
          <draw:text-box>
            <text:list text:style-name="a2143">
              <text:list-item>
                <text:p text:style-name="a2142" text:class-names="" text:cond-style-name=""><text:span text:style-name="a2139" text:class-names="">The<text:s text:c="1"/></text:span><text:span text:style-name="a2140" text:class-names="">US-RSE</text:span><text:span text:style-name="a2141" text:class-names=""><text:s text:c="1"/>is an organization focused on building a strong community of research software engineers across the United States. Our mission is to provide a collaborative space for individuals who use their software engineering expertise to advance research and innovation. Here's a brief overview:</text:span></text:p>
              </text:list-item>
            </text:list>
            <text:list text:style-name="a2147">
              <text:list-item>
                <text:p text:style-name="a2146" text:class-names="" text:cond-style-name=""><text:span text:style-name="a2144" text:class-names="">Community Building</text:span><text:span text:style-name="a2145" text:class-names="">:</text:span></text:p>
              </text:list-item>
            </text:list>
            <text:list text:style-name="a2150">
              <text:list-item>
                <text:list text:style-name="a2150">
                  <text:list-item>
                    <text:p text:style-name="a2149" text:class-names="" text:cond-style-name=""><text:span text:style-name="a2148" text:class-names="">The US-RSE strives to create a supportive network for research software engineers (RSEs), providing opportunities to connect, communicate, and share resources.</text:span></text:p>
                  </text:list-item>
                </text:list>
              </text:list-item>
            </text:list>
            <text:list text:style-name="a2153">
              <text:list-item>
                <text:list text:style-name="a2153">
                  <text:list-item>
                    <text:p text:style-name="a2152" text:class-names="" text:cond-style-name=""><text:span text:style-name="a2151" text:class-names="">We host monthly community calls, various working groups, and online discussions on platforms like Slack to foster this collaborative spirit.</text:span></text:p>
                  </text:list-item>
                </text:list>
              </text:list-item>
            </text:list>
            <text:list text:style-name="a2157">
              <text:list-item>
                <text:p text:style-name="a2156" text:class-names="" text:cond-style-name=""><text:span text:style-name="a2154" text:class-names="">Advocacy</text:span><text:span text:style-name="a2155" text:class-names="">:</text:span></text:p>
              </text:list-item>
            </text:list>
            <text:list text:style-name="a2160">
              <text:list-item>
                <text:list text:style-name="a2160">
                  <text:list-item>
                    <text:p text:style-name="a2159" text:class-names="" text:cond-style-name=""><text:span text:style-name="a2158" text:class-names="">We advocate for RSEs, helping to raise awareness of the crucial role they play in scientific advancements.</text:span></text:p>
                  </text:list-item>
                </text:list>
              </text:list-item>
            </text:list>
            <text:list text:style-name="a2163">
              <text:list-item>
                <text:list text:style-name="a2163">
                  <text:list-item>
                    <text:p text:style-name="a2162" text:class-names="" text:cond-style-name=""><text:span text:style-name="a2161" text:class-names="">We work to improve the recognition and support of RSEs, both within academia and industry.</text:span></text:p>
                  </text:list-item>
                </text:list>
              </text:list-item>
            </text:list>
            <text:list text:style-name="a2167">
              <text:list-item>
                <text:p text:style-name="a2166" text:class-names="" text:cond-style-name=""><text:span text:style-name="a2164" text:class-names="">Resources and Training</text:span><text:span text:style-name="a2165" text:class-names="">:</text:span></text:p>
              </text:list-item>
            </text:list>
            <text:list text:style-name="a2170">
              <text:list-item>
                <text:list text:style-name="a2170">
                  <text:list-item>
                    <text:p text:style-name="a2169" text:class-names="" text:cond-style-name=""><text:span text:style-name="a2168" text:class-names="">The association offers resources to enhance the career growth of RSEs, including training programs, white papers, and workshops.</text:span></text:p>
                  </text:list-item>
                </text:list>
              </text:list-item>
            </text:list>
            <text:list text:style-name="a2179">
              <text:list-item>
                <text:list text:style-name="a2179">
                  <text:list-item>
                    <text:p text:style-name="a2178" text:class-names="" text:cond-style-name=""><text:span text:style-name="a2171" text:class-names="">We support various working groups, including<text:s text:c="1"/></text:span><text:span text:style-name="a2172" text:class-names="">Education and Training</text:span><text:span text:style-name="a2173" text:class-names="">,<text:s text:c="1"/></text:span><text:span text:style-name="a2174" text:class-names="">Website Development</text:span><text:span text:style-name="a2175" text:class-names="">, and<text:s text:c="1"/></text:span><text:span text:style-name="a2176" text:class-names="">Diversity, Equity, and Inclusion (DEI)</text:span><text:span text:style-name="a2177" text:class-names=""><text:s text:c="1"/>initiatives.</text:span></text:p>
                  </text:list-item>
                </text:list>
              </text:list-item>
            </text:list>
            <text:list text:style-name="a2183">
              <text:list-item>
                <text:p text:style-name="a2182" text:class-names="" text:cond-style-name=""><text:span text:style-name="a2180" text:class-names="">Organizational Growth</text:span><text:span text:style-name="a2181" text:class-names="">:</text:span></text:p>
              </text:list-item>
            </text:list>
            <text:list text:style-name="a2186">
              <text:list-item>
                <text:list text:style-name="a2186">
                  <text:list-item>
                    <text:p text:style-name="a2185" text:class-names="" text:cond-style-name=""><text:span text:style-name="a2184" text:class-names="">The association has been growing steadily since its inception in 2019 and continues to expand across the United States and internationally.</text:span></text:p>
                  </text:list-item>
                </text:list>
              </text:list-item>
            </text:list>
            <text:list text:style-name="a2191">
              <text:list-item>
                <text:list text:style-name="a2191">
                  <text:list-item>
                    <text:p text:style-name="a2190" text:class-names="" text:cond-style-name=""><text:span text:style-name="a2187" text:class-names="">We recently became a member of the<text:s text:c="1"/></text:span><text:span text:style-name="a2188" text:class-names="">Open Collective Foundation</text:span><text:span text:style-name="a2189" text:class-names="">, allowing us to accept donations and transparently manage resources for the community.</text:span></text:p>
                  </text:list-item>
                </text:list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</draw:text-box>
          <svg:title/>
          <svg:desc/>
        </draw:frame>
      </draw:page>
      <draw:page draw:name="Slide2" draw:style-name="a2196" draw:master-page-name="Master1-Layout10-obj-Bullet-Slide---2-Line-Title" presentation:presentation-page-layout-name="Master1-PPL10" draw:id="Slide-257">
        <draw:frame draw:id="id373" presentation:style-name="a2200" draw:name="Title 1" svg:x="1.04167in" svg:y="0.42597in" svg:width="11.25in" svg:height="1.45655in" presentation:class="title" presentation:placeholder="false">
          <draw:text-box>
            <text:p text:style-name="a2199" text:class-names="" text:cond-style-name=""><text:span text:style-name="a2197" text:class-names="">Agenda</text:span><text:span text:style-name="a2198" text:class-names=""/></text:p>
          </draw:text-box>
          <svg:title/>
          <svg:desc/>
        </draw:frame>
        <draw:frame draw:id="id374" presentation:style-name="a2269" draw:name="Content Placeholder 2" svg:x="1.04167in" svg:y="2.24272in" svg:width="11.25in" svg:height="4.25728in" presentation:class="outline" presentation:placeholder="false">
          <draw:text-box>
            <text:list text:style-name="a2203">
              <text:list-item>
                <text:p text:style-name="a2202" text:class-names="" text:cond-style-name=""><text:span text:style-name="a2201" text:class-names="">Polynomial Interpolation</text:span></text:p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4" text:class-names="">Definition:</text:span><text:span text:style-name="a2205" text:class-names=""><text:s text:c="1"/>A method of estimating values between known data points using polynomials.</text:span><text:span text:style-name="a2206" text:class-names=""/></text:p>
                  </text:list-item>
                </text:list>
              </text:list-item>
            </text:list>
            <text:list text:style-name="a2213">
              <text:list-item>
                <text:list text:style-name="a2213">
                  <text:list-item>
                    <text:p text:style-name="a2212" text:class-names="" text:cond-style-name=""><text:span text:style-name="a2209" text:class-names="">Applications:</text:span><text:span text:style-name="a2210" text:class-names=""><text:s text:c="1"/>Used in curve fitting, signal processing, and numerical analysis.</text:span><text:span text:style-name="a2211" text:class-names=""/></text:p>
                  </text:list-item>
                </text:list>
              </text:list-item>
            </text:list>
            <text:list text:style-name="a2216">
              <text:list-item>
                <text:p text:style-name="a2215" text:class-names="" text:cond-style-name=""><text:span text:style-name="a2214" text:class-names="">Neural Networks</text:span></text:p>
              </text:list-item>
            </text:list>
            <text:list text:style-name="a2221">
              <text:list-item>
                <text:list text:style-name="a2221">
                  <text:list-item>
                    <text:p text:style-name="a2220" text:class-names="" text:cond-style-name=""><text:span text:style-name="a2217" text:class-names="">Definition:</text:span><text:span text:style-name="a2218" text:class-names=""><text:s text:c="1"/>A collection of algorithms designed to recognize patterns, inspired by the human brain.</text:span><text:span text:style-name="a2219" text:class-names=""/></text:p>
                  </text:list-item>
                </text:list>
              </text:list-item>
            </text:list>
            <text:list text:style-name="a2226">
              <text:list-item>
                <text:list text:style-name="a2226">
                  <text:list-item>
                    <text:p text:style-name="a2225" text:class-names="" text:cond-style-name=""><text:span text:style-name="a2222" text:class-names="">Applications:</text:span><text:span text:style-name="a2223" text:class-names=""><text:s text:c="1"/>Image recognition, language processing, and autonomous systems.</text:span><text:span text:style-name="a2224" text:class-names=""/></text:p>
                  </text:list-item>
                </text:list>
              </text:list-item>
            </text:list>
            <text:list text:style-name="a2229">
              <text:list-item>
                <text:p text:style-name="a2228" text:class-names="" text:cond-style-name=""><text:span text:style-name="a2227" text:class-names="">Convolutional Neural Networks (CNNs)</text:span></text:p>
              </text:list-item>
            </text:list>
            <text:list text:style-name="a2234">
              <text:list-item>
                <text:list text:style-name="a2234">
                  <text:list-item>
                    <text:p text:style-name="a2233" text:class-names="" text:cond-style-name=""><text:span text:style-name="a2230" text:class-names="">Definition:</text:span><text:span text:style-name="a2231" text:class-names=""><text:s text:c="1"/>A specialized type of neural network for processing structured grid data (e.g., images).</text:span><text:span text:style-name="a2232" text:class-names=""/></text:p>
                  </text:list-item>
                </text:list>
              </text:list-item>
            </text:list>
            <text:list text:style-name="a2239">
              <text:list-item>
                <text:list text:style-name="a2239">
                  <text:list-item>
                    <text:p text:style-name="a2238" text:class-names="" text:cond-style-name=""><text:span text:style-name="a2235" text:class-names="">Applications:</text:span><text:span text:style-name="a2236" text:class-names=""><text:s text:c="1"/>Computer vision, image classification, medical imaging, and video analysis.</text:span><text:span text:style-name="a2237" text:class-names=""/></text:p>
                  </text:list-item>
                </text:list>
              </text:list-item>
            </text:list>
            <text:list text:style-name="a2242">
              <text:list-item>
                <text:p text:style-name="a2241" text:class-names="" text:cond-style-name=""><text:span text:style-name="a2240" text:class-names="">Adversarial Machine Learning</text:span></text:p>
              </text:list-item>
            </text:list>
            <text:list text:style-name="a2247">
              <text:list-item>
                <text:list text:style-name="a2247">
                  <text:list-item>
                    <text:p text:style-name="a2246" text:class-names="" text:cond-style-name=""><text:span text:style-name="a2243" text:class-names="">Definition:</text:span><text:span text:style-name="a2244" text:class-names=""><text:s text:c="1"/>The study of malicious attacks on machine learning models and how to defend against them.</text:span><text:span text:style-name="a2245" text:class-names=""/></text:p>
                  </text:list-item>
                </text:list>
              </text:list-item>
            </text:list>
            <text:list text:style-name="a2252">
              <text:list-item>
                <text:list text:style-name="a2252">
                  <text:list-item>
                    <text:p text:style-name="a2251" text:class-names="" text:cond-style-name=""><text:span text:style-name="a2248" text:class-names="">Applications:</text:span><text:span text:style-name="a2249" text:class-names=""><text:s text:c="1"/>Enhancing model robustness, developing security for AI systems, and testing model vulnerability.</text:span><text:span text:style-name="a2250" text:class-names=""/></text:p>
                  </text:list-item>
                </text:list>
              </text:list-item>
            </text:list>
            <text:list text:style-name="a2255">
              <text:list-item>
                <text:p text:style-name="a2254" text:class-names="" text:cond-style-name=""><text:span text:style-name="a2253" text:class-names="">Generative Adversarial Networks (GANs)</text:span></text:p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6" text:class-names="">Definition:</text:span><text:span text:style-name="a2257" text:class-names=""><text:s text:c="1"/>A framework for training models that generate new data by pitting two networks (generator and discriminator) against each other.</text:span><text:span text:style-name="a2258" text:class-names=""/></text:p>
                  </text:list-item>
                </text:list>
              </text:list-item>
            </text:list>
            <text:list text:style-name="a2265">
              <text:list-item>
                <text:list text:style-name="a2265">
                  <text:list-item>
                    <text:p text:style-name="a2264" text:class-names="" text:cond-style-name=""><text:span text:style-name="a2261" text:class-names="">Applications:</text:span><text:span text:style-name="a2262" text:class-names=""><text:s text:c="1"/>Image generation, data augmentation, and deepfake creation.</text:span><text:span text:style-name="a2263" text:class-names=""/></text:p>
                  </text:list-item>
                </text:list>
              </text:list-item>
            </text:list>
            <text:list text:style-name="a2268">
              <text:list-item>
                <text:p text:style-name="a2267" text:class-names="" text:cond-style-name=""><text:span text:style-name="a2266" text:class-names=""/></text:p>
              </text:list-item>
            </text:list>
          </draw:text-box>
          <svg:title/>
          <svg:desc/>
        </draw:frame>
      </draw:page>
      <draw:page draw:name="Slide3" draw:style-name="a2270" draw:master-page-name="Master1-Layout10-obj-Bullet-Slide---2-Line-Title" presentation:presentation-page-layout-name="Master1-PPL10" draw:id="Slide-258">
        <draw:frame draw:id="id375" presentation:style-name="a2274" draw:name="Title 1" svg:x="1.04167in" svg:y="0.42597in" svg:width="11.25in" svg:height="1.45655in" presentation:class="title" presentation:placeholder="false">
          <draw:text-box>
            <text:p text:style-name="a2273" text:class-names="" text:cond-style-name=""><text:span text:style-name="a2271" text:class-names="">Polynomial Interpolation</text:span><text:span text:style-name="a2272" text:class-names=""/></text:p>
          </draw:text-box>
          <svg:title/>
          <svg:desc/>
        </draw:frame>
        <draw:frame draw:id="id376" presentation:style-name="a2303" draw:name="Content Placeholder 2" svg:x="1.04167in" svg:y="2.24272in" svg:width="11.25in" svg:height="4.25728in" presentation:class="outline" presentation:placeholder="false">
          <draw:text-box>
            <text:list text:style-name="a2279">
              <text:list-item>
                <text:p text:style-name="a2278" text:class-names="" text:cond-style-name=""><text:span text:style-name="a2275" text:class-names="">Definition:</text:span><text:span text:style-name="a2276" text:class-names=""><text:s text:c="1"/>Polynomial interpolation involves fitting a polynomial function to a set of data points to estimate values between them.</text:span><text:span text:style-name="a2277" text:class-names=""/></text:p>
              </text:list-item>
            </text:list>
            <text:list text:style-name="a2282">
              <text:list-item>
                <text:p text:style-name="a2281" text:class-names="" text:cond-style-name=""><text:span text:style-name="a2280" text:class-names="">Use Case:</text:span></text:p>
              </text:list-item>
            </text:list>
            <text:list text:style-name="a2287">
              <text:list-item>
                <text:list text:style-name="a2287">
                  <text:list-item>
                    <text:p text:style-name="a2286" text:class-names="" text:cond-style-name=""><text:span text:style-name="a2283" text:class-names="">Application:</text:span><text:span text:style-name="a2284" text:class-names=""><text:s text:c="1"/>Fits smooth curves to noisy data, making it useful for approximating complex relationships and filling in missing data points.</text:span><text:span text:style-name="a2285" text:class-names=""/></text:p>
                  </text:list-item>
                </text:list>
              </text:list-item>
            </text:list>
            <text:list text:style-name="a2292">
              <text:list-item>
                <text:list text:style-name="a2292">
                  <text:list-item>
                    <text:p text:style-name="a2291" text:class-names="" text:cond-style-name=""><text:span text:style-name="a2288" text:class-names="">Example:</text:span><text:span text:style-name="a2289" text:class-names=""><text:s text:c="1"/>In signal processing or curve fitting for experimental data, where smooth transitions between noisy observations are needed.</text:span><text:span text:style-name="a2290" text:class-names=""/></text:p>
                  </text:list-item>
                </text:list>
              </text:list-item>
            </text:list>
            <text:list text:style-name="a2295">
              <text:list-item>
                <text:p text:style-name="a2294" text:class-names="" text:cond-style-name=""><text:span text:style-name="a2293" text:class-names="">Visual:</text:span></text:p>
              </text:list-item>
            </text:list>
            <text:list text:style-name="a2299">
              <text:list-item>
                <text:list text:style-name="a2299">
                  <text:list-item>
                    <text:p text:style-name="a2298" text:class-names="" text:cond-style-name=""><text:span text:style-name="a2296" text:class-names="">Graph:</text:span><text:span text:style-name="a2297" text:class-names=""><text:s text:c="1"/>A plot showing noisy data points with a smooth polynomial curve fit overlaid, demonstrating how the polynomial captures the underlying pattern of the data.</text:span></text:p>
                  </text:list-item>
                </text:list>
              </text:list-item>
            </text:list>
            <text:list text:style-name="a2302">
              <text:list-item>
                <text:p text:style-name="a2301" text:class-names="" text:cond-style-name=""><text:span text:style-name="a2300" text:class-names=""/></text:p>
              </text:list-item>
            </text:list>
          </draw:text-box>
          <svg:title/>
          <svg:desc/>
        </draw:frame>
      </draw:page>
      <draw:page draw:name="Slide4" draw:style-name="a2304" draw:master-page-name="Master1-Layout10-obj-Bullet-Slide---2-Line-Title" presentation:presentation-page-layout-name="Master1-PPL10" draw:id="Slide-259">
        <draw:frame draw:id="id377" presentation:style-name="a2308" draw:name="Title 1" svg:x="1.04167in" svg:y="0.42597in" svg:width="11.25in" svg:height="1.45655in" presentation:class="title" presentation:placeholder="false">
          <draw:text-box>
            <text:p text:style-name="a2307" text:class-names="" text:cond-style-name=""><text:span text:style-name="a2305" text:class-names="">Polynomial Interpolation Code Overview</text:span><text:span text:style-name="a2306" text:class-names=""/></text:p>
          </draw:text-box>
          <svg:title/>
          <svg:desc/>
        </draw:frame>
        <draw:frame draw:id="id378" presentation:style-name="a2328" draw:name="Content Placeholder 2" svg:x="1.04167in" svg:y="2.24272in" svg:width="11.25in" svg:height="4.25728in" presentation:class="outline" presentation:placeholder="false">
          <draw:text-box>
            <text:list text:style-name="a2312">
              <text:list-item>
                <text:p text:style-name="a2311" text:class-names="" text:cond-style-name=""><text:span text:style-name="a2309" text:class-names="">Data Generation</text:span><text:span text:style-name="a2310" text:class-names="">: Create synthetic quadratic data with noise.</text:span></text:p>
              </text:list-item>
            </text:list>
            <text:list text:style-name="a2316">
              <text:list-item>
                <text:p text:style-name="a2315" text:class-names="" text:cond-style-name=""><text:span text:style-name="a2313" text:class-names="">Polynomial Feature Expansion</text:span><text:span text:style-name="a2314" text:class-names="">: Transform data for fitting.</text:span></text:p>
              </text:list-item>
            </text:list>
            <text:list text:style-name="a2320">
              <text:list-item>
                <text:p text:style-name="a2319" text:class-names="" text:cond-style-name=""><text:span text:style-name="a2317" text:class-names="">Least Squares Estimation</text:span><text:span text:style-name="a2318" text:class-names="">: Find best-fitting polynomial.</text:span></text:p>
              </text:list-item>
            </text:list>
            <text:list text:style-name="a2324">
              <text:list-item>
                <text:p text:style-name="a2323" text:class-names="" text:cond-style-name=""><text:span text:style-name="a2321" text:class-names="">Visualization</text:span><text:span text:style-name="a2322" text:class-names="">: Plot noisy data and fitted polynomial.</text:span></text:p>
              </text:list-item>
            </text:list>
            <text:list text:style-name="a2327">
              <text:list-item>
                <text:p text:style-name="a2326" text:class-names="" text:cond-style-name=""><text:span text:style-name="a2325" text:class-names=""/></text:p>
              </text:list-item>
            </text:list>
          </draw:text-box>
          <svg:title/>
          <svg:desc/>
        </draw:frame>
      </draw:page>
      <draw:page draw:name="Slide5" draw:style-name="a2329" draw:master-page-name="Master1-Layout10-obj-Bullet-Slide---2-Line-Title" presentation:presentation-page-layout-name="Master1-PPL10" draw:id="Slide-260">
        <draw:frame draw:id="id379" presentation:style-name="a2333" draw:name="Title 1" svg:x="1.04167in" svg:y="0.42597in" svg:width="11.25in" svg:height="1.45655in" presentation:class="title" presentation:placeholder="false">
          <draw:text-box>
            <text:p text:style-name="a2332" text:class-names="" text:cond-style-name=""><text:span text:style-name="a2330" text:class-names="">Neural Networks Overview</text:span><text:span text:style-name="a2331" text:class-names=""/></text:p>
          </draw:text-box>
          <svg:title/>
          <svg:desc/>
        </draw:frame>
        <draw:frame draw:id="id380" presentation:style-name="a2345" draw:name="Content Placeholder 2" svg:x="1.04167in" svg:y="2.24272in" svg:width="11.25in" svg:height="4.25728in" presentation:class="outline" presentation:placeholder="false">
          <draw:text-box>
            <text:list text:style-name="a2337">
              <text:list-item>
                <text:p text:style-name="a2336" text:class-names="" text:cond-style-name=""><text:span text:style-name="a2334" text:class-names="">Definition</text:span><text:span text:style-name="a2335" text:class-names="">: A network of layers transforming inputs into outputs.</text:span></text:p>
              </text:list-item>
            </text:list>
            <text:list text:style-name="a2341">
              <text:list-item>
                <text:p text:style-name="a2340" text:class-names="" text:cond-style-name=""><text:span text:style-name="a2338" text:class-names="">Use Case</text:span><text:span text:style-name="a2339" text:class-names="">: Approximate complex relationships in data.</text:span></text:p>
              </text:list-item>
            </text:list>
            <text:list text:style-name="a2344">
              <text:list-item>
                <text:p text:style-name="a2343" text:class-names="" text:cond-style-name=""><text:span text:style-name="a2342" text:class-names=""/></text:p>
              </text:list-item>
            </text:list>
          </draw:text-box>
          <svg:title/>
          <svg:desc/>
        </draw:frame>
      </draw:page>
      <draw:page draw:name="Slide6" draw:style-name="a2346" draw:master-page-name="Master1-Layout10-obj-Bullet-Slide---2-Line-Title" presentation:presentation-page-layout-name="Master1-PPL10" draw:id="Slide-261">
        <draw:frame draw:id="id381" presentation:style-name="a2350" draw:name="Title 1" svg:x="1.04167in" svg:y="0.42597in" svg:width="11.25in" svg:height="1.45655in" presentation:class="title" presentation:placeholder="false">
          <draw:text-box>
            <text:p text:style-name="a2349" text:class-names="" text:cond-style-name=""><text:span text:style-name="a2347" text:class-names="">Neural Network Architecture</text:span><text:span text:style-name="a2348" text:class-names=""/></text:p>
          </draw:text-box>
          <svg:title/>
          <svg:desc/>
        </draw:frame>
        <draw:frame draw:id="id382" presentation:style-name="a2370" draw:name="Content Placeholder 2" svg:x="1.04167in" svg:y="2.24272in" svg:width="11.25in" svg:height="4.25728in" presentation:class="outline" presentation:placeholder="false">
          <draw:text-box>
            <text:list text:style-name="a2354">
              <text:list-item>
                <text:p text:style-name="a2353" text:class-names="" text:cond-style-name=""><text:span text:style-name="a2351" text:class-names="">Architecture</text:span><text:span text:style-name="a2352" text:class-names="">: Multi-layer perceptron (MLP).</text:span></text:p>
              </text:list-item>
            </text:list>
            <text:list text:style-name="a2358">
              <text:list-item>
                <text:p text:style-name="a2357" text:class-names="" text:cond-style-name=""><text:span text:style-name="a2355" text:class-names="">Training</text:span><text:span text:style-name="a2356" text:class-names="">: Backpropagation and Adam optimizer.</text:span></text:p>
              </text:list-item>
            </text:list>
            <text:list text:style-name="a2362">
              <text:list-item>
                <text:p text:style-name="a2361" text:class-names="" text:cond-style-name=""><text:span text:style-name="a2359" text:class-names="">Loss Function</text:span><text:span text:style-name="a2360" text:class-names="">: Mean Squared Error (MSE).</text:span></text:p>
              </text:list-item>
            </text:list>
            <text:list text:style-name="a2366">
              <text:list-item>
                <text:p text:style-name="a2365" text:class-names="" text:cond-style-name=""><text:span text:style-name="a2363" text:class-names="">Visualization</text:span><text:span text:style-name="a2364" text:class-names="">: Neural network structure and data flow.</text:span></text:p>
              </text:list-item>
            </text:list>
            <text:list text:style-name="a2369">
              <text:list-item>
                <text:p text:style-name="a2368" text:class-names="" text:cond-style-name=""><text:span text:style-name="a2367" text:class-names=""/></text:p>
              </text:list-item>
            </text:list>
          </draw:text-box>
          <svg:title/>
          <svg:desc/>
        </draw:frame>
      </draw:page>
      <draw:page draw:name="Slide7" draw:style-name="a2371" draw:master-page-name="Master1-Layout10-obj-Bullet-Slide---2-Line-Title" presentation:presentation-page-layout-name="Master1-PPL10" draw:id="Slide-262">
        <draw:frame draw:id="id383" presentation:style-name="a2374" draw:name="Title 1" svg:x="1.04167in" svg:y="0.42597in" svg:width="11.25in" svg:height="1.45655in" presentation:class="title" presentation:placeholder="false">
          <draw:text-box>
            <text:p text:style-name="a2373" text:class-names="" text:cond-style-name=""><text:span text:style-name="a2372" text:class-names="">Neural Network Code Overview</text:span></text:p>
          </draw:text-box>
          <svg:title/>
          <svg:desc/>
        </draw:frame>
        <draw:frame draw:id="id384" presentation:style-name="a2410" draw:name="Content Placeholder 2" svg:x="1.04167in" svg:y="2.24272in" svg:width="11.25in" svg:height="4.25728in" presentation:class="outline" presentation:placeholder="false">
          <draw:text-box>
            <text:list text:style-name="a2377">
              <text:list-item>
                <text:p text:style-name="a2376" text:class-names="" text:cond-style-name=""><text:span text:style-name="a2375" text:class-names="">Neural network with ReLU activations.</text:span></text:p>
              </text:list-item>
            </text:list>
            <text:list text:style-name="a2381">
              <text:list-item>
                <text:p text:style-name="a2380" text:class-names="" text:cond-style-name=""><text:span text:style-name="a2378" text:class-names="">Training</text:span><text:span text:style-name="a2379" text:class-names="">: Adjust weights using Adam optimizer and Mean Squared Error (MSE) loss function.</text:span></text:p>
              </text:list-item>
            </text:list>
            <text:list text:style-name="a2386">
              <text:list-item>
                <text:p text:style-name="a2385" text:class-names="" text:cond-style-name=""><text:span text:style-name="a2382" text:class-names="">Metrics</text:span><text:span text:style-name="a2383" text:class-names="">:</text:span><text:span text:style-name="a2384" text:class-names=""/></text:p>
              </text:list-item>
            </text:list>
            <text:list text:style-name="a2391">
              <text:list-item>
                <text:list text:style-name="a2391">
                  <text:list-item>
                    <text:p text:style-name="a2390" text:class-names="" text:cond-style-name=""><text:span text:style-name="a2387" text:class-names="">MSE (Mean Squared Error)</text:span><text:span text:style-name="a2388" text:class-names="">: Measures the average squared difference between predicted and actual values. Lower MSE indicates better model performance.</text:span><text:span text:style-name="a2389" text:class-names=""/></text:p>
                  </text:list-item>
                </text:list>
              </text:list-item>
            </text:list>
            <text:list text:style-name="a2396">
              <text:list-item>
                <text:list text:style-name="a2396">
                  <text:list-item>
                    <text:p text:style-name="a2395" text:class-names="" text:cond-style-name=""><text:span text:style-name="a2392" text:class-names="">MAE (Mean Absolute Error)</text:span><text:span text:style-name="a2393" text:class-names="">: Measures the average absolute difference between predicted and actual values. It is less sensitive to outliers than MSE.</text:span><text:span text:style-name="a2394" text:class-names=""/></text:p>
                  </text:list-item>
                </text:list>
              </text:list-item>
            </text:list>
            <text:list text:style-name="a2401">
              <text:list-item>
                <text:list text:style-name="a2401">
                  <text:list-item>
                    <text:p text:style-name="a2400" text:class-names="" text:cond-style-name=""><text:span text:style-name="a2397" text:class-names="">R² (R-squared)</text:span><text:span text:style-name="a2398" text:class-names="">: Represents the proportion of variance in the dependent variable that is predictable from the independent variables. A higher R² value indicates a better fit.</text:span><text:span text:style-name="a2399" text:class-names=""/></text:p>
                  </text:list-item>
                </text:list>
              </text:list-item>
            </text:list>
            <text:list text:style-name="a2406">
              <text:list-item>
                <text:p text:style-name="a2405" text:class-names="" text:cond-style-name=""><text:span text:style-name="a2402" text:class-names="">Visualization</text:span><text:span text:style-name="a2403" text:class-names="">: Loss and accuracy plots to track model performance during training.</text:span><text:span text:style-name="a2404" text:class-names=""/></text:p>
              </text:list-item>
            </text:list>
            <text:list text:style-name="a2409">
              <text:list-item>
                <text:p text:style-name="a2408" text:class-names="" text:cond-style-name=""><text:span text:style-name="a2407" text:class-names=""/></text:p>
              </text:list-item>
            </text:list>
          </draw:text-box>
          <svg:title/>
          <svg:desc/>
        </draw:frame>
      </draw:page>
      <draw:page draw:name="Slide8" draw:style-name="a2411" draw:master-page-name="Master1-Layout10-obj-Bullet-Slide---2-Line-Title" presentation:presentation-page-layout-name="Master1-PPL10" draw:id="Slide-263">
        <draw:frame draw:id="id385" presentation:style-name="a2415" draw:name="Title 1" svg:x="1.04167in" svg:y="0.42597in" svg:width="11.25in" svg:height="1.45655in" presentation:class="title" presentation:placeholder="false">
          <draw:text-box>
            <text:p text:style-name="a2414" text:class-names="" text:cond-style-name=""><text:span text:style-name="a2412" text:class-names="">Convolutional Neural Networks (CNNs) Overview</text:span><text:span text:style-name="a2413" text:class-names=""/></text:p>
          </draw:text-box>
          <svg:title/>
          <svg:desc/>
        </draw:frame>
        <draw:frame draw:id="id386" presentation:style-name="a2435" draw:name="Content Placeholder 2" svg:x="1.04167in" svg:y="2.24272in" svg:width="11.25in" svg:height="4.25728in" presentation:class="outline" presentation:placeholder="false">
          <draw:text-box>
            <text:list text:style-name="a2419">
              <text:list-item>
                <text:p text:style-name="a2418" text:class-names="" text:cond-style-name=""><text:span text:style-name="a2416" text:class-names="">Definition</text:span><text:span text:style-name="a2417" text:class-names="">: A type of deep learning model for image classification.</text:span></text:p>
              </text:list-item>
            </text:list>
            <text:list text:style-name="a2423">
              <text:list-item>
                <text:p text:style-name="a2422" text:class-names="" text:cond-style-name=""><text:span text:style-name="a2420" text:class-names="">Key Layers</text:span><text:span text:style-name="a2421" text:class-names="">: Convolutional layers, pooling layers, fully connected layers.</text:span></text:p>
              </text:list-item>
            </text:list>
            <text:list text:style-name="a2427">
              <text:list-item>
                <text:p text:style-name="a2426" text:class-names="" text:cond-style-name=""><text:span text:style-name="a2424" text:class-names="">Activation</text:span><text:span text:style-name="a2425" text:class-names="">: ReLU.</text:span></text:p>
              </text:list-item>
            </text:list>
            <text:list text:style-name="a2431">
              <text:list-item>
                <text:p text:style-name="a2430" text:class-names="" text:cond-style-name=""><text:span text:style-name="a2428" text:class-names="">Use Case</text:span><text:span text:style-name="a2429" text:class-names="">: Image classification, especially for visual data like MNIST.</text:span></text:p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/></text:p>
              </text:list-item>
            </text:list>
          </draw:text-box>
          <svg:title/>
          <svg:desc/>
        </draw:frame>
      </draw:page>
      <draw:page draw:name="Slide9" draw:style-name="a2436" draw:master-page-name="Master1-Layout10-obj-Bullet-Slide---2-Line-Title" presentation:presentation-page-layout-name="Master1-PPL10" draw:id="Slide-264">
        <draw:frame draw:id="id387" presentation:style-name="a2440" draw:name="Title 1" svg:x="1.04167in" svg:y="0.42597in" svg:width="11.25in" svg:height="1.45655in" presentation:class="title" presentation:placeholder="false">
          <draw:text-box>
            <text:p text:style-name="a2439" text:class-names="" text:cond-style-name=""><text:span text:style-name="a2437" text:class-names="">CNN Architecture</text:span><text:span text:style-name="a2438" text:class-names=""/></text:p>
          </draw:text-box>
          <svg:title/>
          <svg:desc/>
        </draw:frame>
        <draw:frame draw:id="id388" presentation:style-name="a2460" draw:name="Content Placeholder 2" svg:x="1.04167in" svg:y="2.24272in" svg:width="11.25in" svg:height="4.25728in" presentation:class="outline" presentation:placeholder="false">
          <draw:text-box>
            <text:list text:style-name="a2444">
              <text:list-item>
                <text:p text:style-name="a2443" text:class-names="" text:cond-style-name=""><text:span text:style-name="a2441" text:class-names="">Layers</text:span><text:span text:style-name="a2442" text:class-names="">: Convolutional layers to extract features, pooling to reduce dimensionality.</text:span></text:p>
              </text:list-item>
            </text:list>
            <text:list text:style-name="a2448">
              <text:list-item>
                <text:p text:style-name="a2447" text:class-names="" text:cond-style-name=""><text:span text:style-name="a2445" text:class-names="">Model</text:span><text:span text:style-name="a2446" text:class-names="">: Simple CNN with two convolutional layers.</text:span></text:p>
              </text:list-item>
            </text:list>
            <text:list text:style-name="a2452">
              <text:list-item>
                <text:p text:style-name="a2451" text:class-names="" text:cond-style-name=""><text:span text:style-name="a2449" text:class-names="">Training</text:span><text:span text:style-name="a2450" text:class-names="">: Train with MNIST dataset.</text:span></text:p>
              </text:list-item>
            </text:list>
            <text:list text:style-name="a2456">
              <text:list-item>
                <text:p text:style-name="a2455" text:class-names="" text:cond-style-name=""><text:span text:style-name="a2453" text:class-names="">Visualization</text:span><text:span text:style-name="a2454" text:class-names="">: Diagram showing CNN layers.</text:span></text:p>
              </text:list-item>
            </text:list>
            <text:list text:style-name="a2459">
              <text:list-item>
                <text:p text:style-name="a2458" text:class-names="" text:cond-style-name=""><text:span text:style-name="a2457" text:class-names=""/></text:p>
              </text:list-item>
            </text:list>
          </draw:text-box>
          <svg:title/>
          <svg:desc/>
        </draw:frame>
      </draw:page>
      <draw:page draw:name="Slide10" draw:style-name="a2461" draw:master-page-name="Master1-Layout10-obj-Bullet-Slide---2-Line-Title" presentation:presentation-page-layout-name="Master1-PPL10" draw:id="Slide-265">
        <draw:frame draw:id="id389" presentation:style-name="a2465" draw:name="Title 1" svg:x="1.04167in" svg:y="0.42597in" svg:width="11.25in" svg:height="1.45655in" presentation:class="title" presentation:placeholder="false">
          <draw:text-box>
            <text:p text:style-name="a2464" text:class-names="" text:cond-style-name=""><text:span text:style-name="a2462" text:class-names="">CNN Code Overview</text:span><text:span text:style-name="a2463" text:class-names=""/></text:p>
          </draw:text-box>
          <svg:title/>
          <svg:desc/>
        </draw:frame>
        <draw:frame draw:id="id390" presentation:style-name="a2485" draw:name="Content Placeholder 2" svg:x="1.04167in" svg:y="2.24272in" svg:width="11.25in" svg:height="4.25728in" presentation:class="outline" presentation:placeholder="false">
          <draw:text-box>
            <text:list text:style-name="a2469">
              <text:list-item>
                <text:p text:style-name="a2468" text:class-names="" text:cond-style-name=""><text:span text:style-name="a2466" text:class-names="">Data</text:span><text:span text:style-name="a2467" text:class-names="">: Use MNIST dataset of handwritten digits.</text:span></text:p>
              </text:list-item>
            </text:list>
            <text:list text:style-name="a2473">
              <text:list-item>
                <text:p text:style-name="a2472" text:class-names="" text:cond-style-name=""><text:span text:style-name="a2470" text:class-names="">Model</text:span><text:span text:style-name="a2471" text:class-names="">: CNN with two convolutional layers, followed by fully connected layers.</text:span></text:p>
              </text:list-item>
            </text:list>
            <text:list text:style-name="a2477">
              <text:list-item>
                <text:p text:style-name="a2476" text:class-names="" text:cond-style-name=""><text:span text:style-name="a2474" text:class-names="">Training</text:span><text:span text:style-name="a2475" text:class-names="">: Train using cross-entropy loss and accuracy metrics.</text:span></text:p>
              </text:list-item>
            </text:list>
            <text:list text:style-name="a2481">
              <text:list-item>
                <text:p text:style-name="a2480" text:class-names="" text:cond-style-name=""><text:span text:style-name="a2478" text:class-names="">Visualization</text:span><text:span text:style-name="a2479" text:class-names="">: Accuracy vs. Epochs and sample predictions.</text:span></text:p>
              </text:list-item>
            </text:list>
            <text:list text:style-name="a2484">
              <text:list-item>
                <text:p text:style-name="a2483" text:class-names="" text:cond-style-name=""><text:span text:style-name="a2482" text:class-names=""/></text:p>
              </text:list-item>
            </text:list>
          </draw:text-box>
          <svg:title/>
          <svg:desc/>
        </draw:frame>
      </draw:page>
      <draw:page draw:name="Slide11" draw:style-name="a2486" draw:master-page-name="Master1-Layout10-obj-Bullet-Slide---2-Line-Title" presentation:presentation-page-layout-name="Master1-PPL10" draw:id="Slide-266">
        <draw:frame draw:id="id391" presentation:style-name="a2490" draw:name="Title 1" svg:x="1.04167in" svg:y="0.42597in" svg:width="11.25in" svg:height="1.45655in" presentation:class="title" presentation:placeholder="false">
          <draw:text-box>
            <text:p text:style-name="a2489" text:class-names="" text:cond-style-name=""><text:span text:style-name="a2487" text:class-names="">Adversarial Machine Learning (AML) Overview</text:span><text:span text:style-name="a2488" text:class-names=""/></text:p>
          </draw:text-box>
          <svg:title/>
          <svg:desc/>
        </draw:frame>
        <draw:frame draw:id="id392" presentation:style-name="a2506" draw:name="Content Placeholder 2" svg:x="1.04167in" svg:y="2.24272in" svg:width="11.25in" svg:height="4.25728in" presentation:class="outline" presentation:placeholder="false">
          <draw:text-box>
            <text:list text:style-name="a2494">
              <text:list-item>
                <text:p text:style-name="a2493" text:class-names="" text:cond-style-name=""><text:span text:style-name="a2491" text:class-names="">Concept</text:span><text:span text:style-name="a2492" text:class-names="">: Adversarial attacks introduce small perturbations to input data, misleading the model.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5" text:class-names="">Key Attack</text:span><text:span text:style-name="a2496" text:class-names="">: Fast Gradient Sign Method (FGSM).</text:span></text:p>
              </text:list-item>
            </text:list>
            <text:list text:style-name="a2502">
              <text:list-item>
                <text:p text:style-name="a2501" text:class-names="" text:cond-style-name=""><text:span text:style-name="a2499" text:class-names="">Use Case</text:span><text:span text:style-name="a2500" text:class-names="">: Demonstrates vulnerabilities in machine learning models.</text:span></text:p>
              </text:list-item>
            </text:list>
            <text:list text:style-name="a2505">
              <text:list-item>
                <text:p text:style-name="a2504" text:class-names="" text:cond-style-name=""><text:span text:style-name="a2503" text:class-names=""/></text:p>
              </text:list-item>
            </text:list>
          </draw:text-box>
          <svg:title/>
          <svg:desc/>
        </draw:frame>
      </draw:page>
      <draw:page draw:name="Slide12" draw:style-name="a2507" draw:master-page-name="Master1-Layout10-obj-Bullet-Slide---2-Line-Title" presentation:presentation-page-layout-name="Master1-PPL10" draw:id="Slide-267">
        <draw:frame draw:id="id393" presentation:style-name="a2511" draw:name="Title 1" svg:x="1.04167in" svg:y="0.42597in" svg:width="11.25in" svg:height="1.45655in" presentation:class="title" presentation:placeholder="false">
          <draw:text-box>
            <text:p text:style-name="a2510" text:class-names="" text:cond-style-name=""><text:span text:style-name="a2508" text:class-names="">Adversarial ML Code Overview</text:span><text:span text:style-name="a2509" text:class-names=""/></text:p>
          </draw:text-box>
          <svg:title/>
          <svg:desc/>
        </draw:frame>
        <draw:frame draw:id="id394" presentation:style-name="a2556" draw:name="Content Placeholder 2" svg:x="1.04167in" svg:y="2.24272in" svg:width="11.25in" svg:height="4.25728in" presentation:class="outline" presentation:placeholder="false">
          <draw:text-box>
            <text:list text:style-name="a2516">
              <text:list-item>
                <text:p text:style-name="a2515" text:class-names="" text:cond-style-name=""><text:span text:style-name="a2512" text:class-names="">Definition:</text:span><text:span text:style-name="a2513" text:class-names=""><text:s text:c="1"/>A Convolutional Neural Network (CNN) trained on the MNIST dataset, which contains images of handwritten digits.</text:span><text:span text:style-name="a2514" text:class-names=""/></text:p>
              </text:list-item>
            </text:list>
            <text:list text:style-name="a2521">
              <text:list-item>
                <text:p text:style-name="a2520" text:class-names="" text:cond-style-name=""><text:span text:style-name="a2517" text:class-names="">Objective:</text:span><text:span text:style-name="a2518" text:class-names=""><text:s text:c="1"/>To classify images of digits from 0-9 using CNN’s convolutional layers to extract features.</text:span><text:span text:style-name="a2519" text:class-names=""/></text:p>
              </text:list-item>
            </text:list>
            <text:list text:style-name="a2525">
              <text:list-item>
                <text:p text:style-name="a2524" text:class-names="" text:cond-style-name=""><text:span text:style-name="a2522" text:class-names="">Adversarial Attack: FGSM Perturbations Added to Input</text:span><text:span text:style-name="a2523" text:class-names=""/></text:p>
              </text:list-item>
            </text:list>
            <text:list text:style-name="a2530">
              <text:list-item>
                <text:list text:style-name="a2530">
                  <text:list-item>
                    <text:p text:style-name="a2529" text:class-names="" text:cond-style-name=""><text:span text:style-name="a2526" text:class-names="">Definition:</text:span><text:span text:style-name="a2527" text:class-names=""><text:s text:c="1"/>The Fast Gradient Sign Method (FGSM) is a simple and effective adversarial attack where small perturbations are added to the input image based on the gradient of the loss function with respect to the input.</text:span><text:span text:style-name="a2528" text:class-names=""/></text:p>
                  </text:list-item>
                </text:list>
              </text:list-item>
            </text:list>
            <text:list text:style-name="a2535">
              <text:list-item>
                <text:list text:style-name="a2535">
                  <text:list-item>
                    <text:p text:style-name="a2534" text:class-names="" text:cond-style-name=""><text:span text:style-name="a2531" text:class-names="">Purpose:</text:span><text:span text:style-name="a2532" text:class-names=""><text:s text:c="1"/>To intentionally mislead the model by creating adversarial examples that are visually similar to the original but classified incorrectly.</text:span><text:span text:style-name="a2533" text:class-names=""/></text:p>
                  </text:list-item>
                </text:list>
              </text:list-item>
            </text:list>
            <text:list text:style-name="a2539">
              <text:list-item>
                <text:p text:style-name="a2538" text:class-names="" text:cond-style-name=""><text:span text:style-name="a2536" text:class-names="">Testing: Evaluate Model's Accuracy on Perturbed Images</text:span><text:span text:style-name="a2537" text:class-names=""/></text:p>
              </text:list-item>
            </text:list>
            <text:list text:style-name="a2544">
              <text:list-item>
                <text:list text:style-name="a2544">
                  <text:list-item>
                    <text:p text:style-name="a2543" text:class-names="" text:cond-style-name=""><text:span text:style-name="a2540" text:class-names="">Goal:</text:span><text:span text:style-name="a2541" text:class-names=""><text:s text:c="1"/>Assess how well the CNN performs when presented with adversarial images, which are modified inputs designed to fool the model.</text:span><text:span text:style-name="a2542" text:class-names=""/></text:p>
                  </text:list-item>
                </text:list>
              </text:list-item>
            </text:list>
            <text:list text:style-name="a2547">
              <text:list-item>
                <text:p text:style-name="a2546" text:class-names="" text:cond-style-name=""><text:span text:style-name="a2545" text:class-names="">Visualization:</text:span></text:p>
              </text:list-item>
            </text:list>
            <text:list text:style-name="a2552">
              <text:list-item>
                <text:list text:style-name="a2552">
                  <text:list-item>
                    <text:p text:style-name="a2551" text:class-names="" text:cond-style-name=""><text:span text:style-name="a2548" text:class-names="">Comparison:</text:span><text:span text:style-name="a2549" text:class-names=""><text:s text:c="1"/>Display side-by-side images of the original MNIST digits and their adversarial counterparts, showing how the perturbations alter the image while still being visually recognizable.</text:span><text:span text:style-name="a2550" text:class-names=""/></text:p>
                  </text:list-item>
                </text:list>
              </text:list-item>
            </text:list>
            <text:list text:style-name="a2555">
              <text:list-item>
                <text:p text:style-name="a2554" text:class-names="" text:cond-style-name=""><text:span text:style-name="a2553" text:class-names=""/></text:p>
              </text:list-item>
            </text:list>
          </draw:text-box>
          <svg:title/>
          <svg:desc/>
        </draw:frame>
      </draw:page>
      <draw:page draw:name="Slide13" draw:style-name="a2557" draw:master-page-name="Master1-Layout10-obj-Bullet-Slide---2-Line-Title" presentation:presentation-page-layout-name="Master1-PPL10" draw:id="Slide-268">
        <draw:frame draw:id="id395" presentation:style-name="a2561" draw:name="Title 1" svg:x="1.04167in" svg:y="0.42597in" svg:width="11.25in" svg:height="1.45655in" presentation:class="title" presentation:placeholder="false">
          <draw:text-box>
            <text:p text:style-name="a2560" text:class-names="" text:cond-style-name=""><text:span text:style-name="a2558" text:class-names="">GANs Overview</text:span><text:span text:style-name="a2559" text:class-names=""/></text:p>
          </draw:text-box>
          <svg:title/>
          <svg:desc/>
        </draw:frame>
        <draw:frame draw:id="id396" presentation:style-name="a2581" draw:name="Content Placeholder 2" svg:x="1.04167in" svg:y="2.24272in" svg:width="11.25in" svg:height="4.25728in" presentation:class="outline" presentation:placeholder="false">
          <draw:text-box>
            <text:list text:style-name="a2565">
              <text:list-item>
                <text:p text:style-name="a2564" text:class-names="" text:cond-style-name=""><text:span text:style-name="a2562" text:class-names="">Definition</text:span><text:span text:style-name="a2563" text:class-names="">: A generative model that creates fake data.</text:span></text:p>
              </text:list-item>
            </text:list>
            <text:list text:style-name="a2569">
              <text:list-item>
                <text:p text:style-name="a2568" text:class-names="" text:cond-style-name=""><text:span text:style-name="a2566" text:class-names="">Components</text:span><text:span text:style-name="a2567" text:class-names="">: Generator and Discriminator.</text:span></text:p>
              </text:list-item>
            </text:list>
            <text:list text:style-name="a2573">
              <text:list-item>
                <text:p text:style-name="a2572" text:class-names="" text:cond-style-name=""><text:span text:style-name="a2570" text:class-names="">Min-Max Game</text:span><text:span text:style-name="a2571" text:class-names="">: Generator tries to fool the discriminator, discriminator tries to differentiate real from fake data.</text:span></text:p>
              </text:list-item>
            </text:list>
            <text:list text:style-name="a2577">
              <text:list-item>
                <text:p text:style-name="a2576" text:class-names="" text:cond-style-name=""><text:span text:style-name="a2574" text:class-names="">Use Case</text:span><text:span text:style-name="a2575" text:class-names="">: Generate new data that resembles the training data (e.g., synthetic images).</text:span></text:p>
              </text:list-item>
            </text:list>
            <text:list text:style-name="a2580">
              <text:list-item>
                <text:p text:style-name="a2579" text:class-names="" text:cond-style-name=""><text:span text:style-name="a2578" text:class-names=""/></text:p>
              </text:list-item>
            </text:list>
          </draw:text-box>
          <svg:title/>
          <svg:desc/>
        </draw:frame>
      </draw:page>
      <draw:page draw:name="Slide14" draw:style-name="a2582" draw:master-page-name="Master1-Layout10-obj-Bullet-Slide---2-Line-Title" presentation:presentation-page-layout-name="Master1-PPL10" draw:id="Slide-269">
        <draw:frame draw:id="id397" presentation:style-name="a2586" draw:name="Title 1" svg:x="1.04167in" svg:y="0.42597in" svg:width="11.25in" svg:height="1.45655in" presentation:class="title" presentation:placeholder="false">
          <draw:text-box>
            <text:p text:style-name="a2585" text:class-names="" text:cond-style-name=""><text:span text:style-name="a2583" text:class-names="">GANs Architecture</text:span><text:span text:style-name="a2584" text:class-names=""/></text:p>
          </draw:text-box>
          <svg:title/>
          <svg:desc/>
        </draw:frame>
        <draw:frame draw:id="id398" presentation:style-name="a2606" draw:name="Content Placeholder 2" svg:x="1.04167in" svg:y="2.24272in" svg:width="11.25in" svg:height="4.25728in" presentation:class="outline" presentation:placeholder="false">
          <draw:text-box>
            <text:list text:style-name="a2590">
              <text:list-item>
                <text:p text:style-name="a2589" text:class-names="" text:cond-style-name=""><text:span text:style-name="a2587" text:class-names="">Generator</text:span><text:span text:style-name="a2588" text:class-names="">: Creates fake data (e.g., images).</text:span></text:p>
              </text:list-item>
            </text:list>
            <text:list text:style-name="a2594">
              <text:list-item>
                <text:p text:style-name="a2593" text:class-names="" text:cond-style-name=""><text:span text:style-name="a2591" text:class-names="">Discriminator</text:span><text:span text:style-name="a2592" text:class-names="">: Distinguishes between real and fake data.</text:span></text:p>
              </text:list-item>
            </text:list>
            <text:list text:style-name="a2598">
              <text:list-item>
                <text:p text:style-name="a2597" text:class-names="" text:cond-style-name=""><text:span text:style-name="a2595" text:class-names="">Training</text:span><text:span text:style-name="a2596" text:class-names="">: Both networks are trained simultaneously.</text:span></text:p>
              </text:list-item>
            </text:list>
            <text:list text:style-name="a2602">
              <text:list-item>
                <text:p text:style-name="a2601" text:class-names="" text:cond-style-name=""><text:span text:style-name="a2599" text:class-names="">Visualization</text:span><text:span text:style-name="a2600" text:class-names="">: Diagram of GANs showing the generator and discriminator.</text:span></text:p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/></text:p>
              </text:list-item>
            </text:list>
          </draw:text-box>
          <svg:title/>
          <svg:desc/>
        </draw:frame>
      </draw:page>
      <draw:page draw:name="Slide15" draw:style-name="a2607" draw:master-page-name="Master1-Layout10-obj-Bullet-Slide---2-Line-Title" presentation:presentation-page-layout-name="Master1-PPL10" draw:id="Slide-270">
        <draw:frame draw:id="id399" presentation:style-name="a2611" draw:name="Title 1" svg:x="1.04167in" svg:y="0.42597in" svg:width="11.25in" svg:height="1.45655in" presentation:class="title" presentation:placeholder="false">
          <draw:text-box>
            <text:p text:style-name="a2610" text:class-names="" text:cond-style-name=""><text:span text:style-name="a2608" text:class-names="">Practical Applications</text:span><text:span text:style-name="a2609" text:class-names=""/></text:p>
          </draw:text-box>
          <svg:title/>
          <svg:desc/>
        </draw:frame>
        <draw:frame draw:id="id400" presentation:style-name="a2635" draw:name="Content Placeholder 2" svg:x="1.04167in" svg:y="2.24272in" svg:width="11.25in" svg:height="4.25728in" presentation:class="outline" presentation:placeholder="false">
          <draw:text-box>
            <text:list text:style-name="a2615">
              <text:list-item>
                <text:p text:style-name="a2614" text:class-names="" text:cond-style-name=""><text:span text:style-name="a2612" text:class-names="">Polynomial Interpolation</text:span><text:span text:style-name="a2613" text:class-names="">: Data smoothing, curve fitting.</text:span></text:p>
              </text:list-item>
            </text:list>
            <text:list text:style-name="a2619">
              <text:list-item>
                <text:p text:style-name="a2618" text:class-names="" text:cond-style-name=""><text:span text:style-name="a2616" text:class-names="">Neural Networks</text:span><text:span text:style-name="a2617" text:class-names="">: Function approximation, pattern recognition.</text:span></text:p>
              </text:list-item>
            </text:list>
            <text:list text:style-name="a2623">
              <text:list-item>
                <text:p text:style-name="a2622" text:class-names="" text:cond-style-name=""><text:span text:style-name="a2620" text:class-names="">CNNs</text:span><text:span text:style-name="a2621" text:class-names="">: Image classification, object detection.</text:span></text:p>
              </text:list-item>
            </text:list>
            <text:list text:style-name="a2627">
              <text:list-item>
                <text:p text:style-name="a2626" text:class-names="" text:cond-style-name=""><text:span text:style-name="a2624" text:class-names="">Adversarial ML</text:span><text:span text:style-name="a2625" text:class-names="">: Model robustness testing, security applications.</text:span></text:p>
              </text:list-item>
            </text:list>
            <text:list text:style-name="a2631">
              <text:list-item>
                <text:p text:style-name="a2630" text:class-names="" text:cond-style-name=""><text:span text:style-name="a2628" text:class-names="">GANs</text:span><text:span text:style-name="a2629" text:class-names="">: Data generation, content creation.</text:span></text:p>
              </text:list-item>
            </text:list>
            <text:list text:style-name="a2634">
              <text:list-item>
                <text:p text:style-name="a2633" text:class-names="" text:cond-style-name=""><text:span text:style-name="a2632" text:class-names=""/></text:p>
              </text:list-item>
            </text:list>
          </draw:text-box>
          <svg:title/>
          <svg:desc/>
        </draw:frame>
      </draw:page>
      <draw:page draw:name="Slide16" draw:style-name="a2636" draw:master-page-name="Master1-Layout10-obj-Bullet-Slide---2-Line-Title" presentation:presentation-page-layout-name="Master1-PPL10" draw:id="Slide-271">
        <draw:frame draw:id="id401" presentation:style-name="a2640" draw:name="Title 1" svg:x="1.04167in" svg:y="0.42597in" svg:width="11.25in" svg:height="1.45655in" presentation:class="title" presentation:placeholder="false">
          <draw:text-box>
            <text:p text:style-name="a2639" text:class-names="" text:cond-style-name=""><text:span text:style-name="a2637" text:class-names="">Challenges in Machine Learning</text:span><text:span text:style-name="a2638" text:class-names=""/></text:p>
          </draw:text-box>
          <svg:title/>
          <svg:desc/>
        </draw:frame>
        <draw:frame draw:id="id402" presentation:style-name="a2660" draw:name="Content Placeholder 2" svg:x="1.04167in" svg:y="2.24272in" svg:width="11.25in" svg:height="4.25728in" presentation:class="outline" presentation:placeholder="false">
          <draw:text-box>
            <text:list text:style-name="a2644">
              <text:list-item>
                <text:p text:style-name="a2643" text:class-names="" text:cond-style-name=""><text:span text:style-name="a2641" text:class-names="">Data Quality</text:span><text:span text:style-name="a2642" text:class-names="">: Noisy, incomplete data affects performance.</text:span></text:p>
              </text:list-item>
            </text:list>
            <text:list text:style-name="a2648">
              <text:list-item>
                <text:p text:style-name="a2647" text:class-names="" text:cond-style-name=""><text:span text:style-name="a2645" text:class-names="">Model Robustness</text:span><text:span text:style-name="a2646" text:class-names="">: Adversarial attacks and overfitting.</text:span></text:p>
              </text:list-item>
            </text:list>
            <text:list text:style-name="a2652">
              <text:list-item>
                <text:p text:style-name="a2651" text:class-names="" text:cond-style-name=""><text:span text:style-name="a2649" text:class-names="">Training Complexity</text:span><text:span text:style-name="a2650" text:class-names="">: Large datasets and long training times.</text:span></text:p>
              </text:list-item>
            </text:list>
            <text:list text:style-name="a2656">
              <text:list-item>
                <text:p text:style-name="a2655" text:class-names="" text:cond-style-name=""><text:span text:style-name="a2653" text:class-names="">Interpretability</text:span><text:span text:style-name="a2654" text:class-names="">: Understanding how complex models make decisions.</text:span></text:p>
              </text:list-item>
            </text:list>
            <text:list text:style-name="a2659">
              <text:list-item>
                <text:p text:style-name="a2658" text:class-names="" text:cond-style-name=""><text:span text:style-name="a2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 – Solid Black">
      <presentation:placeholder presentation:object="title" svg:x="1.06597in" svg:y="2.92829in" svg:width="11.32367in" svg:height="2.01579in"/>
      <presentation:placeholder presentation:object="subtitle" svg:x="1.06597in" svg:y="5.15051in" svg:width="11.32367in" svg:height="0.4456in"/>
      <presentation:placeholder presentation:object="outline" svg:x="1.06597in" svg:y="5.63079in" svg:width="11.32367in" svg:height="0.50646in"/>
      <presentation:placeholder presentation:object="footer" svg:x="1.04167in" svg:y="1.94031in" svg:width="11.34797in" svg:height="0.39931in"/>
    </style:presentation-page-layout>
    <style:presentation-page-layout style:name="Master1-PPL2" style:display-name="Title Slide – Solid Gold">
      <presentation:placeholder presentation:object="title" svg:x="1.06597in" svg:y="2.92829in" svg:width="10in" svg:height="2.01579in"/>
      <presentation:placeholder presentation:object="subtitle" svg:x="1.06597in" svg:y="5.15051in" svg:width="10in" svg:height="0.4456in"/>
      <presentation:placeholder presentation:object="outline" svg:x="1.06597in" svg:y="5.56337in" svg:width="10in" svg:height="0.50646in"/>
      <presentation:placeholder presentation:object="footer" svg:x="1.04167in" svg:y="1.94031in" svg:width="10.02431in" svg:height="0.39931in"/>
    </style:presentation-page-layout>
    <style:presentation-page-layout style:name="Master1-PPL3" style:display-name="Title Slide with Image– Solid Black">
      <presentation:placeholder presentation:object="title" svg:x="1.04997in" svg:y="2.38944in" svg:width="6.73198in" svg:height="2.65882in"/>
      <presentation:placeholder presentation:object="subtitle" svg:x="1.04998in" svg:y="5.11465in" svg:width="6.73198in" svg:height="0.54112in"/>
      <presentation:placeholder presentation:object="outline" svg:x="1.04997in" svg:y="5.62055in" svg:width="6.73198in" svg:height="0.54168in"/>
      <presentation:placeholder presentation:object="footer" svg:x="4.29746in" svg:y="0.16667in" svg:width="3.70254in" svg:height="1.00511in"/>
      <presentation:placeholder presentation:object="graphic" svg:x="8.33784in" svg:y="0in" svg:width="4.9955in" svg:height="7.5in"/>
    </style:presentation-page-layout>
    <style:presentation-page-layout style:name="Master1-PPL4" style:display-name="Title Slide with Image– Solid Gold">
      <presentation:placeholder presentation:object="title" svg:x="1.04997in" svg:y="2.38944in" svg:width="6.73198in" svg:height="2.80157in"/>
      <presentation:placeholder presentation:object="subtitle" svg:x="1.04998in" svg:y="5.11465in" svg:width="6.73198in" svg:height="0.54112in"/>
      <presentation:placeholder presentation:object="outline" svg:x="1.04997in" svg:y="5.62055in" svg:width="6.73198in" svg:height="0.54168in"/>
      <presentation:placeholder presentation:object="footer" svg:x="4.29746in" svg:y="0.16667in" svg:width="3.70254in" svg:height="1.00511in"/>
      <presentation:placeholder presentation:object="graphic" svg:x="8.33784in" svg:y="0in" svg:width="4.9955in" svg:height="7.5in"/>
    </style:presentation-page-layout>
    <style:presentation-page-layout style:name="Master1-PPL5" style:display-name="Section Slide – Solid Gold">
      <presentation:placeholder presentation:object="title" svg:x="1.04167in" svg:y="3.06783in" svg:width="11.25in" svg:height="0.83104in"/>
      <presentation:placeholder presentation:object="subtitle" svg:x="1.04167in" svg:y="4.14685in" svg:width="11.25in" svg:height="0.4456in"/>
    </style:presentation-page-layout>
    <style:presentation-page-layout style:name="Master1-PPL6" style:display-name="Section Slide – Solid Black">
      <presentation:placeholder presentation:object="title" svg:x="1.04167in" svg:y="3.06783in" svg:width="11.25in" svg:height="0.83104in"/>
      <presentation:placeholder presentation:object="subtitle" svg:x="1.04167in" svg:y="4.14685in" svg:width="11.25in" svg:height="0.4456in"/>
    </style:presentation-page-layout>
    <style:presentation-page-layout style:name="Master1-PPL7" style:display-name="Section Slide – Photo">
      <presentation:placeholder presentation:object="graphic" svg:x="0in" svg:y="0in" svg:width="13.33333in" svg:height="7.5in"/>
      <presentation:placeholder presentation:object="title" svg:x="1.12386in" svg:y="2.42254in" svg:width="4.77778in" svg:height="0.70684in"/>
    </style:presentation-page-layout>
    <style:presentation-page-layout style:name="Master1-PPL8" style:display-name="Title Only">
      <presentation:placeholder presentation:object="title" svg:x="1.04167in" svg:y="0.57609in" svg:width="11.25in" svg:height="0.95045in"/>
      <presentation:placeholder presentation:object="footer" svg:x="2.75574in" svg:y="7.04417in" svg:width="9.49713in" svg:height="0.39931in"/>
    </style:presentation-page-layout>
    <style:presentation-page-layout style:name="Master1-PPL9" style:display-name="Bullet Slide">
      <presentation:placeholder presentation:object="title" svg:x="1.04167in" svg:y="0.57609in" svg:width="11.25in" svg:height="0.95045in"/>
      <presentation:placeholder presentation:object="object" svg:x="1.04166in" svg:y="1.84466in" svg:width="11.21121in" svg:height="4.65534in"/>
      <presentation:placeholder presentation:object="footer" svg:x="2.75574in" svg:y="7.04417in" svg:width="9.49713in" svg:height="0.39931in"/>
    </style:presentation-page-layout>
    <style:presentation-page-layout style:name="Master1-PPL10" style:display-name="Bullet Slide - 2 Line Title">
      <presentation:placeholder presentation:object="title" svg:x="1.04167in" svg:y="0.42597in" svg:width="11.25in" svg:height="1.45655in"/>
      <presentation:placeholder presentation:object="object" svg:x="1.04167in" svg:y="2.24272in" svg:width="11.25in" svg:height="4.25728in"/>
      <presentation:placeholder presentation:object="footer" svg:x="2.75574in" svg:y="7.04417in" svg:width="9.49713in" svg:height="0.39931in"/>
    </style:presentation-page-layout>
    <style:presentation-page-layout style:name="Master1-PPL11" style:display-name="Two Column Text Layout">
      <presentation:placeholder presentation:object="title" svg:x="1.04167in" svg:y="0.57609in" svg:width="11.25in" svg:height="0.95045in"/>
      <presentation:placeholder presentation:object="object" svg:x="1.04167in" svg:y="1.84466in" svg:width="5.24959in" svg:height="0.82524in"/>
      <presentation:placeholder presentation:object="object" svg:x="1.04167in" svg:y="2.92476in" svg:width="5.24958in" svg:height="3.58624in"/>
      <presentation:placeholder presentation:object="object" svg:x="7.03601in" svg:y="1.83367in" svg:width="5.24959in" svg:height="0.82524in"/>
      <presentation:placeholder presentation:object="object" svg:x="7.03601in" svg:y="2.91376in" svg:width="5.24959in" svg:height="3.58624in"/>
      <presentation:placeholder presentation:object="footer" svg:x="2.75574in" svg:y="7.04417in" svg:width="9.49713in" svg:height="0.39931in"/>
    </style:presentation-page-layout>
    <style:presentation-page-layout style:name="Master1-PPL12" style:display-name="Three Column Text Layout">
      <presentation:placeholder presentation:object="title" svg:x="1.04167in" svg:y="0.57609in" svg:width="11.25in" svg:height="0.95045in"/>
      <presentation:placeholder presentation:object="object" svg:x="1.04167in" svg:y="1.84466in" svg:width="3.46319in" svg:height="0.82524in"/>
      <presentation:placeholder presentation:object="object" svg:x="1.04167in" svg:y="2.92476in" svg:width="3.46319in" svg:height="3.57524in"/>
      <presentation:placeholder presentation:object="object" svg:x="5.04854in" svg:y="1.84466in" svg:width="3.25172in" svg:height="0.82524in"/>
      <presentation:placeholder presentation:object="object" svg:x="5.04854in" svg:y="2.92476in" svg:width="3.25172in" svg:height="3.57524in"/>
      <presentation:placeholder presentation:object="object" svg:x="8.81837in" svg:y="1.84466in" svg:width="3.46319in" svg:height="0.82524in"/>
      <presentation:placeholder presentation:object="object" svg:x="8.81837in" svg:y="2.92476in" svg:width="3.46319in" svg:height="3.57524in"/>
      <presentation:placeholder presentation:object="footer" svg:x="2.75574in" svg:y="7.04417in" svg:width="9.49713in" svg:height="0.39931in"/>
    </style:presentation-page-layout>
    <style:presentation-page-layout style:name="Master1-PPL13" style:display-name="Four Column Text Layout">
      <presentation:placeholder presentation:object="title" svg:x="1.04167in" svg:y="0.57609in" svg:width="11.25in" svg:height="0.95045in"/>
      <presentation:placeholder presentation:object="object" svg:x="1.04167in" svg:y="1.84466in" svg:width="2.57969in" svg:height="0.82524in"/>
      <presentation:placeholder presentation:object="object" svg:x="1.04167in" svg:y="2.92476in" svg:width="2.57969in" svg:height="3.57524in"/>
      <presentation:placeholder presentation:object="object" svg:x="4.08698in" svg:y="1.84466in" svg:width="2.34991in" svg:height="0.82524in"/>
      <presentation:placeholder presentation:object="object" svg:x="4.08698in" svg:y="2.92476in" svg:width="2.34991in" svg:height="3.57524in"/>
      <presentation:placeholder presentation:object="object" svg:x="6.89644in" svg:y="1.84466in" svg:width="2.34991in" svg:height="0.82524in"/>
      <presentation:placeholder presentation:object="object" svg:x="6.89644in" svg:y="2.92476in" svg:width="2.34991in" svg:height="3.57524in"/>
      <presentation:placeholder presentation:object="object" svg:x="9.70591in" svg:y="1.83367in" svg:width="2.57969in" svg:height="0.82524in"/>
      <presentation:placeholder presentation:object="object" svg:x="9.70591in" svg:y="2.91376in" svg:width="2.57969in" svg:height="3.57524in"/>
      <presentation:placeholder presentation:object="footer" svg:x="2.75574in" svg:y="7.04417in" svg:width="9.49713in" svg:height="0.39931in"/>
    </style:presentation-page-layout>
    <style:presentation-page-layout style:name="Master1-PPL14" style:display-name="Five Column Text Layout">
      <presentation:placeholder presentation:object="title" svg:x="1.04167in" svg:y="0.57609in" svg:width="11.25in" svg:height="0.95045in"/>
      <presentation:placeholder presentation:object="object" svg:x="1.04167in" svg:y="1.84466in" svg:width="2.00688in" svg:height="0.82524in"/>
      <presentation:placeholder presentation:object="object" svg:x="1.04167in" svg:y="3.11733in" svg:width="2.00688in" svg:height="3.38267in"/>
      <presentation:placeholder presentation:object="object" svg:x="3.53128in" svg:y="1.84466in" svg:width="1.77636in" svg:height="0.82524in"/>
      <presentation:placeholder presentation:object="object" svg:x="3.53128in" svg:y="3.11733in" svg:width="1.76941in" svg:height="3.38267in"/>
      <presentation:placeholder presentation:object="object" svg:x="5.77562in" svg:y="1.84466in" svg:width="1.76941in" svg:height="0.82524in"/>
      <presentation:placeholder presentation:object="object" svg:x="5.77562in" svg:y="3.11733in" svg:width="1.76941in" svg:height="3.38267in"/>
      <presentation:placeholder presentation:object="object" svg:x="8.03701in" svg:y="1.84466in" svg:width="1.76941in" svg:height="0.82524in"/>
      <presentation:placeholder presentation:object="object" svg:x="8.03701in" svg:y="3.11733in" svg:width="1.76941in" svg:height="3.38267in"/>
      <presentation:placeholder presentation:object="object" svg:x="10.28135in" svg:y="1.84466in" svg:width="2.00688in" svg:height="0.82524in"/>
      <presentation:placeholder presentation:object="object" svg:x="10.28135in" svg:y="3.11733in" svg:width="2.01032in" svg:height="3.38267in"/>
      <presentation:placeholder presentation:object="footer" svg:x="2.75574in" svg:y="7.04417in" svg:width="9.49713in" svg:height="0.39931in"/>
    </style:presentation-page-layout>
    <style:presentation-page-layout style:name="Master1-PPL15" style:display-name="3x1 Grid Layout">
      <presentation:placeholder presentation:object="title" svg:x="1.04167in" svg:y="0.57609in" svg:width="11.25in" svg:height="0.95045in"/>
      <presentation:placeholder presentation:object="object" svg:x="1.04167in" svg:y="1.84466in" svg:width="11.25174in" svg:height="0.34951in"/>
      <presentation:placeholder presentation:object="object" svg:x="1.04167in" svg:y="2.31847in" svg:width="11.25173in" svg:height="0.82524in"/>
      <presentation:placeholder presentation:object="object" svg:x="1.04167in" svg:y="3.59991in" svg:width="11.25174in" svg:height="0.35872in"/>
      <presentation:placeholder presentation:object="object" svg:x="1.04167in" svg:y="4.07372in" svg:width="11.25173in" svg:height="0.7049in"/>
      <presentation:placeholder presentation:object="object" svg:x="1.04167in" svg:y="5.19903in" svg:width="11.25174in" svg:height="0.34951in"/>
      <presentation:placeholder presentation:object="object" svg:x="1.04167in" svg:y="5.67284in" svg:width="11.25173in" svg:height="0.82524in"/>
      <presentation:placeholder presentation:object="footer" svg:x="2.75574in" svg:y="7.04417in" svg:width="9.49713in" svg:height="0.39931in"/>
    </style:presentation-page-layout>
    <style:presentation-page-layout style:name="Master1-PPL16" style:display-name="3x2 Grid Layout">
      <presentation:placeholder presentation:object="title" svg:x="1.04167in" svg:y="0.57609in" svg:width="11.25in" svg:height="0.95045in"/>
      <presentation:placeholder presentation:object="object" svg:x="1.04167in" svg:y="1.84466in" svg:width="5.20105in" svg:height="0.34951in"/>
      <presentation:placeholder presentation:object="object" svg:x="1.04167in" svg:y="2.31847in" svg:width="5.20105in" svg:height="0.82524in"/>
      <presentation:placeholder presentation:object="object" svg:x="1.04167in" svg:y="3.59991in" svg:width="5.20105in" svg:height="0.35872in"/>
      <presentation:placeholder presentation:object="object" svg:x="1.04167in" svg:y="4.07372in" svg:width="5.20105in" svg:height="0.7049in"/>
      <presentation:placeholder presentation:object="object" svg:x="1.04167in" svg:y="5.19903in" svg:width="5.20105in" svg:height="0.34951in"/>
      <presentation:placeholder presentation:object="object" svg:x="1.04167in" svg:y="5.67284in" svg:width="5.20105in" svg:height="0.82524in"/>
      <presentation:placeholder presentation:object="object" svg:x="7.09066in" svg:y="1.84658in" svg:width="5.20105in" svg:height="0.34951in"/>
      <presentation:placeholder presentation:object="object" svg:x="7.09066in" svg:y="2.32039in" svg:width="5.20105in" svg:height="0.82524in"/>
      <presentation:placeholder presentation:object="object" svg:x="7.09066in" svg:y="3.60183in" svg:width="5.20105in" svg:height="0.35872in"/>
      <presentation:placeholder presentation:object="object" svg:x="7.09066in" svg:y="4.07564in" svg:width="5.20105in" svg:height="0.7049in"/>
      <presentation:placeholder presentation:object="object" svg:x="7.09066in" svg:y="5.20095in" svg:width="5.20105in" svg:height="0.34951in"/>
      <presentation:placeholder presentation:object="object" svg:x="7.09066in" svg:y="5.67476in" svg:width="5.20105in" svg:height="0.82524in"/>
      <presentation:placeholder presentation:object="footer" svg:x="2.75574in" svg:y="7.04417in" svg:width="9.49713in" svg:height="0.39931in"/>
    </style:presentation-page-layout>
    <style:presentation-page-layout style:name="Master1-PPL17" style:display-name="4x2 Grid Layout">
      <presentation:placeholder presentation:object="title" svg:x="1.04167in" svg:y="0.57609in" svg:width="11.25in" svg:height="0.95045in"/>
      <presentation:placeholder presentation:object="object" svg:x="1.04167in" svg:y="1.84466in" svg:width="5.21873in" svg:height="0.34951in"/>
      <presentation:placeholder presentation:object="object" svg:x="1.04167in" svg:y="2.31847in" svg:width="5.21873in" svg:height="0.45619in"/>
      <presentation:placeholder presentation:object="object" svg:x="1.04341in" svg:y="3.17594in" svg:width="5.21873in" svg:height="0.34951in"/>
      <presentation:placeholder presentation:object="object" svg:x="1.04341in" svg:y="3.64975in" svg:width="5.21873in" svg:height="0.33345in"/>
      <presentation:placeholder presentation:object="object" svg:x="1.04341in" svg:y="4.34232in" svg:width="5.21873in" svg:height="0.34951in"/>
      <presentation:placeholder presentation:object="object" svg:x="1.04342in" svg:y="4.81614in" svg:width="5.21873in" svg:height="0.34008in"/>
      <presentation:placeholder presentation:object="object" svg:x="1.04341in" svg:y="5.56543in" svg:width="5.21873in" svg:height="0.34951in"/>
      <presentation:placeholder presentation:object="object" svg:x="1.04341in" svg:y="6.03924in" svg:width="5.21873in" svg:height="0.45619in"/>
      <presentation:placeholder presentation:object="object" svg:x="7.07294in" svg:y="1.84627in" svg:width="5.21873in" svg:height="0.34951in"/>
      <presentation:placeholder presentation:object="object" svg:x="7.07294in" svg:y="2.32008in" svg:width="5.21873in" svg:height="0.45619in"/>
      <presentation:placeholder presentation:object="object" svg:x="7.07468in" svg:y="3.17755in" svg:width="5.21873in" svg:height="0.34951in"/>
      <presentation:placeholder presentation:object="object" svg:x="7.07468in" svg:y="3.65136in" svg:width="5.21873in" svg:height="0.33345in"/>
      <presentation:placeholder presentation:object="object" svg:x="7.07469in" svg:y="4.34394in" svg:width="5.21873in" svg:height="0.34951in"/>
      <presentation:placeholder presentation:object="object" svg:x="7.07469in" svg:y="4.81775in" svg:width="5.21873in" svg:height="0.34008in"/>
      <presentation:placeholder presentation:object="object" svg:x="7.07468in" svg:y="5.56704in" svg:width="5.21873in" svg:height="0.34951in"/>
      <presentation:placeholder presentation:object="object" svg:x="7.07469in" svg:y="6.04085in" svg:width="5.21873in" svg:height="0.45619in"/>
      <presentation:placeholder presentation:object="footer" svg:x="2.75574in" svg:y="7.04417in" svg:width="9.49713in" svg:height="0.39931in"/>
    </style:presentation-page-layout>
    <style:presentation-page-layout style:name="Master1-PPL18" style:display-name="2x2 Grid Layout">
      <presentation:placeholder presentation:object="title" svg:x="1.04167in" svg:y="0.57609in" svg:width="11.25in" svg:height="0.95045in"/>
      <presentation:placeholder presentation:object="object" svg:x="1.04167in" svg:y="1.84466in" svg:width="5.24959in" svg:height="0.40905in"/>
      <presentation:placeholder presentation:object="object" svg:x="1.04167in" svg:y="2.44803in" svg:width="5.24958in" svg:height="1.31296in"/>
      <presentation:placeholder presentation:object="object" svg:x="1.04774in" svg:y="4.60401in" svg:width="5.24959in" svg:height="0.40905in"/>
      <presentation:placeholder presentation:object="object" svg:x="1.04774in" svg:y="5.20738in" svg:width="5.24958in" svg:height="1.29262in"/>
      <presentation:placeholder presentation:object="object" svg:x="7.03601in" svg:y="1.83367in" svg:width="5.24959in" svg:height="0.40905in"/>
      <presentation:placeholder presentation:object="object" svg:x="7.03601in" svg:y="2.43704in" svg:width="5.24959in" svg:height="1.31296in"/>
      <presentation:placeholder presentation:object="object" svg:x="7.04208in" svg:y="4.59302in" svg:width="5.24959in" svg:height="0.40905in"/>
      <presentation:placeholder presentation:object="object" svg:x="7.04208in" svg:y="5.19639in" svg:width="5.24959in" svg:height="1.31296in"/>
      <presentation:placeholder presentation:object="footer" svg:x="2.75574in" svg:y="7.04417in" svg:width="9.49713in" svg:height="0.39931in"/>
    </style:presentation-page-layout>
    <style:presentation-page-layout style:name="Master1-PPL19" style:display-name="Three Column Stat Layout ">
      <presentation:placeholder presentation:object="title" svg:x="1.04167in" svg:y="0.57609in" svg:width="11.25in" svg:height="0.95045in"/>
      <presentation:placeholder presentation:object="object" svg:x="1.02699in" svg:y="2.84055in" svg:width="1.90534in" svg:height="0.861in"/>
      <presentation:placeholder presentation:object="graphic" svg:x="3.32149in" svg:y="2.45301in" svg:width="1.17218in" svg:height="1.19792in"/>
      <presentation:placeholder presentation:object="object" svg:x="1.02699in" svg:y="4.17725in" svg:width="3.46668in" svg:height="1.1612in"/>
      <presentation:placeholder presentation:object="object" svg:x="5.01145in" svg:y="2.84055in" svg:width="1.90534in" svg:height="0.861in"/>
      <presentation:placeholder presentation:object="graphic" svg:x="7.30595in" svg:y="2.45301in" svg:width="1.17218in" svg:height="1.19792in"/>
      <presentation:placeholder presentation:object="object" svg:x="5.01145in" svg:y="4.17725in" svg:width="3.46668in" svg:height="1.1612in"/>
      <presentation:placeholder presentation:object="object" svg:x="8.99591in" svg:y="2.84055in" svg:width="1.90534in" svg:height="0.861in"/>
      <presentation:placeholder presentation:object="graphic" svg:x="11.29042in" svg:y="2.45301in" svg:width="1.17218in" svg:height="1.19792in"/>
      <presentation:placeholder presentation:object="object" svg:x="8.99591in" svg:y="4.17725in" svg:width="3.46668in" svg:height="1.1612in"/>
      <presentation:placeholder presentation:object="footer" svg:x="2.75574in" svg:y="7.04417in" svg:width="9.49713in" svg:height="0.39931in"/>
    </style:presentation-page-layout>
    <style:presentation-page-layout style:name="Master1-PPL20" style:display-name="Three Column Icon Layout">
      <presentation:placeholder presentation:object="title" svg:x="1.04167in" svg:y="0.57609in" svg:width="11.25in" svg:height="0.95045in"/>
      <presentation:placeholder presentation:object="graphic" svg:x="2.13682in" svg:y="2.55629in" svg:width="1.2931in" svg:height="1.33708in"/>
      <presentation:placeholder presentation:object="object" svg:x="1.04167in" svg:y="4.46048in" svg:width="3.46319in" svg:height="0.82524in"/>
      <presentation:placeholder presentation:object="graphic" svg:x="6.01506in" svg:y="2.52684in" svg:width="1.2931in" svg:height="1.33708in"/>
      <presentation:placeholder presentation:object="object" svg:x="5.04854in" svg:y="4.46048in" svg:width="3.25172in" svg:height="0.82524in"/>
      <presentation:placeholder presentation:object="graphic" svg:x="9.8933in" svg:y="2.51436in" svg:width="1.2931in" svg:height="1.33708in"/>
      <presentation:placeholder presentation:object="object" svg:x="8.81837in" svg:y="4.46048in" svg:width="3.46319in" svg:height="0.82524in"/>
      <presentation:placeholder presentation:object="footer" svg:x="2.75574in" svg:y="7.04417in" svg:width="9.49713in" svg:height="0.39931in"/>
    </style:presentation-page-layout>
    <style:presentation-page-layout style:name="Master1-PPL21" style:display-name="Four Column Icon Layout">
      <presentation:placeholder presentation:object="title" svg:x="1.04167in" svg:y="0.57609in" svg:width="11.25in" svg:height="0.95045in"/>
      <presentation:placeholder presentation:object="graphic" svg:x="1.68496in" svg:y="2.52809in" svg:width="1.2931in" svg:height="1.33708in"/>
      <presentation:placeholder presentation:object="object" svg:x="1.04167in" svg:y="4.46048in" svg:width="2.57969in" svg:height="0.82524in"/>
      <presentation:placeholder presentation:object="graphic" svg:x="4.61701in" svg:y="2.49438in" svg:width="1.2931in" svg:height="1.33708in"/>
      <presentation:placeholder presentation:object="object" svg:x="3.9671in" svg:y="4.46048in" svg:width="2.57969in" svg:height="0.82524in"/>
      <presentation:placeholder presentation:object="graphic" svg:x="7.42984in" svg:y="2.52622in" svg:width="1.2931in" svg:height="1.33708in"/>
      <presentation:placeholder presentation:object="object" svg:x="6.78655in" svg:y="4.46048in" svg:width="2.57969in" svg:height="0.82524in"/>
      <presentation:placeholder presentation:object="graphic" svg:x="10.36046in" svg:y="2.52809in" svg:width="1.2931in" svg:height="1.33708in"/>
      <presentation:placeholder presentation:object="object" svg:x="9.71198in" svg:y="4.45435in" svg:width="2.57969in" svg:height="0.82524in"/>
      <presentation:placeholder presentation:object="footer" svg:x="2.75574in" svg:y="7.04417in" svg:width="9.49713in" svg:height="0.39931in"/>
    </style:presentation-page-layout>
    <style:presentation-page-layout style:name="Master1-PPL22" style:display-name="Five Column Icon Layout">
      <presentation:placeholder presentation:object="title" svg:x="1.04167in" svg:y="0.57609in" svg:width="11.25in" svg:height="0.95045in"/>
      <presentation:placeholder presentation:object="graphic" svg:x="1.58462in" svg:y="2.6285in" svg:width="1.12653in" svg:height="1.1882in"/>
      <presentation:placeholder presentation:object="object" svg:x="1.28547in" svg:y="4.46048in" svg:width="1.75143in" svg:height="0.82524in"/>
      <presentation:placeholder presentation:object="graphic" svg:x="3.83078in" svg:y="2.60726in" svg:width="1.12653in" svg:height="1.1882in"/>
      <presentation:placeholder presentation:object="object" svg:x="3.52799in" svg:y="4.46296in" svg:width="1.75143in" svg:height="0.82524in"/>
      <presentation:placeholder presentation:object="graphic" svg:x="6.11137in" svg:y="2.58905in" svg:width="1.12653in" svg:height="1.1882in"/>
      <presentation:placeholder presentation:object="object" svg:x="5.78042in" svg:y="4.47897in" svg:width="1.75143in" svg:height="0.82524in"/>
      <presentation:placeholder presentation:object="graphic" svg:x="8.29315in" svg:y="2.60506in" svg:width="1.22673in" svg:height="1.1882in"/>
      <presentation:placeholder presentation:object="object" svg:x="8.01138in" svg:y="4.48174in" svg:width="1.75143in" svg:height="0.82524in"/>
      <presentation:placeholder presentation:object="graphic" svg:x="10.58836in" svg:y="2.61311in" svg:width="1.20334in" svg:height="1.1882in"/>
      <presentation:placeholder presentation:object="object" svg:x="10.30083in" svg:y="4.49197in" svg:width="1.75143in" svg:height="0.82524in"/>
      <presentation:placeholder presentation:object="footer" svg:x="2.75574in" svg:y="7.04417in" svg:width="9.49713in" svg:height="0.39931in"/>
    </style:presentation-page-layout>
    <style:presentation-page-layout style:name="Master1-PPL23" style:display-name="Three Column Photo Layout">
      <presentation:placeholder presentation:object="title" svg:x="1.04167in" svg:y="0.57609in" svg:width="11.25in" svg:height="0.95045in"/>
      <presentation:placeholder presentation:object="graphic" svg:x="1.03819in" svg:y="1.84215in" svg:width="3.46701in" svg:height="1.77341in"/>
      <presentation:placeholder presentation:object="object" svg:x="1.04167in" svg:y="3.88114in" svg:width="3.46319in" svg:height="0.82524in"/>
      <presentation:placeholder presentation:object="object" svg:x="1.04167in" svg:y="4.79419in" svg:width="3.46319in" svg:height="1.54032in"/>
      <presentation:placeholder presentation:object="graphic" svg:x="5.0333in" svg:y="1.83466in" svg:width="3.26696in" svg:height="1.77341in"/>
      <presentation:placeholder presentation:object="object" svg:x="5.04854in" svg:y="3.86885in" svg:width="3.25172in" svg:height="0.82524in"/>
      <presentation:placeholder presentation:object="object" svg:x="5.04854in" svg:y="4.7819in" svg:width="3.25172in" svg:height="1.54032in"/>
      <presentation:placeholder presentation:object="graphic" svg:x="8.82835in" svg:y="1.84215in" svg:width="3.46332in" svg:height="1.77341in"/>
      <presentation:placeholder presentation:object="object" svg:x="8.81837in" svg:y="3.86885in" svg:width="3.46319in" svg:height="0.82524in"/>
      <presentation:placeholder presentation:object="object" svg:x="8.81837in" svg:y="4.7819in" svg:width="3.46319in" svg:height="1.54032in"/>
      <presentation:placeholder presentation:object="footer" svg:x="2.75574in" svg:y="7.04417in" svg:width="9.49713in" svg:height="0.39931in"/>
    </style:presentation-page-layout>
    <style:presentation-page-layout style:name="Master1-PPL24" style:display-name="Four Column Photo Layout">
      <presentation:placeholder presentation:object="title" svg:x="1.04167in" svg:y="0.57609in" svg:width="11.25in" svg:height="0.95045in"/>
      <presentation:placeholder presentation:object="graphic" svg:x="1.03819in" svg:y="1.84215in" svg:width="2.59617in" svg:height="1.77341in"/>
      <presentation:placeholder presentation:object="object" svg:x="1.04167in" svg:y="3.87692in" svg:width="2.57969in" svg:height="0.82524in"/>
      <presentation:placeholder presentation:object="object" svg:x="1.04167in" svg:y="4.7819in" svg:width="2.57969in" svg:height="1.54032in"/>
      <presentation:placeholder presentation:object="graphic" svg:x="3.92975in" svg:y="1.84215in" svg:width="2.59617in" svg:height="1.77341in"/>
      <presentation:placeholder presentation:object="object" svg:x="3.97024in" svg:y="3.87692in" svg:width="2.57969in" svg:height="0.82524in"/>
      <presentation:placeholder presentation:object="object" svg:x="3.97024in" svg:y="4.7819in" svg:width="2.57969in" svg:height="1.54032in"/>
      <presentation:placeholder presentation:object="graphic" svg:x="6.8213in" svg:y="1.84215in" svg:width="2.59617in" svg:height="1.77341in"/>
      <presentation:placeholder presentation:object="object" svg:x="6.82738in" svg:y="3.87692in" svg:width="2.57969in" svg:height="0.82524in"/>
      <presentation:placeholder presentation:object="object" svg:x="6.82738in" svg:y="4.7819in" svg:width="2.57969in" svg:height="1.54032in"/>
      <presentation:placeholder presentation:object="graphic" svg:x="9.71286in" svg:y="1.83803in" svg:width="2.5693in" svg:height="1.77341in"/>
      <presentation:placeholder presentation:object="object" svg:x="9.70591in" svg:y="3.88114in" svg:width="2.57969in" svg:height="0.82524in"/>
      <presentation:placeholder presentation:object="object" svg:x="9.70591in" svg:y="4.77091in" svg:width="2.57969in" svg:height="1.54032in"/>
      <presentation:placeholder presentation:object="footer" svg:x="2.75574in" svg:y="7.04417in" svg:width="9.49713in" svg:height="0.39931in"/>
    </style:presentation-page-layout>
    <style:presentation-page-layout style:name="Master1-PPL25" style:display-name="Five Column Photo Layout">
      <presentation:placeholder presentation:object="title" svg:x="1.04167in" svg:y="0.57609in" svg:width="11.25in" svg:height="0.95045in"/>
      <presentation:placeholder presentation:object="graphic" svg:x="1.04167in" svg:y="1.84215in" svg:width="2.00398in" svg:height="1.77341in"/>
      <presentation:placeholder presentation:object="object" svg:x="1.04167in" svg:y="3.87692in" svg:width="1.99763in" svg:height="0.73017in"/>
      <presentation:placeholder presentation:object="object" svg:x="1.04167in" svg:y="4.67584in" svg:width="1.99763in" svg:height="1.54032in"/>
      <presentation:placeholder presentation:object="graphic" svg:x="3.33928in" svg:y="1.84215in" svg:width="2.00398in" svg:height="1.77341in"/>
      <presentation:placeholder presentation:object="object" svg:x="3.33929in" svg:y="3.87692in" svg:width="1.99763in" svg:height="0.73017in"/>
      <presentation:placeholder presentation:object="object" svg:x="3.33929in" svg:y="4.67584in" svg:width="1.99763in" svg:height="1.54032in"/>
      <presentation:placeholder presentation:object="graphic" svg:x="5.67262in" svg:y="1.84215in" svg:width="2.00398in" svg:height="1.77341in"/>
      <presentation:placeholder presentation:object="object" svg:x="5.67262in" svg:y="3.87692in" svg:width="1.99763in" svg:height="0.73017in"/>
      <presentation:placeholder presentation:object="object" svg:x="5.67262in" svg:y="4.67584in" svg:width="1.99763in" svg:height="1.54032in"/>
      <presentation:placeholder presentation:object="graphic" svg:x="7.94643in" svg:y="1.84215in" svg:width="2.00398in" svg:height="1.77341in"/>
      <presentation:placeholder presentation:object="object" svg:x="7.94643in" svg:y="3.87692in" svg:width="1.99763in" svg:height="0.73017in"/>
      <presentation:placeholder presentation:object="object" svg:x="7.94643in" svg:y="4.67584in" svg:width="1.99763in" svg:height="1.54032in"/>
      <presentation:placeholder presentation:object="graphic" svg:x="10.29167in" svg:y="1.84215in" svg:width="2.00398in" svg:height="1.77341in"/>
      <presentation:placeholder presentation:object="object" svg:x="10.29167in" svg:y="3.87692in" svg:width="1.99763in" svg:height="0.73831in"/>
      <presentation:placeholder presentation:object="object" svg:x="10.29167in" svg:y="4.67584in" svg:width="1.99763in" svg:height="1.54032in"/>
      <presentation:placeholder presentation:object="footer" svg:x="2.75574in" svg:y="7.04417in" svg:width="9.49713in" svg:height="0.39931in"/>
    </style:presentation-page-layout>
    <style:presentation-page-layout style:name="Master1-PPL26" style:display-name="Bullet Slide - Photo">
      <presentation:placeholder presentation:object="title" svg:x="1.03819in" svg:y="0.54494in" svg:width="5.75347in" svg:height="0.98in"/>
      <presentation:placeholder presentation:object="object" svg:x="1.04167in" svg:y="1.84466in" svg:width="5.75in" svg:height="4.65534in"/>
      <presentation:placeholder presentation:object="graphic" svg:x="7.84288in" svg:y="0in" svg:width="5.5in" svg:height="6.98765in"/>
      <presentation:placeholder presentation:object="footer" svg:x="2.75574in" svg:y="7.04417in" svg:width="9.49713in" svg:height="0.39931in"/>
    </style:presentation-page-layout>
    <style:presentation-page-layout style:name="Master1-PPL27" style:display-name="Bullet Slide - Photo Collage">
      <presentation:placeholder presentation:object="title" svg:x="1.04167in" svg:y="0.39931in" svg:width="5.7464in" svg:height="1.45655in"/>
      <presentation:placeholder presentation:object="object" svg:x="1.04167in" svg:y="2.14609in" svg:width="5.75946in" svg:height="4.35391in"/>
      <presentation:placeholder presentation:object="graphic" svg:x="7.82973in" svg:y="0in" svg:width="2.71588in" svg:height="3.49018in"/>
      <presentation:placeholder presentation:object="graphic" svg:x="10.62295in" svg:y="0in" svg:width="2.71588in" svg:height="3.49018in"/>
      <presentation:placeholder presentation:object="graphic" svg:x="7.82973in" svg:y="3.56612in" svg:width="5.50361in" svg:height="3.42153in"/>
      <presentation:placeholder presentation:object="footer" svg:x="2.75574in" svg:y="7.04417in" svg:width="9.49713in" svg:height="0.39931in"/>
    </style:presentation-page-layout>
    <style:presentation-page-layout style:name="Master1-PPL28" style:display-name="Chart Slide">
      <presentation:placeholder presentation:object="title" svg:x="1.03819in" svg:y="0.54054in" svg:width="11.25347in" svg:height="0.95045in"/>
      <presentation:placeholder presentation:object="chart" svg:x="1.03819in" svg:y="1.71701in" svg:width="11.25347in" svg:height="4.5in"/>
      <presentation:placeholder presentation:object="footer" svg:x="2.75574in" svg:y="7.04417in" svg:width="9.49713in" svg:height="0.39931in"/>
    </style:presentation-page-layout>
    <style:presentation-page-layout style:name="Master1-PPL29" style:display-name="Closing Slide">
      <presentation:placeholder presentation:object="title" svg:x="1.08167in" svg:y="3.68239in" svg:width="7.8339in" svg:height="1.26899in"/>
      <presentation:placeholder presentation:object="outline" svg:x="9.43611in" svg:y="3.31279in" svg:width="2.93858in" svg:height="1.63859in"/>
      <presentation:placeholder presentation:object="outline" svg:x="1.38696in" svg:y="5.48894in" svg:width="2.44062in" svg:height="0.40391in"/>
      <presentation:placeholder presentation:object="footer" svg:x="1.0456in" svg:y="2.69441in" svg:width="7.827in" svg:height="0.39931in"/>
    </style:presentation-page-layout>
    <style:presentation-page-layout style:name="Master1-PPL30" style:display-name="Closing Slide-Solid Black">
      <presentation:placeholder presentation:object="title" svg:x="1.08167in" svg:y="3.68239in" svg:width="7.8339in" svg:height="1.26899in"/>
      <presentation:placeholder presentation:object="outline" svg:x="9.43243in" svg:y="3.31279in" svg:width="2.94595in" svg:height="1.63859in"/>
      <presentation:placeholder presentation:object="outline" svg:x="1.38696in" svg:y="5.48894in" svg:width="2.44062in" svg:height="0.40391in"/>
      <presentation:placeholder presentation:object="footer" svg:x="1.0456in" svg:y="2.69441in" svg:width="7.827in" svg:height="0.39931in"/>
    </style:presentation-page-layout>
    <style:presentation-page-layout style:name="Master1-PPL31" style:display-name="IOWA Logo with Text">
      <presentation:placeholder presentation:object="title" svg:x="0.91667in" svg:y="4.90578in" svg:width="11.5in" svg:height="0.98in"/>
    </style:presentation-page-layout>
    <style:presentation-page-layout style:name="Master1-PPL32" style:display-name="IOWA Logo only"/>
    <style:style style:family="table-cell" style:name="a2114">
      <style:table-cell-properties/>
    </style:style>
    <style:style style:family="table-cell" style:name="a2115">
      <style:table-cell-properties fo:background-color="#cfd5ea"/>
    </style:style>
    <style:style style:family="table-cell" style:name="a211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1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211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1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112">
      <style:table-cell-properties/>
    </style:style>
    <style:style style:family="table-cell" style:name="a211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113">
      <style:table-cell-properties fo:background-color="#cfd5ea"/>
    </style:style>
    <style:default-style style:family="graphic">
      <style:graphic-properties draw:fill="solid" draw:fill-color="#ffcd00" draw:opacity="100%" draw:stroke="solid" svg:stroke-width="0.01389in" svg:stroke-color="#6c5500" svg:stroke-opacity="100%" draw:stroke-linejoin="miter" svg:stroke-linecap="butt"/>
    </style:default-style>
    <table:table-template table:name="{5C22544A-7EE6-4342-B048-85BDC9FD1C3A}">
      <table:first-row table:style-name="a2116" table:paragraph-style-name=""/>
      <table:last-row table:style-name="a2117" table:paragraph-style-name=""/>
      <table:first-column table:style-name="a2118" table:paragraph-style-name=""/>
      <table:last-column table:style-name="a2119" table:paragraph-style-name=""/>
      <table:body table:style-name="a2111" table:paragraph-style-name=""/>
      <table:even-rows table:style-name="a2114" table:paragraph-style-name=""/>
      <table:odd-rows table:style-name="a2115" table:paragraph-style-name=""/>
      <table:even-columns table:style-name="a2112" table:paragraph-style-name=""/>
      <table:odd-columns table:style-name="a211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9" style:parent-style-name="Graphics">
      <style:graphic-properties draw:fill="none" draw:stroke="non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cd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 style:parent-style-name="Graphics">
      <style:graphic-properties draw:fill="none" fo:clip="rect(0in, 0in, 0in, 0in)" draw:stroke="non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6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 style:parent-style-name="Graphics">
      <style:graphic-properties draw:fill="none" draw:stroke="non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cd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8">
      <style:graphic-properties draw:fill="none" draw:stroke="solid" svg:stroke-width="0.06944in" svg:stroke-color="#ffcd00" svg:stroke-opacity="100%" draw:stroke-linejoin="miter" svg:stroke-linecap="butt"/>
    </style:style>
    <style:style style:family="graphic" style:name="a1199">
      <style:graphic-properties draw:fill="none" draw:stroke="solid" svg:stroke-width="0.08333in" svg:stroke-color="#000000" svg:stroke-opacity="100%" draw:stroke-linejoin="miter" svg:stroke-linecap="butt"/>
    </style:style>
    <style:style style:family="presentation" style:name="a19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9" style:parent-style-name="Graphics">
      <style:graphic-properties draw:fill="none" fo:clip="rect(0in, 0in, 0in, 0in)" draw:stroke="non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3">
      <style:graphic-properties draw:fill="none" draw:stroke="solid" svg:stroke-width="0.04167in" svg:stroke-color="#ffcd00" svg:stroke-opacity="100%" draw:stroke-linejoin="miter" svg:stroke-linecap="butt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d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5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0694in" svg:stroke-color="#bbbcbc" svg:stroke-opacity="100%" draw:stroke-linejoin="miter" svg:stroke-linecap="butt"/>
    </style:style>
    <style:style style:family="paragraph" style:name="a1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9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6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3" style:parent-style-name="Graphics">
      <style:graphic-properties draw:fill="none" draw:stroke="non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 Black" style:font-family-complex="Arial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3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no-wrap" fo:padding-top="0.05in" fo:padding-bottom="0.05in" fo:padding-left="0.1in" fo:padding-right="0.1in" draw:textarea-vertical-align="top" draw:textarea-horizontal-align="left" draw:fill="solid" draw:fill-color="#ffcd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1983" style:parent-style-name="Graphics">
      <style:graphic-properties draw:fill="none" draw:stroke="non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8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4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4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4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7" style:parent-style-name="Graphics">
      <style:graphic-properties draw:fill="none" draw:stroke="non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9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6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bbbcbc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none" draw:stroke="solid" svg:stroke-width="0.00694in" svg:stroke-color="#bbbcbc" svg:stroke-opacity="100%" draw:stroke-linejoin="miter" svg:stroke-linecap="butt"/>
    </style:style>
    <style:style style:family="graphic" style:name="a1719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0694in" svg:stroke-color="#bbbcbc" svg:stroke-opacity="100%" draw:stroke-linejoin="miter" svg:stroke-linecap="butt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7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bbbcbc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6" style:parent-style-name="Graphics">
      <style:graphic-properties draw:fill="none" fo:clip="rect(0in, 0in, 0in, 0in)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9">
      <style:drawing-page-properties draw:fill="solid" draw:fill-color="#ffcd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draw:fill="none" draw:stroke="solid" svg:stroke-width="0.06944in" svg:stroke-color="#ffcd00" svg:stroke-opacity="100%" draw:stroke-linejoin="miter" svg:stroke-linecap="butt"/>
    </style:style>
    <style:style style:family="paragraph" style:name="a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 Black" style:font-family-complex="Arial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draw:fill="none" draw:stroke="solid" svg:stroke-width="0.06944in" svg:stroke-color="#ffffff" svg:stroke-opacity="100%" draw:stroke-linejoin="miter" svg:stroke-linecap="butt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none" draw:stroke="solid" svg:stroke-width="0.06944in" svg:stroke-color="#ffcd00" svg:stroke-opacity="100%" draw:stroke-linejoin="miter" svg:stroke-linecap="butt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cd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bbbcbc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0" style:parent-style-name="Graphics">
      <style:graphic-properties draw:fill="none" draw:stroke="non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bbbcbc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bbbcbc" style:text-line-through-type="none" style:text-line-through-style="none" style:text-line-through-width="auto" style:text-line-through-color="font-color" style:text-position="0% 100%" fo:font-family="Arial" style:font-family-asian="Roboto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aragraph" style:name="a1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 style:parent-style-name="Graphics">
      <style:graphic-properties draw:fill="none" draw:stroke="non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 Black" style:font-family-complex="Arial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draw:fill="none" draw:stroke="solid" svg:stroke-width="0.06944in" svg:stroke-color="#ffcd00" svg:stroke-opacity="100%" draw:stroke-linejoin="miter" svg:stroke-linecap="butt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cd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draw:fill="none" draw:stroke="solid" svg:stroke-width="0.06944in" svg:stroke-color="#ffcd00" svg:stroke-opacity="100%" draw:stroke-linejoin="miter" svg:stroke-linecap="butt"/>
    </style:style>
    <style:style style:family="paragraph" style:name="a20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none" draw:stroke="solid" svg:stroke-width="0.08333in" svg:stroke-color="#000000" svg:stroke-opacity="100%" draw:stroke-linejoin="miter" svg:stroke-linecap="butt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 style:parent-style-name="Graphics">
      <style:graphic-properties draw:fill="none" draw:stroke="non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62" style:parent-style-name="Graphics">
      <style:graphic-properties draw:fill="none" draw:stroke="non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7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draw:fill="none" draw:stroke="solid" svg:stroke-width="0.06944in" svg:stroke-color="#ffcd00" svg:stroke-opacity="100%" draw:stroke-linejoin="miter" svg:stroke-linecap="butt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draw:fill="none" draw:stroke="solid" svg:stroke-width="0.00694in" svg:stroke-color="#bbbcbc" svg:stroke-opacity="100%" draw:stroke-linejoin="miter" svg:stroke-linecap="butt"/>
    </style:style>
    <style:style style:family="paragraph" style:name="a15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draw:fill="none" draw:stroke="solid" svg:stroke-width="0.00694in" svg:stroke-color="#bbbcbc" svg:stroke-opacity="100%" draw:stroke-linejoin="miter" svg:stroke-linecap="butt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8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8">
      <style:graphic-properties draw:fill="none" draw:stroke="solid" svg:stroke-width="0.00694in" svg:stroke-color="#bbbcbc" svg:stroke-opacity="100%" draw:stroke-linejoin="miter" svg:stroke-linecap="butt"/>
    </style:style>
    <style:style style:family="paragraph" style:name="a5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61" style:parent-style-name="Graphics">
      <style:graphic-properties draw:fill="none" draw:stroke="non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2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9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6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7">
      <style:graphic-properties draw:fill="none" draw:stroke="solid" svg:stroke-width="0.06944in" svg:stroke-color="#ffcd00" svg:stroke-opacity="100%" draw:stroke-linejoin="miter" svg:stroke-linecap="butt"/>
    </style:style>
    <style:style style:family="paragraph" style:name="a10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none" draw:stroke="solid" svg:stroke-width="0.00694in" svg:stroke-color="#bbbcbc" svg:stroke-opacity="100%" draw:stroke-linejoin="miter" svg:stroke-linecap="butt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2" style:parent-style-name="Graphics">
      <style:graphic-properties draw:fill="none" draw:stroke="none"/>
    </style:style>
    <style:style style:family="paragraph" style:name="a8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draw:stroke="non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8" style:parent-style-name="Graphics">
      <style:graphic-properties draw:fill="none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2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>
      <style:graphic-properties draw:fill="none" draw:stroke="solid" svg:stroke-width="0.00694in" svg:stroke-color="#bbbcbc" svg:stroke-opacity="100%" draw:stroke-linejoin="miter" svg:stroke-linecap="butt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bbbcbc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1in" fo:padding-bottom="0in" fo:padding-left="0.1in" fo:padding-right="0in" draw:textarea-vertical-align="middle" draw:textarea-horizontal-align="left" draw:fill="solid" draw:fill-color="#ffcd00" draw:opacity="100%" draw:stroke="none" draw:auto-grow-width="false" draw:auto-grow-heigh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6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11" style:parent-style-name="Graphics">
      <style:graphic-properties draw:fill="none" draw:stroke="non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draw:fill="none" draw:stroke="solid" svg:stroke-width="0.00694in" svg:stroke-color="#bbbcbc" svg:stroke-opacity="100%" draw:stroke-linejoin="miter" svg:stroke-linecap="butt"/>
    </style:style>
    <style:style style:family="presentation" style:name="a1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5">
      <style:drawing-page-properties draw:fill="solid" draw:fill-color="#ffcd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 Black" style:font-family-complex="Arial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9">
      <style:graphic-properties draw:fill="none" draw:stroke="solid" svg:stroke-width="0.06944in" svg:stroke-color="#000000" svg:stroke-opacity="100%" draw:stroke-linejoin="miter" svg:stroke-linecap="but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6944in" svg:stroke-color="#ffcd00" svg:stroke-opacity="100%" draw:stroke-linejoin="miter" svg:stroke-linecap="butt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3">
      <style:graphic-properties draw:fill="none" draw:stroke="solid" svg:stroke-width="0.06944in" svg:stroke-color="#ffcd00" svg:stroke-opacity="100%" draw:stroke-linejoin="miter" svg:stroke-linecap="butt"/>
    </style:style>
    <style:style style:family="graphic" style:name="a1354">
      <style:graphic-properties draw:fill="none" draw:stroke="solid" svg:stroke-width="0.08333in" svg:stroke-color="#000000" svg:stroke-opacity="100%" draw:stroke-linejoin="miter" svg:stroke-linecap="butt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ffcd00" draw:opacity="100%" draw:stroke="solid" svg:stroke-width="0.0833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3">
      <style:graphic-properties draw:fill="none" draw:stroke="solid" svg:stroke-width="0.00694in" svg:stroke-color="#bbbcbc" svg:stroke-opacity="100%" draw:stroke-linejoin="miter" svg:stroke-linecap="butt"/>
    </style:style>
    <style:style style:family="graphic" style:name="a614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2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2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cd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">
      <style:graphic-properties draw:fill="none" draw:stroke="solid" svg:stroke-width="0.06944in" svg:stroke-color="#ffffff" svg:stroke-opacity="100%" draw:stroke-linejoin="miter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2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8">
      <style:graphic-properties draw:fill="none" draw:stroke="solid" svg:stroke-width="0.06944in" svg:stroke-color="#ffcd00" svg:stroke-opacity="100%" draw:stroke-linejoin="miter" svg:stroke-linecap="but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" style:parent-style-name="Graphics">
      <style:graphic-properties draw:fill="none" fo:clip="rect(0in, 0in, 0in, 0in)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2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5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2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0694in" svg:stroke-color="#bbbcbc" svg:stroke-opacity="100%" draw:stroke-linejoin="miter" svg:stroke-linecap="butt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9">
      <style:graphic-properties draw:fill="none" draw:stroke="solid" svg:stroke-width="0.00694in" svg:stroke-color="#bbbcbc" svg:stroke-opacity="100%" draw:stroke-linejoin="miter" svg:stroke-linecap="but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5" style:parent-style-name="Graphics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Arial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1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‒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bullet text:level="1" text:bullet-char="–">
        <style:list-level-properties text:space-before="0in" text:min-label-width="0.25in"/>
        <style:text-properties fo:color="#62666a" fo:font-family="Roboto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pitch="variable" fo:font-size="100%"/>
      </text:list-level-style-bullet>
    </text:list-style>
    <text:list-style style:name="a1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‒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3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6">
      <text:list-level-style-bullet text:level="1" text:bullet-char="–">
        <style:list-level-properties text:space-before="0in" text:min-label-width="0.25in"/>
        <style:text-properties fo:color="#62666a" fo:font-family="Roboto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color="#62666a" fo:font-family="Roboto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62666a" fo:font-family="Roboto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62666a" fo:font-family="Roboto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62666a" fo:font-family="Roboto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62666a" fo:font-family="Roboto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62666a" fo:font-family="Roboto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62666a" fo:font-family="Roboto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62666a" fo:font-family="Roboto" style:font-pitch="variable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bullet text:level="1" text:bullet-char="‒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color="#62666a" fo:font-family="Roboto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Roboto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Roboto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Roboto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Roboto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Roboto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Roboto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Roboto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Roboto" style:font-pitch="variable" fo:font-size="100%"/>
      </text:list-level-style-bullet>
    </text:list-style>
    <text:list-style style:name="a1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bullet text:level="1" text:bullet-char="―">
        <style:list-level-properties text:space-before="0in" text:min-label-width="0.25in"/>
        <style:text-properties fo:color="#62666a" fo:font-family="Roboto" style:font-pitch="variable" fo:font-size="100%"/>
      </text:list-level-style-bullet>
      <text:list-level-style-bullet text:level="2" text:bullet-char="―">
        <style:list-level-properties text:space-before="0.5in" text:min-label-width="0.25in"/>
        <style:text-properties fo:color="#62666a" fo:font-family="Roboto" style:font-pitch="variable" fo:font-size="100%"/>
      </text:list-level-style-bullet>
      <text:list-level-style-bullet text:level="3" text:bullet-char="―">
        <style:list-level-properties text:space-before="1in" text:min-label-width="0.25in"/>
        <style:text-properties fo:color="#62666a" fo:font-family="Roboto" style:font-pitch="variable" fo:font-size="100%"/>
      </text:list-level-style-bullet>
      <text:list-level-style-bullet text:level="4" text:bullet-char="―">
        <style:list-level-properties text:space-before="1.5in" text:min-label-width="0.25in"/>
        <style:text-properties fo:color="#62666a" fo:font-family="Roboto" style:font-pitch="variable" fo:font-size="100%"/>
      </text:list-level-style-bullet>
      <text:list-level-style-bullet text:level="5" text:bullet-char="―">
        <style:list-level-properties text:space-before="2in" text:min-label-width="0.25in"/>
        <style:text-properties fo:color="#62666a" fo:font-family="Roboto" style:font-pitch="variable" fo:font-size="100%"/>
      </text:list-level-style-bullet>
      <text:list-level-style-bullet text:level="6" text:bullet-char="―">
        <style:list-level-properties text:space-before="2.5in" text:min-label-width="0.25in"/>
        <style:text-properties fo:color="#62666a" fo:font-family="Roboto" style:font-pitch="variable" fo:font-size="100%"/>
      </text:list-level-style-bullet>
      <text:list-level-style-bullet text:level="7" text:bullet-char="―">
        <style:list-level-properties text:space-before="3in" text:min-label-width="0.25in"/>
        <style:text-properties fo:color="#62666a" fo:font-family="Roboto" style:font-pitch="variable" fo:font-size="100%"/>
      </text:list-level-style-bullet>
      <text:list-level-style-bullet text:level="8" text:bullet-char="―">
        <style:list-level-properties text:space-before="3.5in" text:min-label-width="0.25in"/>
        <style:text-properties fo:color="#62666a" fo:font-family="Roboto" style:font-pitch="variable" fo:font-size="100%"/>
      </text:list-level-style-bullet>
      <text:list-level-style-bullet text:level="9" text:bullet-char="―">
        <style:list-level-properties text:space-before="4in" text:min-label-width="0.25in"/>
        <style:text-properties fo:color="#62666a" fo:font-family="Roboto" style:font-pitch="variable" fo:font-size="100%"/>
      </text:list-level-style-bullet>
    </text:list-style>
    <text:list-style style:name="a1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2">
      <text:list-level-style-bullet text:level="1" text:bullet-char="‒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color="#62666a" fo:font-family="Roboto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Roboto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Roboto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Roboto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Roboto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Roboto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Roboto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Roboto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Roboto" style:font-pitch="variable" fo:font-size="100%"/>
      </text:list-level-style-bullet>
    </text:list-style>
    <text:list-style style:name="a1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8">
      <text:list-level-style-bullet text:level="1" text:bullet-char="―">
        <style:list-level-properties text:space-before="0in" text:min-label-width="0.25in"/>
        <style:text-properties fo:color="#62666a" fo:font-family="Roboto" style:font-pitch="variable" fo:font-size="100%"/>
      </text:list-level-style-bullet>
      <text:list-level-style-bullet text:level="2" text:bullet-char="―">
        <style:list-level-properties text:space-before="0.5in" text:min-label-width="0.25in"/>
        <style:text-properties fo:color="#62666a" fo:font-family="Roboto" style:font-pitch="variable" fo:font-size="100%"/>
      </text:list-level-style-bullet>
      <text:list-level-style-bullet text:level="3" text:bullet-char="―">
        <style:list-level-properties text:space-before="1in" text:min-label-width="0.25in"/>
        <style:text-properties fo:color="#62666a" fo:font-family="Roboto" style:font-pitch="variable" fo:font-size="100%"/>
      </text:list-level-style-bullet>
      <text:list-level-style-bullet text:level="4" text:bullet-char="―">
        <style:list-level-properties text:space-before="1.5in" text:min-label-width="0.25in"/>
        <style:text-properties fo:color="#62666a" fo:font-family="Roboto" style:font-pitch="variable" fo:font-size="100%"/>
      </text:list-level-style-bullet>
      <text:list-level-style-bullet text:level="5" text:bullet-char="―">
        <style:list-level-properties text:space-before="2in" text:min-label-width="0.25in"/>
        <style:text-properties fo:color="#62666a" fo:font-family="Roboto" style:font-pitch="variable" fo:font-size="100%"/>
      </text:list-level-style-bullet>
      <text:list-level-style-bullet text:level="6" text:bullet-char="―">
        <style:list-level-properties text:space-before="2.5in" text:min-label-width="0.25in"/>
        <style:text-properties fo:color="#62666a" fo:font-family="Roboto" style:font-pitch="variable" fo:font-size="100%"/>
      </text:list-level-style-bullet>
      <text:list-level-style-bullet text:level="7" text:bullet-char="―">
        <style:list-level-properties text:space-before="3in" text:min-label-width="0.25in"/>
        <style:text-properties fo:color="#62666a" fo:font-family="Roboto" style:font-pitch="variable" fo:font-size="100%"/>
      </text:list-level-style-bullet>
      <text:list-level-style-bullet text:level="8" text:bullet-char="―">
        <style:list-level-properties text:space-before="3.5in" text:min-label-width="0.25in"/>
        <style:text-properties fo:color="#62666a" fo:font-family="Roboto" style:font-pitch="variable" fo:font-size="100%"/>
      </text:list-level-style-bullet>
      <text:list-level-style-bullet text:level="9" text:bullet-char="―">
        <style:list-level-properties text:space-before="4in" text:min-label-width="0.25in"/>
        <style:text-properties fo:color="#62666a" fo:font-family="Roboto" style:font-pitch="variable" fo:font-size="100%"/>
      </text:list-level-style-bullet>
    </text:list-style>
    <text:list-style style:name="a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2">
      <text:list-level-style-bullet text:level="1" text:bullet-char="‒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1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5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1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1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1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100%"/>
      </text:list-level-style-bullet>
    </text:list-style>
    <text:list-style style:name="a10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Roboto" style:font-pitch="variable" fo:font-size="100%"/>
      </text:list-level-style-bullet>
      <text:list-level-style-bullet text:level="2" text:bullet-char="–">
        <style:list-level-properties text:space-before="0.5in" text:min-label-width="0.25in"/>
        <style:text-properties fo:font-family="Roboto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Roboto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Roboto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Roboto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Roboto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Roboto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Roboto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Roboto" style:font-pitch="variable" fo:font-size="100%"/>
      </text:list-level-style-bullet>
    </text:list-style>
    <text:list-style style:name="a1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9">
      <text:list-level-style-bullet text:level="1" text:bullet-char="•">
        <style:list-level-properties text:space-before="0in" text:min-label-width="0.25in"/>
        <style:text-properties fo:color="#62666a" fo:font-family="Arial" style:font-family-generic="swiss" style:font-pitch="variable" fo:font-size="95%"/>
      </text:list-level-style-bullet>
      <text:list-level-style-bullet text:level="2" text:bullet-char="•">
        <style:list-level-properties text:space-before="0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25in"/>
        <style:text-properties fo:color="#62666a" fo:font-family="Arial" style:font-family-generic="swiss" style:font-pitch="variable" fo:font-size="95%"/>
      </text:list-level-style-bullet>
      <text:list-level-style-bullet text:level="4" text:bullet-char="•">
        <style:list-level-properties text:space-before="1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5" text:bullet-char="•">
        <style:list-level-properties text:space-before="2in" text:min-label-width="0.25in"/>
        <style:text-properties fo:color="#62666a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25in"/>
        <style:text-properties fo:color="#62666a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25in"/>
        <style:text-properties fo:color="#62666a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25in"/>
        <style:text-properties fo:color="#62666a" fo:font-family="Arial" style:font-family-generic="swiss" style:font-pitch="variable" fo:font-size="95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8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0.9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frame draw:id="id2" presentation:style-name="a22" draw:name="Header Placeholder 1" svg:x="0in" svg:y="0in" svg:width="3.25in" svg:height="0.50174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3" presentation:style-name="a27" draw:name="Date Placeholder 2" svg:x="4.24826in" svg:y="0in" svg:width="3.25in" svg:height="0.50174in" presentation:class="date-time" presentation:placeholder="false">
          <draw:text-box>
            <text:p text:style-name="a26" text:class-names="" text:cond-style-name=""><text:span text:style-name="a23" text:class-names=""><text:date text:fixed="false" style:data-style-name="a24">5/9/2023</text:date></text:span><text:span text:style-name="a2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8" draw:name="Slide Image Placeholder 3">
          <svg:title/>
          <svg:desc/>
        </draw:page-thumbnail>
        <draw:frame draw:id="id5" presentation:style-name="a43" draw:name="Notes Placeholder 4" svg:x="0.75in" svg:y="4.8125in" svg:width="6in" svg:height="3.9375in" presentation:class="notes" presentation:placeholder="false">
          <draw:text-box>
            <text:p text:style-name="a30" text:class-names="" text:cond-style-name=""><text:span text:style-name="a29" text:class-names="">Click to edit Master text styles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Second level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" draw:name="Footer Placeholder 5" svg:x="0in" svg:y="9.49826in" svg:width="3.25in" svg:height="0.50174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7" presentation:style-name="a50" draw:name="Slide Number Placeholder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  </draw:text-box>
          <svg:title/>
          <svg:desc/>
        </draw:frame>
      </presentation:notes>
    </style:master-page>
    <style:master-page style:name="Master1-Layout1-cust-Title-Slide-–-Solid-Black" style:page-layout-name="pageLayout1" draw:style-name="a52">
      <draw:frame draw:id="id8" presentation:style-name="a55" draw:name="Title 1" svg:x="1.06597in" svg:y="2.92829in" svg:width="11.32367in" svg:height="2.01579in" presentation:class="title" presentation:placeholder="false">
        <draw:text-box>
          <text:p text:style-name="a54" text:class-names="" text:cond-style-name=""><text:span text:style-name="a53" text:class-names="">Presentation Title Goes <text:line-break/>Right Here</text:span></text:p>
        </draw:text-box>
        <svg:title/>
        <svg:desc/>
      </draw:frame>
      <draw:connector draw:type="line" svg:x1="1.06532in" svg:y1="2.55869in" svg:x2="1.90579in" svg:y2="2.55869in" draw:id="id9" draw:style-name="a56" draw:name="Straight Connector 7">
        <svg:title/>
        <svg:desc/>
      </draw:connector>
      <draw:frame draw:id="id10" presentation:style-name="a59" draw:name="Subtitle 2" svg:x="1.06597in" svg:y="5.15051in" svg:width="11.32367in" svg:height="0.4456in" presentation:class="subtitle" presentation:placeholder="false">
        <draw:text-box>
          <text:p text:style-name="a58" text:class-names="" text:cond-style-name=""><text:span text:style-name="a57" text:class-names="">PRESENTATION SUBTITLE</text:span></text:p>
        </draw:text-box>
        <svg:title/>
        <svg:desc/>
      </draw:frame>
      <draw:frame draw:id="id11" presentation:style-name="a63" draw:name="Text Placeholder 15" svg:x="1.06597in" svg:y="5.63079in" svg:width="11.32367in" svg:height="0.50646in" presentation:class="outline" presentation:placeholder="false">
        <draw:text-box>
          <text:list text:style-name="a62">
            <text:list-item>
              <text:p text:style-name="a61" text:class-names="" text:cond-style-name=""><text:span text:style-name="a60" text:class-names="">Month XX, 2020</text:span></text:p>
            </text:list-item>
          </text:list>
        </draw:text-box>
        <svg:title/>
        <svg:desc/>
      </draw:frame>
      <draw:frame draw:id="id12" presentation:style-name="a66" draw:name="Footer Placeholder 4" svg:x="1.04167in" svg:y="1.94031in" svg:width="11.34797in" svg:height="0.39931in" presentation:class="footer" presentation:placeholder="false">
        <draw:text-box>
          <text:p text:style-name="a65" text:class-names="" text:cond-style-name=""><text:span text:style-name="a64" text:class-names="">Insert-&gt;Header and Footer-&gt;Type Customizable Name</text:span></text:p>
        </draw:text-box>
        <svg:title/>
        <svg:desc/>
      </draw:frame>
      <draw:frame draw:id="id13" draw:style-name="a67" draw:name="Picture 11" svg:x="9.43243in" svg:y="0in" svg:width="2.94595in" svg:height="1.39932in" style:rel-width="scale" style:rel-height="scale">
        <draw:image xlink:href="media/image1.png" xlink:type="simple" xlink:show="embed" xlink:actuate="onLoad"/>
        <svg:title/>
        <svg:desc>The University of Iowa</svg:desc>
      </draw:frame>
      <presentation:notes style:page-layout-name="pageLayout2" draw:style-name="a99">
        <draw:frame draw:id="id2" presentation:style-name="a70" draw:name="Header Placeholder 1" svg:x="0in" svg:y="0in" svg:width="3.25in" svg:height="0.501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3" presentation:style-name="a75" draw:name="Date Placeholder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1" text:class-names=""><text:date text:fixed="false" style:data-style-name="a72">5/9/2023</text:date></text:span><text:span text:style-name="a7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6" draw:name="Slide Image Placeholder 3">
          <svg:title/>
          <svg:desc/>
        </draw:page-thumbnail>
        <draw:frame draw:id="id5" presentation:style-name="a91" draw:name="Notes Placeholder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4" draw:name="Footer Placeholder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7" presentation:style-name="a98" draw:name="Slide Number Placeholder 6" svg:x="4.24826in" svg:y="9.49826in" svg:width="3.25in" svg:height="0.50174in" presentation:class="page-number" presentation:placeholder="false">
          <draw:text-box>
  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  </draw:text-box>
          <svg:title/>
          <svg:desc/>
        </draw:frame>
      </presentation:notes>
    </style:master-page>
    <style:master-page style:name="Master1-Layout2-cust-Title-Slide-–-Solid-Gold" style:page-layout-name="pageLayout1" draw:style-name="a100">
      <draw:frame draw:id="id14" presentation:style-name="a103" draw:name="Title 1" svg:x="1.06597in" svg:y="2.92829in" svg:width="10in" svg:height="2.01579in" presentation:class="title" presentation:placeholder="false">
        <draw:text-box>
          <text:p text:style-name="a102" text:class-names="" text:cond-style-name=""><text:span text:style-name="a101" text:class-names="">Presentation Title Goes Right Here</text:span></text:p>
        </draw:text-box>
        <svg:title/>
        <svg:desc/>
      </draw:frame>
      <draw:connector draw:type="line" svg:x1="1.06532in" svg:y1="2.55869in" svg:x2="1.90579in" svg:y2="2.55869in" draw:id="id15" draw:style-name="a104" draw:name="Straight Connector 7">
        <svg:title/>
        <svg:desc/>
      </draw:connector>
      <draw:frame draw:id="id16" presentation:style-name="a107" draw:name="Subtitle 2" svg:x="1.06597in" svg:y="5.15051in" svg:width="10in" svg:height="0.4456in" presentation:class="subtitle" presentation:placeholder="false">
        <draw:text-box>
          <text:p text:style-name="a106" text:class-names="" text:cond-style-name=""><text:span text:style-name="a105" text:class-names="">PRESENTATION SUBTITLE</text:span></text:p>
        </draw:text-box>
        <svg:title/>
        <svg:desc/>
      </draw:frame>
      <draw:frame draw:id="id17" presentation:style-name="a111" draw:name="Text Placeholder 15" svg:x="1.06597in" svg:y="5.56337in" svg:width="10in" svg:height="0.50646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Month XX, 2020</text:span></text:p>
            </text:list-item>
          </text:list>
        </draw:text-box>
        <svg:title/>
        <svg:desc/>
      </draw:frame>
      <draw:frame draw:id="id18" presentation:style-name="a114" draw:name="Footer Placeholder 4" svg:x="1.04167in" svg:y="1.94031in" svg:width="10.02431in" svg:height="0.39931in" presentation:class="footer" presentation:placeholder="false">
        <draw:text-box>
          <text:p text:style-name="a113" text:class-names="" text:cond-style-name=""><text:span text:style-name="a112" text:class-names="">Insert-&gt;Header and Footer-&gt;Type Customizable Name</text:span></text:p>
        </draw:text-box>
        <svg:title/>
        <svg:desc/>
      </draw:frame>
      <draw:frame draw:id="id19" draw:style-name="a115" draw:name="Picture 9" svg:x="9.43611in" svg:y="0in" svg:width="2.93858in" svg:height="1.39932in" style:rel-width="scale" style:rel-height="scale">
        <draw:image xlink:href="media/image2.emf" xlink:type="simple" xlink:show="embed" xlink:actuate="onLoad"/>
        <svg:title/>
        <svg:desc/>
      </draw:frame>
      <presentation:notes style:page-layout-name="pageLayout2" draw:style-name="a147">
        <draw:frame draw:id="id2" presentation:style-name="a118" draw:name="Header Placeholder 1" svg:x="0in" svg:y="0in" svg:width="3.25in" svg:height="0.50174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3" presentation:style-name="a123" draw:name="Date Placeholder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>5/9/2023</text:date></text:span><text:span text:style-name="a12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24" draw:name="Slide Image Placeholder 3">
          <svg:title/>
          <svg:desc/>
        </draw:page-thumbnail>
        <draw:frame draw:id="id5" presentation:style-name="a139" draw:name="Notes Placeholder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Click to edit Master text styles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Second level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list text:style-name="a138">
                              <text:list-item>
                                <text:p text:style-name="a137" text:class-names="" text:cond-style-name=""><text:span text:style-name="a1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2" draw:name="Footer Placeholder 5" svg:x="0in" svg:y="9.49826in" svg:width="3.25in" svg:height="0.50174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7" presentation:style-name="a146" draw:name="Slide Number Placeholder 6" svg:x="4.24826in" svg:y="9.49826in" svg:width="3.25in" svg:height="0.50174in" presentation:class="page-number" presentation:placeholder="false">
          <draw:text-box>
  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  </draw:text-box>
          <svg:title/>
          <svg:desc/>
        </draw:frame>
      </presentation:notes>
    </style:master-page>
    <style:master-page style:name="Master1-Layout3-cust-Title-Slide-with-Image–-Solid-Black" style:page-layout-name="pageLayout1" draw:style-name="a148">
      <draw:frame draw:id="id20" presentation:style-name="a151" draw:name="Title 1" svg:x="1.04997in" svg:y="2.38944in" svg:width="6.73198in" svg:height="2.65882in" presentation:class="title" presentation:placeholder="false">
        <draw:text-box>
          <text:p text:style-name="a150" text:class-names="" text:cond-style-name=""><text:span text:style-name="a149" text:class-names="">Example of the Presentation <text:line-break/>Title Slide</text:span></text:p>
        </draw:text-box>
        <svg:title/>
        <svg:desc/>
      </draw:frame>
      <draw:frame draw:id="id21" presentation:style-name="a154" draw:name="Subtitle 2" svg:x="1.04998in" svg:y="5.11465in" svg:width="6.73198in" svg:height="0.54112in" presentation:class="subtitle" presentation:placeholder="false">
        <draw:text-box>
          <text:p text:style-name="a153" text:class-names="" text:cond-style-name=""><text:span text:style-name="a152" text:class-names="">PRESENTATION SUBTITLE</text:span></text:p>
        </draw:text-box>
        <svg:title/>
        <svg:desc/>
      </draw:frame>
      <draw:frame draw:id="id22" presentation:style-name="a158" draw:name="Text Placeholder 15" svg:x="1.04997in" svg:y="5.62055in" svg:width="6.73198in" svg:height="0.54168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onth XX, 2020</text:span></text:p>
            </text:list-item>
          </text:list>
        </draw:text-box>
        <svg:title/>
        <svg:desc/>
      </draw:frame>
      <draw:frame draw:id="id23" presentation:style-name="a162" draw:name="Footer Placeholder 4" svg:x="4.29746in" svg:y="0.16667in" svg:width="3.70254in" svg:height="1.00511in" presentation:class="footer" presentation:placeholder="false">
        <draw:text-box>
          <text:p text:style-name="a161" text:class-names="" text:cond-style-name=""><text:span text:style-name="a159" text:class-names="">Insert-&gt;Header and Footer-&gt;Type Customizable Name</text:span><text:span text:style-name="a160" text:class-names=""/></text:p>
        </draw:text-box>
        <svg:title/>
        <svg:desc/>
      </draw:frame>
      <draw:frame draw:id="id24" draw:style-name="a163" draw:name="Picture 12" svg:x="1.03646in" svg:y="0.00175in" svg:width="2.93858in" svg:height="1.39583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66" draw:name="Picture Placeholder 4" svg:x="8.33784in" svg:y="0in" svg:width="4.9955in" svg:height="7.5in" presentation:class="graphic" presentation:placeholder="false">
        <draw:text-box>
          <text:p text:style-name="a165" text:class-names="" text:cond-style-name=""><text:span text:style-name="a164" text:class-names="">Click icon to add picture</text:span></text:p>
        </draw:text-box>
        <svg:title/>
        <svg:desc/>
      </draw:frame>
      <presentation:notes style:page-layout-name="pageLayout2" draw:style-name="a198">
        <draw:frame draw:id="id2" presentation:style-name="a169" draw:name="Header Placehold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3" presentation:style-name="a174" draw:name="Date Placeholder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>5/9/2023</text:date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75" draw:name="Slide Image Placeholder 3">
          <svg:title/>
          <svg:desc/>
        </draw:page-thumbnail>
        <draw:frame draw:id="id5" presentation:style-name="a190" draw:name="Notes Placeholder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Click to edit Master text styles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Second level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93" draw:name="Footer Placeholder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7" draw:name="Slide Number Placeholder 6" svg:x="4.24826in" svg:y="9.49826in" svg:width="3.25in" svg:height="0.50174in" presentation:class="page-number" presentation:placeholder="false">
          <draw:text-box>
  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  </draw:text-box>
          <svg:title/>
          <svg:desc/>
        </draw:frame>
      </presentation:notes>
    </style:master-page>
    <style:master-page style:name="Master1-Layout4-cust-Title-Slide-with-Image–-Solid-Gold" style:page-layout-name="pageLayout1" draw:style-name="a199">
      <draw:frame draw:id="id26" presentation:style-name="a202" draw:name="Title 1" svg:x="1.04997in" svg:y="2.38944in" svg:width="6.73198in" svg:height="2.80157in" presentation:class="title" presentation:placeholder="false">
        <draw:text-box>
          <text:p text:style-name="a201" text:class-names="" text:cond-style-name=""><text:span text:style-name="a200" text:class-names="">Example of the Presentation <text:line-break/>Title Slide</text:span></text:p>
        </draw:text-box>
        <svg:title/>
        <svg:desc/>
      </draw:frame>
      <draw:frame draw:id="id27" presentation:style-name="a205" draw:name="Subtitle 2" svg:x="1.04998in" svg:y="5.11465in" svg:width="6.73198in" svg:height="0.54112in" presentation:class="subtitle" presentation:placeholder="false">
        <draw:text-box>
          <text:p text:style-name="a204" text:class-names="" text:cond-style-name=""><text:span text:style-name="a203" text:class-names="">PRESENTATION SUBTITLE</text:span></text:p>
        </draw:text-box>
        <svg:title/>
        <svg:desc/>
      </draw:frame>
      <draw:frame draw:id="id28" presentation:style-name="a209" draw:name="Text Placeholder 15" svg:x="1.04997in" svg:y="5.62055in" svg:width="6.73198in" svg:height="0.5416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Month XX, 2020</text:span></text:p>
            </text:list-item>
          </text:list>
        </draw:text-box>
        <svg:title/>
        <svg:desc/>
      </draw:frame>
      <draw:frame draw:id="id29" presentation:style-name="a212" draw:name="Footer Placeholder 4" svg:x="4.29746in" svg:y="0.16667in" svg:width="3.70254in" svg:height="1.00511in" presentation:class="footer" presentation:placeholder="false">
        <draw:text-box>
          <text:p text:style-name="a211" text:class-names="" text:cond-style-name=""><text:span text:style-name="a210" text:class-names="">Insert-&gt;Header and Footer-&gt;Type Customizable Name</text:span></text:p>
        </draw:text-box>
        <svg:title/>
        <svg:desc/>
      </draw:frame>
      <draw:frame draw:id="id30" presentation:style-name="a215" draw:name="Picture Placeholder 4" svg:x="8.33784in" svg:y="0in" svg:width="4.9955in" svg:height="7.5in" presentation:class="graphic" presentation:placeholder="false">
        <draw:text-box>
          <text:p text:style-name="a214" text:class-names="" text:cond-style-name=""><text:span text:style-name="a213" text:class-names="">Click icon to add picture</text:span></text:p>
        </draw:text-box>
        <svg:title/>
        <svg:desc/>
      </draw:frame>
      <draw:frame draw:id="id31" draw:style-name="a216" draw:name="Picture 12" svg:x="1.03646in" svg:y="0in" svg:width="2.93858in" svg:height="1.39932in" style:rel-width="scale" style:rel-height="scale">
        <draw:image xlink:href="media/image2.emf" xlink:type="simple" xlink:show="embed" xlink:actuate="onLoad"/>
        <svg:title/>
        <svg:desc/>
      </draw:frame>
      <presentation:notes style:page-layout-name="pageLayout2" draw:style-name="a248">
        <draw:frame draw:id="id2" presentation:style-name="a219" draw:name="Header Placeholder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3" presentation:style-name="a224" draw:name="Date Placeholder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5/9/2023</text:date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25" draw:name="Slide Image Placeholder 3">
          <svg:title/>
          <svg:desc/>
        </draw:page-thumbnail>
        <draw:frame draw:id="id5" presentation:style-name="a240" draw:name="Notes Placeholder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Click to edit Master text styles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cond le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43" draw:name="Footer Placeholder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7" presentation:style-name="a247" draw:name="Slide Number Placeholder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5-cust-Section-Slide-–-Solid-Gold" style:page-layout-name="pageLayout1" draw:style-name="a249">
      <draw:frame draw:id="id32" presentation:style-name="a252" draw:name="Title 1" svg:x="1.04167in" svg:y="3.06783in" svg:width="11.25in" svg:height="0.83104in" presentation:class="title" presentation:placeholder="false">
        <draw:text-box>
          <text:p text:style-name="a251" text:class-names="" text:cond-style-name=""><text:span text:style-name="a250" text:class-names="">Section Header</text:span></text:p>
        </draw:text-box>
        <svg:title/>
        <svg:desc/>
      </draw:frame>
      <draw:connector draw:type="line" svg:x1="1.06532in" svg:y1="2.81985in" svg:x2="1.90579in" svg:y2="2.81985in" draw:id="id33" draw:style-name="a253" draw:name="Straight Connector 7">
        <svg:title/>
        <svg:desc/>
      </draw:connector>
      <draw:frame draw:id="id34" presentation:style-name="a256" draw:name="Subtitle 2" svg:x="1.04167in" svg:y="4.14685in" svg:width="11.25in" svg:height="0.4456in" presentation:class="subtitle" presentation:placeholder="false">
        <draw:text-box>
          <text:p text:style-name="a255" text:class-names="" text:cond-style-name=""><text:span text:style-name="a254" text:class-names="">Section Subtitle</text:span></text:p>
        </draw:text-box>
        <svg:title/>
        <svg:desc/>
      </draw:frame>
      <presentation:notes style:page-layout-name="pageLayout2" draw:style-name="a288">
        <draw:frame draw:id="id2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3" presentation:style-name="a264" draw:name="Date Placeholder 2" svg:x="4.24826in" svg:y="0in" svg:width="3.25in" svg:height="0.50174in" presentation:class="date-time" presentation:placeholder="false">
          <draw:text-box>
            <text:p text:style-name="a263" text:class-names="" text:cond-style-name=""><text:span text:style-name="a260" text:class-names=""><text:date text:fixed="false" style:data-style-name="a261">5/9/2023</text:date></text:span><text:span text:style-name="a26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65" draw:name="Slide Image Placeholder 3">
          <svg:title/>
          <svg:desc/>
        </draw:page-thumbnail>
        <draw:frame draw:id="id5" presentation:style-name="a280" draw:name="Notes Placeholder 4" svg:x="0.75in" svg:y="4.8125in" svg:width="6in" svg:height="3.9375in" presentation:class="notes" presentation:placeholder="false">
          <draw:text-box>
            <text:p text:style-name="a267" text:class-names="" text:cond-style-name=""><text:span text:style-name="a266" text:class-names="">Click to edit Master text styles</text:span></text:p>
            <text:list text:style-name="a270">
              <text:list-item>
                <text:list text:style-name="a270">
                  <text:list-item>
                    <text:p text:style-name="a269" text:class-names="" text:cond-style-name=""><text:span text:style-name="a268" text:class-names="">Second level</text:span></text:p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p text:style-name="a272" text:class-names="" text:cond-style-name=""><text:span text:style-name="a2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p text:style-name="a275" text:class-names="" text:cond-style-name=""><text:span text:style-name="a2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7" draw:name="Slide Number Placeholder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  </draw:text-box>
          <svg:title/>
          <svg:desc/>
        </draw:frame>
      </presentation:notes>
    </style:master-page>
    <style:master-page style:name="Master1-Layout6-cust-Section-Slide-–-Solid-Black" style:page-layout-name="pageLayout1" draw:style-name="a289">
      <draw:frame draw:id="id35" presentation:style-name="a292" draw:name="Title 1" svg:x="1.04167in" svg:y="3.06783in" svg:width="11.25in" svg:height="0.83104in" presentation:class="title" presentation:placeholder="false">
        <draw:text-box>
          <text:p text:style-name="a291" text:class-names="" text:cond-style-name=""><text:span text:style-name="a290" text:class-names="">Section Header</text:span></text:p>
        </draw:text-box>
        <svg:title/>
        <svg:desc/>
      </draw:frame>
      <draw:connector draw:type="line" svg:x1="1.06532in" svg:y1="2.81985in" svg:x2="1.90579in" svg:y2="2.81985in" draw:id="id36" draw:style-name="a293" draw:name="Straight Connector 7">
        <svg:title/>
        <svg:desc/>
      </draw:connector>
      <draw:frame draw:id="id37" presentation:style-name="a296" draw:name="Subtitle 2" svg:x="1.04167in" svg:y="4.14685in" svg:width="11.25in" svg:height="0.4456in" presentation:class="subtitle" presentation:placeholder="false">
        <draw:text-box>
          <text:p text:style-name="a295" text:class-names="" text:cond-style-name=""><text:span text:style-name="a294" text:class-names="">Section Subtitle</text:span></text:p>
        </draw:text-box>
        <svg:title/>
        <svg:desc/>
      </draw:frame>
      <presentation:notes style:page-layout-name="pageLayout2" draw:style-name="a328">
        <draw:frame draw:id="id2" presentation:style-name="a299" draw:name="Header Placeholder 1" svg:x="0in" svg:y="0in" svg:width="3.25in" svg:height="0.50174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3" presentation:style-name="a304" draw:name="Date Placeholder 2" svg:x="4.24826in" svg:y="0in" svg:width="3.25in" svg:height="0.50174in" presentation:class="date-time" presentation:placeholder="false">
          <draw:text-box>
            <text:p text:style-name="a303" text:class-names="" text:cond-style-name=""><text:span text:style-name="a300" text:class-names=""><text:date text:fixed="false" style:data-style-name="a301">5/9/2023</text:date></text:span><text:span text:style-name="a30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05" draw:name="Slide Image Placeholder 3">
          <svg:title/>
          <svg:desc/>
        </draw:page-thumbnail>
        <draw:frame draw:id="id5" presentation:style-name="a320" draw:name="Notes Placeholder 4" svg:x="0.75in" svg:y="4.8125in" svg:width="6in" svg:height="3.9375in" presentation:class="notes" presentation:placeholder="false">
          <draw:text-box>
            <text:p text:style-name="a307" text:class-names="" text:cond-style-name=""><text:span text:style-name="a306" text:class-names="">Click to edit Master text styles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Second level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list text:style-name="a319">
                              <text:list-item>
                                <text:p text:style-name="a318" text:class-names="" text:cond-style-name=""><text:span text:style-name="a3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3" draw:name="Footer Placeholder 5" svg:x="0in" svg:y="9.49826in" svg:width="3.25in" svg:height="0.50174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7" presentation:style-name="a327" draw:name="Slide Number Placeholder 6" svg:x="4.24826in" svg:y="9.49826in" svg:width="3.25in" svg:height="0.50174in" presentation:class="page-number" presentation:placeholder="false">
          <draw:text-box>
  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  </draw:text-box>
          <svg:title/>
          <svg:desc/>
        </draw:frame>
      </presentation:notes>
    </style:master-page>
    <style:master-page style:name="Master1-Layout7-cust-Section-Slide-–-Photo" style:page-layout-name="pageLayout1" draw:style-name="a329">
      <draw:frame draw:id="id38" presentation:style-name="a332" draw:name="Picture Placeholder 4" svg:x="0in" svg:y="0in" svg:width="13.33333in" svg:height="7.5in" presentation:class="graphic" presentation:placeholder="false">
        <draw:text-box>
          <text:p text:style-name="a331" text:class-names="" text:cond-style-name=""><text:span text:style-name="a330" text:class-names="">Click icon to add picture</text:span></text:p>
        </draw:text-box>
        <svg:title/>
        <svg:desc/>
      </draw:frame>
      <draw:frame draw:id="id39" presentation:style-name="a335" draw:name="Title 1" svg:x="1.12386in" svg:y="2.42254in" svg:width="4.77778in" svg:height="0.70684in" presentation:class="title" presentation:placeholder="false">
        <draw:text-box>
          <text:p text:style-name="a334" text:class-names="" text:cond-style-name=""><text:span text:style-name="a333" text:class-names="">SECTION HEADER</text:span></text:p>
        </draw:text-box>
        <svg:title/>
        <svg:desc/>
      </draw:frame>
      <presentation:notes style:page-layout-name="pageLayout2" draw:style-name="a367">
        <draw:frame draw:id="id2" presentation:style-name="a338" draw:name="Header Placeholder 1" svg:x="0in" svg:y="0in" svg:width="3.25in" svg:height="0.50174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3" presentation:style-name="a343" draw:name="Date Placeholder 2" svg:x="4.24826in" svg:y="0in" svg:width="3.25in" svg:height="0.50174in" presentation:class="date-time" presentation:placeholder="false">
          <draw:text-box>
            <text:p text:style-name="a342" text:class-names="" text:cond-style-name=""><text:span text:style-name="a339" text:class-names=""><text:date text:fixed="false" style:data-style-name="a340">5/9/2023</text:date></text:span><text:span text:style-name="a34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44" draw:name="Slide Image Placeholder 3">
          <svg:title/>
          <svg:desc/>
        </draw:page-thumbnail>
        <draw:frame draw:id="id5" presentation:style-name="a359" draw:name="Notes Placeholder 4" svg:x="0.75in" svg:y="4.8125in" svg:width="6in" svg:height="3.9375in" presentation:class="notes" presentation:placeholder="false">
          <draw:text-box>
            <text:p text:style-name="a346" text:class-names="" text:cond-style-name=""><text:span text:style-name="a345" text:class-names="">Click to 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2" draw:name="Footer Placeholder 5" svg:x="0in" svg:y="9.49826in" svg:width="3.25in" svg:height="0.50174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7" presentation:style-name="a366" draw:name="Slide Number Placeholder 6" svg:x="4.24826in" svg:y="9.49826in" svg:width="3.25in" svg:height="0.50174in" presentation:class="page-number" presentation:placeholder="false">
          <draw:text-box>
  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  </draw:text-box>
          <svg:title/>
          <svg:desc/>
        </draw:frame>
      </presentation:notes>
    </style:master-page>
    <style:master-page style:name="Master1-Layout8-cust-Title-Only" style:page-layout-name="pageLayout1" draw:style-name="a368">
      <draw:frame draw:id="id40" presentation:style-name="a371" draw:name="Title 1" svg:x="1.04167in" svg:y="0.57609in" svg:width="11.25in" svg:height="0.95045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41" draw:style-name="a372" draw:name="Straight Connector 23">
        <svg:title/>
        <svg:desc/>
      </draw:connector>
      <draw:custom-shape svg:x="0in" svg:y="6.98765in" svg:width="13.33333in" svg:height="0.51235in" draw:id="id42" draw:style-name="a375" draw:name="Rectangle 13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style-name="a376" draw:name="Picture 15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44" presentation:style-name="a379" draw:name="Footer Placeholder 4" svg:x="2.75574in" svg:y="7.04417in" svg:width="9.49713in" svg:height="0.39931in" presentation:class="footer" presentation:placeholder="false">
        <draw:text-box>
          <text:p text:style-name="a378" text:class-names="" text:cond-style-name=""><text:span text:style-name="a377" text:class-names="">View &gt;&gt; Header and Footer &gt;&gt; Add Unit Name</text:span></text:p>
        </draw:text-box>
        <svg:title/>
        <svg:desc/>
      </draw:frame>
      <presentation:notes style:page-layout-name="pageLayout2" draw:style-name="a411">
        <draw:frame draw:id="id2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3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5/9/2023</text:date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88" draw:name="Slide Image Placeholder 3">
          <svg:title/>
          <svg:desc/>
        </draw:page-thumbnail>
        <draw:frame draw:id="id5" presentation:style-name="a403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6" draw:name="Footer Placeholder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7" presentation:style-name="a410" draw:name="Slide Number Placehold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9-cust-Bullet-Slide" style:page-layout-name="pageLayout1" draw:style-name="a412">
      <draw:frame draw:id="id45" presentation:style-name="a415" draw:name="Title 1" svg:x="1.04167in" svg:y="0.57609in" svg:width="11.25in" svg:height="0.95045in" presentation:class="title" presentation:placeholder="false">
        <draw:text-box>
          <text:p text:style-name="a414" text:class-names="" text:cond-style-name=""><text:span text:style-name="a413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46" draw:style-name="a416" draw:name="Straight Connector 19">
        <svg:title/>
        <svg:desc/>
      </draw:connector>
      <draw:frame draw:id="id47" presentation:style-name="a432" draw:name="Content Placeholder 2" svg:x="1.04166in" svg:y="1.84466in" svg:width="11.21121in" svg:height="4.65534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6.98765in" svg:width="13.33333in" svg:height="0.51235in" draw:id="id48" draw:style-name="a435" draw:name="Rectangle 10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style-name="a436" draw:name="Picture 13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50" presentation:style-name="a439" draw:name="Footer Placeholder 4" svg:x="2.75574in" svg:y="7.04417in" svg:width="9.49713in" svg:height="0.39931in" presentation:class="footer" presentation:placeholder="false">
        <draw:text-box>
          <text:p text:style-name="a438" text:class-names="" text:cond-style-name=""><text:span text:style-name="a437" text:class-names="">View &gt;&gt; Header and Footer &gt;&gt; Add Unit Name</text:span></text:p>
        </draw:text-box>
        <svg:title/>
        <svg:desc/>
      </draw:frame>
      <presentation:notes style:page-layout-name="pageLayout2" draw:style-name="a471">
        <draw:frame draw:id="id2" presentation:style-name="a442" draw:name="Header Placeholder 1" svg:x="0in" svg:y="0in" svg:width="3.25in" svg:height="0.50174in" presentation:class="head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3" presentation:style-name="a447" draw:name="Date Placeholder 2" svg:x="4.24826in" svg:y="0in" svg:width="3.25in" svg:height="0.50174in" presentation:class="date-time" presentation:placeholder="false">
          <draw:text-box>
            <text:p text:style-name="a446" text:class-names="" text:cond-style-name=""><text:span text:style-name="a443" text:class-names=""><text:date text:fixed="false" style:data-style-name="a444">5/9/2023</text:date></text:span><text:span text:style-name="a44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448" draw:name="Slide Image Placeholder 3">
          <svg:title/>
          <svg:desc/>
        </draw:page-thumbnail>
        <draw:frame draw:id="id5" presentation:style-name="a463" draw:name="Notes Placeholder 4" svg:x="0.75in" svg:y="4.8125in" svg:width="6in" svg:height="3.9375in" presentation:class="notes" presentation:placeholder="false">
          <draw:text-box>
            <text:p text:style-name="a450" text:class-names="" text:cond-style-name=""><text:span text:style-name="a449" text:class-names="">Click to edit Master text styles</text:span></text:p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Second level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p text:style-name="a458" text:class-names="" text:cond-style-name=""><text:span text:style-name="a4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6" draw:name="Footer Placeholder 5" svg:x="0in" svg:y="9.49826in" svg:width="3.25in" svg:height="0.50174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7" presentation:style-name="a470" draw:name="Slide Number Placeholder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>‹#›</text:page-number></text:span><text:span text:style-name="a468" text:class-names=""/></text:p>
          </draw:text-box>
          <svg:title/>
          <svg:desc/>
        </draw:frame>
      </presentation:notes>
    </style:master-page>
    <style:master-page style:name="Master1-Layout10-obj-Bullet-Slide---2-Line-Title" style:page-layout-name="pageLayout1" draw:style-name="a472">
      <draw:frame draw:id="id51" presentation:style-name="a475" draw:name="Title 1" svg:x="1.04167in" svg:y="0.42597in" svg:width="11.25in" svg:height="1.45655in" presentation:class="title" presentation:placeholder="false">
        <draw:text-box>
          <text:p text:style-name="a474" text:class-names="" text:cond-style-name=""><text:span text:style-name="a473" text:class-names="">Click to edit Master title style <text:line-break/>that runs to two lines</text:span></text:p>
        </draw:text-box>
        <svg:title/>
        <svg:desc/>
      </draw:frame>
      <draw:connector draw:type="line" svg:x1="1.04167in" svg:y1="1.89639in" svg:x2="1.88214in" svg:y2="1.89639in" draw:id="id52" draw:style-name="a476" draw:name="Straight Connector 7">
        <svg:title/>
        <svg:desc/>
      </draw:connector>
      <draw:frame draw:id="id53" presentation:style-name="a492" draw:name="Content Placeholder 2" svg:x="1.04167in" svg:y="2.24272in" svg:width="11.25in" svg:height="4.25728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6.98765in" svg:width="13.33333in" svg:height="0.51235in" draw:id="id54" draw:style-name="a495" draw:name="Rectangle 10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style-name="a496" draw:name="Picture 13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56" presentation:style-name="a500" draw:name="Footer Placeholder 4" svg:x="2.75574in" svg:y="7.04417in" svg:width="9.49713in" svg:height="0.39931in" presentation:class="footer" presentation:placeholder="false">
        <draw:text-box>
          <text:p text:style-name="a499" text:class-names="" text:cond-style-name=""><text:span text:style-name="a497" text:class-names="">View &gt;&gt; Header and Footer &gt;&gt; Add Unit Name</text:span><text:span text:style-name="a498" text:class-names=""/></text:p>
        </draw:text-box>
        <svg:title/>
        <svg:desc/>
      </draw:frame>
      <presentation:notes style:page-layout-name="pageLayout2" draw:style-name="a532">
        <draw:frame draw:id="id2" presentation:style-name="a503" draw:name="Header Placehold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3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5/9/2023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509" draw:name="Slide Image Placeholder 3">
          <svg:title/>
          <svg:desc/>
        </draw:page-thumbnail>
        <draw:frame draw:id="id5" presentation:style-name="a524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27" draw:name="Footer Placeholder 5" svg:x="0in" svg:y="9.49826in" svg:width="3.25in" svg:height="0.50174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8" text:class-names=""><text:page-number style:num-format="1" text:fixed="false">‹#›</text:page-number></text:span><text:span text:style-name="a529" text:class-names=""/></text:p>
          </draw:text-box>
          <svg:title/>
          <svg:desc/>
        </draw:frame>
      </presentation:notes>
    </style:master-page>
    <style:master-page style:name="Master1-Layout11-cust-Two-Column-Text-Layout" style:page-layout-name="pageLayout1" draw:style-name="a533">
      <draw:frame draw:id="id57" presentation:style-name="a536" draw:name="Title 1" svg:x="1.04167in" svg:y="0.57609in" svg:width="11.25in" svg:height="0.9504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58" draw:style-name="a537" draw:name="Straight Connector 6">
        <svg:title/>
        <svg:desc/>
      </draw:connector>
      <draw:frame draw:id="id59" presentation:style-name="a540" draw:name="Content Placeholder 2" svg:x="1.04167in" svg:y="1.84466in" svg:width="5.24959in" svg:height="0.82524in" presentation:class="object" presentation:placeholder="false">
        <draw:text-box>
          <text:p text:style-name="a539" text:class-names="" text:cond-style-name=""><text:span text:style-name="a538" text:class-names="">Click to edit column header</text:span></text:p>
        </draw:text-box>
        <svg:title/>
        <svg:desc/>
      </draw:frame>
      <draw:frame draw:id="id60" presentation:style-name="a543" draw:name="Content Placeholder 2" svg:x="1.04167in" svg:y="2.92476in" svg:width="5.24958in" svg:height="3.58624in" presentation:class="object" presentation:placeholder="false">
        <draw:text-box>
          <text:p text:style-name="a542" text:class-names="" text:cond-style-name=""><text:span text:style-name="a541" text:class-names="">Click to edit column text</text:span></text:p>
        </draw:text-box>
        <svg:title/>
        <svg:desc/>
      </draw:frame>
      <draw:frame draw:id="id61" presentation:style-name="a546" draw:name="Content Placeholder 2" svg:x="7.03601in" svg:y="1.83367in" svg:width="5.24959in" svg:height="0.82524in" presentation:class="object" presentation:placeholder="false">
        <draw:text-box>
          <text:p text:style-name="a545" text:class-names="" text:cond-style-name=""><text:span text:style-name="a544" text:class-names="">Click to edit column header</text:span></text:p>
        </draw:text-box>
        <svg:title/>
        <svg:desc/>
      </draw:frame>
      <draw:frame draw:id="id62" presentation:style-name="a549" draw:name="Content Placeholder 2" svg:x="7.03601in" svg:y="2.91376in" svg:width="5.24959in" svg:height="3.58624in" presentation:class="object" presentation:placeholder="false">
        <draw:text-box>
          <text:p text:style-name="a548" text:class-names="" text:cond-style-name=""><text:span text:style-name="a547" text:class-names="">Click to edit column text</text:span></text:p>
        </draw:text-box>
        <svg:title/>
        <svg:desc/>
      </draw:frame>
      <draw:connector draw:type="line" svg:x1="6.66667in" svg:y1="1.84466in" svg:x2="6.66667in" svg:y2="6.5in" draw:id="id63" draw:style-name="a550" draw:name="Straight Connector 21">
        <svg:title/>
        <svg:desc/>
      </draw:connector>
      <draw:custom-shape svg:x="0in" svg:y="6.98765in" svg:width="13.33333in" svg:height="0.51235in" draw:id="id64" draw:style-name="a553" draw:name="Rectangle 14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draw:style-name="a554" draw:name="Picture 17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66" presentation:style-name="a557" draw:name="Footer Placeholder 4" svg:x="2.75574in" svg:y="7.04417in" svg:width="9.49713in" svg:height="0.39931in" presentation:class="footer" presentation:placeholder="false">
        <draw:text-box>
          <text:p text:style-name="a556" text:class-names="" text:cond-style-name=""><text:span text:style-name="a555" text:class-names="">View &gt;&gt; Header and Footer &gt;&gt; Add Unit Name</text:span></text:p>
        </draw:text-box>
        <svg:title/>
        <svg:desc/>
      </draw:frame>
      <presentation:notes style:page-layout-name="pageLayout2" draw:style-name="a589">
        <draw:frame draw:id="id2" presentation:style-name="a560" draw:name="Header Placeholder 1" svg:x="0in" svg:y="0in" svg:width="3.25in" svg:height="0.50174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3" presentation:style-name="a565" draw:name="Date Placeholder 2" svg:x="4.24826in" svg:y="0in" svg:width="3.25in" svg:height="0.50174in" presentation:class="date-time" presentation:placeholder="false">
          <draw:text-box>
            <text:p text:style-name="a564" text:class-names="" text:cond-style-name=""><text:span text:style-name="a561" text:class-names=""><text:date text:fixed="false" style:data-style-name="a562">5/9/2023</text:date></text:span><text:span text:style-name="a56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566" draw:name="Slide Image Placeholder 3">
          <svg:title/>
          <svg:desc/>
        </draw:page-thumbnail>
        <draw:frame draw:id="id5" presentation:style-name="a581" draw:name="Notes Placeholder 4" svg:x="0.75in" svg:y="4.8125in" svg:width="6in" svg:height="3.9375in" presentation:class="notes" presentation:placeholder="false">
          <draw:text-box>
            <text:p text:style-name="a568" text:class-names="" text:cond-style-name=""><text:span text:style-name="a567" text:class-names="">Click to edit Master text styles</text:span></text:p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Second level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p text:style-name="a576" text:class-names="" text:cond-style-name=""><text:span text:style-name="a5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list text:style-name="a580">
                              <text:list-item>
                                <text:p text:style-name="a579" text:class-names="" text:cond-style-name=""><text:span text:style-name="a5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84" draw:name="Footer Placeholder 5" svg:x="0in" svg:y="9.49826in" svg:width="3.25in" svg:height="0.50174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7" presentation:style-name="a588" draw:name="Slide Number Placeholder 6" svg:x="4.24826in" svg:y="9.49826in" svg:width="3.25in" svg:height="0.50174in" presentation:class="page-number" presentation:placeholder="false">
          <draw:text-box>
            <text:p text:style-name="a587" text:class-names="" text:cond-style-name=""><text:span text:style-name="a585" text:class-names=""><text:page-number style:num-format="1" text:fixed="false">‹#›</text:page-number></text:span><text:span text:style-name="a586" text:class-names=""/></text:p>
          </draw:text-box>
          <svg:title/>
          <svg:desc/>
        </draw:frame>
      </presentation:notes>
    </style:master-page>
    <style:master-page style:name="Master1-Layout12-cust-Three-Column-Text-Layout" style:page-layout-name="pageLayout1" draw:style-name="a590">
      <draw:frame draw:id="id67" presentation:style-name="a593" draw:name="Title 1" svg:x="1.04167in" svg:y="0.57609in" svg:width="11.25in" svg:height="0.95045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68" draw:style-name="a594" draw:name="Straight Connector 6">
        <svg:title/>
        <svg:desc/>
      </draw:connector>
      <draw:frame draw:id="id69" presentation:style-name="a597" draw:name="Content Placeholder 2" svg:x="1.04167in" svg:y="1.84466in" svg:width="3.46319in" svg:height="0.82524in" presentation:class="object" presentation:placeholder="false">
        <draw:text-box>
          <text:p text:style-name="a596" text:class-names="" text:cond-style-name=""><text:span text:style-name="a595" text:class-names="">Click to edit column header</text:span></text:p>
        </draw:text-box>
        <svg:title/>
        <svg:desc/>
      </draw:frame>
      <draw:frame draw:id="id70" presentation:style-name="a600" draw:name="Content Placeholder 2" svg:x="1.04167in" svg:y="2.92476in" svg:width="3.46319in" svg:height="3.57524in" presentation:class="object" presentation:placeholder="false">
        <draw:text-box>
          <text:p text:style-name="a599" text:class-names="" text:cond-style-name=""><text:span text:style-name="a598" text:class-names="">Click to edit column text</text:span></text:p>
        </draw:text-box>
        <svg:title/>
        <svg:desc/>
      </draw:frame>
      <draw:frame draw:id="id71" presentation:style-name="a603" draw:name="Content Placeholder 2" svg:x="5.04854in" svg:y="1.84466in" svg:width="3.25172in" svg:height="0.82524in" presentation:class="object" presentation:placeholder="false">
        <draw:text-box>
          <text:p text:style-name="a602" text:class-names="" text:cond-style-name=""><text:span text:style-name="a601" text:class-names="">Click to edit column header</text:span></text:p>
        </draw:text-box>
        <svg:title/>
        <svg:desc/>
      </draw:frame>
      <draw:frame draw:id="id72" presentation:style-name="a606" draw:name="Content Placeholder 2" svg:x="5.04854in" svg:y="2.92476in" svg:width="3.25172in" svg:height="3.57524in" presentation:class="object" presentation:placeholder="false">
        <draw:text-box>
          <text:p text:style-name="a605" text:class-names="" text:cond-style-name=""><text:span text:style-name="a604" text:class-names="">Click to edit column text</text:span></text:p>
        </draw:text-box>
        <svg:title/>
        <svg:desc/>
      </draw:frame>
      <draw:frame draw:id="id73" presentation:style-name="a609" draw:name="Content Placeholder 2" svg:x="8.81837in" svg:y="1.84466in" svg:width="3.46319in" svg:height="0.82524in" presentation:class="object" presentation:placeholder="false">
        <draw:text-box>
          <text:p text:style-name="a608" text:class-names="" text:cond-style-name=""><text:span text:style-name="a607" text:class-names="">Click to edit column header</text:span></text:p>
        </draw:text-box>
        <svg:title/>
        <svg:desc/>
      </draw:frame>
      <draw:frame draw:id="id74" presentation:style-name="a612" draw:name="Content Placeholder 2" svg:x="8.81837in" svg:y="2.92476in" svg:width="3.46319in" svg:height="3.57524in" presentation:class="object" presentation:placeholder="false">
        <draw:text-box>
          <text:p text:style-name="a611" text:class-names="" text:cond-style-name=""><text:span text:style-name="a610" text:class-names="">Click to edit column text</text:span></text:p>
        </draw:text-box>
        <svg:title/>
        <svg:desc/>
      </draw:frame>
      <draw:connector draw:type="line" svg:x1="8.53722in" svg:y1="1.8366in" svg:x2="8.53722in" svg:y2="6.5in" draw:id="id75" draw:style-name="a613" draw:name="Straight Connector 11">
        <svg:title/>
        <svg:desc/>
      </draw:connector>
      <draw:connector draw:type="line" svg:x1="4.78641in" svg:y1="1.8366in" svg:x2="4.78641in" svg:y2="6.5in" draw:id="id76" draw:style-name="a614" draw:name="Straight Connector 10">
        <svg:title/>
        <svg:desc/>
      </draw:connector>
      <draw:custom-shape svg:x="0in" svg:y="6.98765in" svg:width="13.33333in" svg:height="0.51235in" draw:id="id77" draw:style-name="a617" draw:name="Rectangle 1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style-name="a618" draw:name="Picture 22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79" presentation:style-name="a621" draw:name="Footer Placeholder 4" svg:x="2.75574in" svg:y="7.04417in" svg:width="9.49713in" svg:height="0.39931in" presentation:class="footer" presentation:placeholder="false">
        <draw:text-box>
          <text:p text:style-name="a620" text:class-names="" text:cond-style-name=""><text:span text:style-name="a619" text:class-names="">View &gt;&gt; Header and Footer &gt;&gt; Add Unit Name</text:span></text:p>
        </draw:text-box>
        <svg:title/>
        <svg:desc/>
      </draw:frame>
      <presentation:notes style:page-layout-name="pageLayout2" draw:style-name="a653">
        <draw:frame draw:id="id2" presentation:style-name="a624" draw:name="Header Placeholder 1" svg:x="0in" svg:y="0in" svg:width="3.25in" svg:height="0.50174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3" presentation:style-name="a629" draw:name="Date Placeholder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5" text:class-names=""><text:date text:fixed="false" style:data-style-name="a626">5/9/2023</text:date></text:span><text:span text:style-name="a62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630" draw:name="Slide Image Placeholder 3">
          <svg:title/>
          <svg:desc/>
        </draw:page-thumbnail>
        <draw:frame draw:id="id5" presentation:style-name="a645" draw:name="Notes Placeholder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Click to edit Master text styles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Second leve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48" draw:name="Footer Placeholder 5" svg:x="0in" svg:y="9.49826in" svg:width="3.25in" svg:height="0.50174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7" presentation:style-name="a652" draw:name="Slide Number Placehold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49" text:class-names=""><text:page-number style:num-format="1" text:fixed="false">‹#›</text:page-number></text:span><text:span text:style-name="a650" text:class-names=""/></text:p>
          </draw:text-box>
          <svg:title/>
          <svg:desc/>
        </draw:frame>
      </presentation:notes>
    </style:master-page>
    <style:master-page style:name="Master1-Layout13-cust-Four-Column-Text-Layout" style:page-layout-name="pageLayout1" draw:style-name="a654">
      <draw:frame draw:id="id80" presentation:style-name="a657" draw:name="Title 1" svg:x="1.04167in" svg:y="0.57609in" svg:width="11.25in" svg:height="0.95045in" presentation:class="title" presentation:placeholder="false">
        <draw:text-box>
          <text:p text:style-name="a656" text:class-names="" text:cond-style-name=""><text:span text:style-name="a655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81" draw:style-name="a658" draw:name="Straight Connector 6">
        <svg:title/>
        <svg:desc/>
      </draw:connector>
      <draw:frame draw:id="id82" presentation:style-name="a661" draw:name="Content Placeholder 2" svg:x="1.04167in" svg:y="1.84466in" svg:width="2.57969in" svg:height="0.82524in" presentation:class="object" presentation:placeholder="false">
        <draw:text-box>
          <text:p text:style-name="a660" text:class-names="" text:cond-style-name=""><text:span text:style-name="a659" text:class-names="">Click to edit column header</text:span></text:p>
        </draw:text-box>
        <svg:title/>
        <svg:desc/>
      </draw:frame>
      <draw:frame draw:id="id83" presentation:style-name="a664" draw:name="Content Placeholder 2" svg:x="1.04167in" svg:y="2.92476in" svg:width="2.57969in" svg:height="3.57524in" presentation:class="object" presentation:placeholder="false">
        <draw:text-box>
          <text:p text:style-name="a663" text:class-names="" text:cond-style-name=""><text:span text:style-name="a662" text:class-names="">Click to edit column text</text:span></text:p>
        </draw:text-box>
        <svg:title/>
        <svg:desc/>
      </draw:frame>
      <draw:connector draw:type="line" svg:x1="3.85417in" svg:y1="1.84466in" svg:x2="3.85417in" svg:y2="6.5in" draw:id="id84" draw:style-name="a665" draw:name="Straight Connector 10">
        <svg:title/>
        <svg:desc/>
      </draw:connector>
      <draw:frame draw:id="id85" presentation:style-name="a668" draw:name="Content Placeholder 2" svg:x="4.08698in" svg:y="1.84466in" svg:width="2.34991in" svg:height="0.82524in" presentation:class="object" presentation:placeholder="false">
        <draw:text-box>
          <text:p text:style-name="a667" text:class-names="" text:cond-style-name=""><text:span text:style-name="a666" text:class-names="">Click to edit column header</text:span></text:p>
        </draw:text-box>
        <svg:title/>
        <svg:desc/>
      </draw:frame>
      <draw:frame draw:id="id86" presentation:style-name="a671" draw:name="Content Placeholder 2" svg:x="4.08698in" svg:y="2.92476in" svg:width="2.34991in" svg:height="3.57524in" presentation:class="object" presentation:placeholder="false">
        <draw:text-box>
          <text:p text:style-name="a670" text:class-names="" text:cond-style-name=""><text:span text:style-name="a669" text:class-names="">Click to edit column text</text:span></text:p>
        </draw:text-box>
        <svg:title/>
        <svg:desc/>
      </draw:frame>
      <draw:connector draw:type="line" svg:x1="6.66667in" svg:y1="1.84466in" svg:x2="6.66667in" svg:y2="6.54023in" draw:id="id87" draw:style-name="a672" draw:name="Straight Connector 21">
        <svg:title/>
        <svg:desc/>
      </draw:connector>
      <draw:frame draw:id="id88" presentation:style-name="a675" draw:name="Content Placeholder 2" svg:x="6.89644in" svg:y="1.84466in" svg:width="2.34991in" svg:height="0.82524in" presentation:class="object" presentation:placeholder="false">
        <draw:text-box>
          <text:p text:style-name="a674" text:class-names="" text:cond-style-name=""><text:span text:style-name="a673" text:class-names="">Click to edit column header</text:span></text:p>
        </draw:text-box>
        <svg:title/>
        <svg:desc/>
      </draw:frame>
      <draw:frame draw:id="id89" presentation:style-name="a678" draw:name="Content Placeholder 2" svg:x="6.89644in" svg:y="2.92476in" svg:width="2.34991in" svg:height="3.57524in" presentation:class="object" presentation:placeholder="false">
        <draw:text-box>
          <text:p text:style-name="a677" text:class-names="" text:cond-style-name=""><text:span text:style-name="a676" text:class-names="">Click to edit column text</text:span></text:p>
        </draw:text-box>
        <svg:title/>
        <svg:desc/>
      </draw:frame>
      <draw:connector draw:type="line" svg:x1="9.48611in" svg:y1="1.84466in" svg:x2="9.48611in" svg:y2="6.5in" draw:id="id90" draw:style-name="a679" draw:name="Straight Connector 11">
        <svg:title/>
        <svg:desc/>
      </draw:connector>
      <draw:frame draw:id="id91" presentation:style-name="a682" draw:name="Content Placeholder 2" svg:x="9.70591in" svg:y="1.83367in" svg:width="2.57969in" svg:height="0.82524in" presentation:class="object" presentation:placeholder="false">
        <draw:text-box>
          <text:p text:style-name="a681" text:class-names="" text:cond-style-name=""><text:span text:style-name="a680" text:class-names="">Click to edit column header</text:span></text:p>
        </draw:text-box>
        <svg:title/>
        <svg:desc/>
      </draw:frame>
      <draw:frame draw:id="id92" presentation:style-name="a685" draw:name="Content Placeholder 2" svg:x="9.70591in" svg:y="2.91376in" svg:width="2.57969in" svg:height="3.57524in" presentation:class="object" presentation:placeholder="false">
        <draw:text-box>
          <text:p text:style-name="a684" text:class-names="" text:cond-style-name=""><text:span text:style-name="a683" text:class-names="">Click to edit column text</text:span></text:p>
        </draw:text-box>
        <svg:title/>
        <svg:desc/>
      </draw:frame>
      <draw:custom-shape svg:x="0in" svg:y="6.98765in" svg:width="13.33333in" svg:height="0.51235in" draw:id="id93" draw:style-name="a688" draw:name="Rectangle 20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689" draw:name="Picture 25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95" presentation:style-name="a692" draw:name="Footer Placeholder 4" svg:x="2.75574in" svg:y="7.04417in" svg:width="9.49713in" svg:height="0.39931in" presentation:class="footer" presentation:placeholder="false">
        <draw:text-box>
          <text:p text:style-name="a691" text:class-names="" text:cond-style-name=""><text:span text:style-name="a690" text:class-names="">View &gt;&gt; Header and Footer &gt;&gt; Add Unit Name</text:span></text:p>
        </draw:text-box>
        <svg:title/>
        <svg:desc/>
      </draw:frame>
      <presentation:notes style:page-layout-name="pageLayout2" draw:style-name="a724">
        <draw:frame draw:id="id2" presentation:style-name="a695" draw:name="Header Placeholder 1" svg:x="0in" svg:y="0in" svg:width="3.25in" svg:height="0.50174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3" presentation:style-name="a700" draw:name="Date Placeholder 2" svg:x="4.24826in" svg:y="0in" svg:width="3.25in" svg:height="0.50174in" presentation:class="date-time" presentation:placeholder="false">
          <draw:text-box>
            <text:p text:style-name="a699" text:class-names="" text:cond-style-name=""><text:span text:style-name="a696" text:class-names=""><text:date text:fixed="false" style:data-style-name="a697">5/9/2023</text:date></text:span><text:span text:style-name="a69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01" draw:name="Slide Image Placeholder 3">
          <svg:title/>
          <svg:desc/>
        </draw:page-thumbnail>
        <draw:frame draw:id="id5" presentation:style-name="a716" draw:name="Notes Placeholder 4" svg:x="0.75in" svg:y="4.8125in" svg:width="6in" svg:height="3.9375in" presentation:class="notes" presentation:placeholder="false">
          <draw:text-box>
            <text:p text:style-name="a703" text:class-names="" text:cond-style-name=""><text:span text:style-name="a702" text:class-names="">Click to edit Master text styles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Second level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19" draw:name="Footer Placeholder 5" svg:x="0in" svg:y="9.49826in" svg:width="3.25in" svg:height="0.50174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7" presentation:style-name="a723" draw:name="Slide Number Placeholder 6" svg:x="4.24826in" svg:y="9.49826in" svg:width="3.25in" svg:height="0.50174in" presentation:class="page-number" presentation:placeholder="false">
          <draw:text-box>
            <text:p text:style-name="a722" text:class-names="" text:cond-style-name=""><text:span text:style-name="a720" text:class-names=""><text:page-number style:num-format="1" text:fixed="false">‹#›</text:page-number></text:span><text:span text:style-name="a721" text:class-names=""/></text:p>
          </draw:text-box>
          <svg:title/>
          <svg:desc/>
        </draw:frame>
      </presentation:notes>
    </style:master-page>
    <style:master-page style:name="Master1-Layout14-cust-Five-Column-Text-Layout" style:page-layout-name="pageLayout1" draw:style-name="a725">
      <draw:frame draw:id="id96" presentation:style-name="a728" draw:name="Title 1" svg:x="1.04167in" svg:y="0.57609in" svg:width="11.25in" svg:height="0.95045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97" draw:style-name="a729" draw:name="Straight Connector 6">
        <svg:title/>
        <svg:desc/>
      </draw:connector>
      <draw:frame draw:id="id98" presentation:style-name="a732" draw:name="Content Placeholder 2" svg:x="1.04167in" svg:y="1.84466in" svg:width="2.00688in" svg:height="0.82524in" presentation:class="object" presentation:placeholder="false">
        <draw:text-box>
          <text:p text:style-name="a731" text:class-names="" text:cond-style-name=""><text:span text:style-name="a730" text:class-names="">Click to edit column header</text:span></text:p>
        </draw:text-box>
        <svg:title/>
        <svg:desc/>
      </draw:frame>
      <draw:frame draw:id="id99" presentation:style-name="a735" draw:name="Content Placeholder 2" svg:x="1.04167in" svg:y="3.11733in" svg:width="2.00688in" svg:height="3.38267in" presentation:class="object" presentation:placeholder="false">
        <draw:text-box>
          <text:p text:style-name="a734" text:class-names="" text:cond-style-name=""><text:span text:style-name="a733" text:class-names="">Click to edit column text</text:span></text:p>
        </draw:text-box>
        <svg:title/>
        <svg:desc/>
      </draw:frame>
      <draw:connector draw:type="line" svg:x1="3.29382in" svg:y1="1.84466in" svg:x2="3.29382in" svg:y2="6.5in" draw:id="id100" draw:style-name="a736" draw:name="Straight Connector 10">
        <svg:title/>
        <svg:desc/>
      </draw:connector>
      <draw:frame draw:id="id101" presentation:style-name="a739" draw:name="Content Placeholder 2" svg:x="3.53128in" svg:y="1.84466in" svg:width="1.77636in" svg:height="0.82524in" presentation:class="object" presentation:placeholder="false">
        <draw:text-box>
          <text:p text:style-name="a738" text:class-names="" text:cond-style-name=""><text:span text:style-name="a737" text:class-names="">Click to edit column header</text:span></text:p>
        </draw:text-box>
        <svg:title/>
        <svg:desc/>
      </draw:frame>
      <draw:frame draw:id="id102" presentation:style-name="a742" draw:name="Content Placeholder 2" svg:x="3.53128in" svg:y="3.11733in" svg:width="1.76941in" svg:height="3.38267in" presentation:class="object" presentation:placeholder="false">
        <draw:text-box>
          <text:p text:style-name="a741" text:class-names="" text:cond-style-name=""><text:span text:style-name="a740" text:class-names="">Click to edit column text</text:span></text:p>
        </draw:text-box>
        <svg:title/>
        <svg:desc/>
      </draw:frame>
      <draw:connector draw:type="line" svg:x1="5.54045in" svg:y1="1.84466in" svg:x2="5.54045in" svg:y2="6.5in" draw:id="id103" draw:style-name="a743" draw:name="Straight Connector 21">
        <svg:title/>
        <svg:desc/>
      </draw:connector>
      <draw:frame draw:id="id104" presentation:style-name="a746" draw:name="Content Placeholder 2" svg:x="5.77562in" svg:y="1.84466in" svg:width="1.76941in" svg:height="0.82524in" presentation:class="object" presentation:placeholder="false">
        <draw:text-box>
          <text:p text:style-name="a745" text:class-names="" text:cond-style-name=""><text:span text:style-name="a744" text:class-names="">Click to edit column header</text:span></text:p>
        </draw:text-box>
        <svg:title/>
        <svg:desc/>
      </draw:frame>
      <draw:frame draw:id="id105" presentation:style-name="a749" draw:name="Content Placeholder 2" svg:x="5.77562in" svg:y="3.11733in" svg:width="1.76941in" svg:height="3.38267in" presentation:class="object" presentation:placeholder="false">
        <draw:text-box>
          <text:p text:style-name="a748" text:class-names="" text:cond-style-name=""><text:span text:style-name="a747" text:class-names="">Click to edit column text</text:span></text:p>
        </draw:text-box>
        <svg:title/>
        <svg:desc/>
      </draw:frame>
      <draw:connector draw:type="line" svg:x1="7.79955in" svg:y1="1.84466in" svg:x2="7.79955in" svg:y2="6.5in" draw:id="id106" draw:style-name="a750" draw:name="Straight Connector 11">
        <svg:title/>
        <svg:desc/>
      </draw:connector>
      <draw:frame draw:id="id107" presentation:style-name="a753" draw:name="Content Placeholder 2" svg:x="8.03701in" svg:y="1.84466in" svg:width="1.76941in" svg:height="0.82524in" presentation:class="object" presentation:placeholder="false">
        <draw:text-box>
          <text:p text:style-name="a752" text:class-names="" text:cond-style-name=""><text:span text:style-name="a751" text:class-names="">Click to edit column header</text:span></text:p>
        </draw:text-box>
        <svg:title/>
        <svg:desc/>
      </draw:frame>
      <draw:frame draw:id="id108" presentation:style-name="a756" draw:name="Content Placeholder 2" svg:x="8.03701in" svg:y="3.11733in" svg:width="1.76941in" svg:height="3.38267in" presentation:class="object" presentation:placeholder="false">
        <draw:text-box>
          <text:p text:style-name="a755" text:class-names="" text:cond-style-name=""><text:span text:style-name="a754" text:class-names="">Click to edit column text</text:span></text:p>
        </draw:text-box>
        <svg:title/>
        <svg:desc/>
      </draw:frame>
      <draw:connector draw:type="line" svg:x1="10.04389in" svg:y1="1.84466in" svg:x2="10.04389in" svg:y2="6.5in" draw:id="id109" draw:style-name="a757" draw:name="Straight Connector 22">
        <svg:title/>
        <svg:desc/>
      </draw:connector>
      <draw:frame draw:id="id110" presentation:style-name="a760" draw:name="Content Placeholder 2" svg:x="10.28135in" svg:y="1.84466in" svg:width="2.00688in" svg:height="0.82524in" presentation:class="object" presentation:placeholder="false">
        <draw:text-box>
          <text:p text:style-name="a759" text:class-names="" text:cond-style-name=""><text:span text:style-name="a758" text:class-names="">Click to edit column header</text:span></text:p>
        </draw:text-box>
        <svg:title/>
        <svg:desc/>
      </draw:frame>
      <draw:frame draw:id="id111" presentation:style-name="a763" draw:name="Content Placeholder 2" svg:x="10.28135in" svg:y="3.11733in" svg:width="2.01032in" svg:height="3.38267in" presentation:class="object" presentation:placeholder="false">
        <draw:text-box>
          <text:p text:style-name="a762" text:class-names="" text:cond-style-name=""><text:span text:style-name="a761" text:class-names="">Click to edit column text</text:span></text:p>
        </draw:text-box>
        <svg:title/>
        <svg:desc/>
      </draw:frame>
      <draw:custom-shape svg:x="0in" svg:y="6.98765in" svg:width="13.33333in" svg:height="0.51235in" draw:id="id112" draw:style-name="a766" draw:name="Rectangle 31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draw:style-name="a767" draw:name="Picture 37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114" presentation:style-name="a770" draw:name="Footer Placeholder 4" svg:x="2.75574in" svg:y="7.04417in" svg:width="9.49713in" svg:height="0.39931in" presentation:class="footer" presentation:placeholder="false">
        <draw:text-box>
          <text:p text:style-name="a769" text:class-names="" text:cond-style-name=""><text:span text:style-name="a768" text:class-names="">View &gt;&gt; Header and Footer &gt;&gt; Add Unit Name</text:span></text:p>
        </draw:text-box>
        <svg:title/>
        <svg:desc/>
      </draw:frame>
      <presentation:notes style:page-layout-name="pageLayout2" draw:style-name="a802">
        <draw:frame draw:id="id2" presentation:style-name="a773" draw:name="Header Placeholder 1" svg:x="0in" svg:y="0in" svg:width="3.25in" svg:height="0.50174in" presentation:class="head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3" presentation:style-name="a778" draw:name="Date Placeholder 2" svg:x="4.24826in" svg:y="0in" svg:width="3.25in" svg:height="0.50174in" presentation:class="date-time" presentation:placeholder="false">
          <draw:text-box>
            <text:p text:style-name="a777" text:class-names="" text:cond-style-name=""><text:span text:style-name="a774" text:class-names=""><text:date text:fixed="false" style:data-style-name="a775">5/9/2023</text:date></text:span><text:span text:style-name="a776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79" draw:name="Slide Image Placeholder 3">
          <svg:title/>
          <svg:desc/>
        </draw:page-thumbnail>
        <draw:frame draw:id="id5" presentation:style-name="a794" draw:name="Notes Placeholder 4" svg:x="0.75in" svg:y="4.8125in" svg:width="6in" svg:height="3.93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7" draw:name="Footer Placeholder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8" text:class-names=""><text:page-number style:num-format="1" text:fixed="false">‹#›</text:page-number></text:span><text:span text:style-name="a799" text:class-names=""/></text:p>
          </draw:text-box>
          <svg:title/>
          <svg:desc/>
        </draw:frame>
      </presentation:notes>
    </style:master-page>
    <style:master-page style:name="Master1-Layout15-cust-3x1-Grid-Layout" style:page-layout-name="pageLayout1" draw:style-name="a803">
      <draw:frame draw:id="id115" presentation:style-name="a806" draw:name="Title 1" svg:x="1.04167in" svg:y="0.57609in" svg:width="11.25in" svg:height="0.95045in" presentation:class="title" presentation:placeholder="false">
        <draw:text-box>
          <text:p text:style-name="a805" text:class-names="" text:cond-style-name=""><text:span text:style-name="a804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116" draw:style-name="a807" draw:name="Straight Connector 6">
        <svg:title/>
        <svg:desc/>
      </draw:connector>
      <draw:frame draw:id="id117" presentation:style-name="a810" draw:name="Content Placeholder 2" svg:x="1.04167in" svg:y="1.84466in" svg:width="11.25174in" svg:height="0.34951in" presentation:class="object" presentation:placeholder="false">
        <draw:text-box>
          <text:p text:style-name="a809" text:class-names="" text:cond-style-name=""><text:span text:style-name="a808" text:class-names="">Click to edit row header</text:span></text:p>
        </draw:text-box>
        <svg:title/>
        <svg:desc/>
      </draw:frame>
      <draw:frame draw:id="id118" presentation:style-name="a813" draw:name="Content Placeholder 2" svg:x="1.04167in" svg:y="2.31847in" svg:width="11.25173in" svg:height="0.82524in" presentation:class="object" presentation:placeholder="false">
        <draw:text-box>
          <text:p text:style-name="a812" text:class-names="" text:cond-style-name=""><text:span text:style-name="a811" text:class-names="">Click to edit row text</text:span></text:p>
        </draw:text-box>
        <svg:title/>
        <svg:desc/>
      </draw:frame>
      <draw:connector draw:type="line" svg:x1="1.03819in" svg:y1="3.38835in" svg:x2="12.29167in" svg:y2="3.38835in" draw:id="id119" draw:style-name="a814" draw:name="Straight Connector 8">
        <svg:title/>
        <svg:desc/>
      </draw:connector>
      <draw:frame draw:id="id120" presentation:style-name="a817" draw:name="Content Placeholder 2" svg:x="1.04167in" svg:y="3.59991in" svg:width="11.25174in" svg:height="0.35872in" presentation:class="object" presentation:placeholder="false">
        <draw:text-box>
          <text:p text:style-name="a816" text:class-names="" text:cond-style-name=""><text:span text:style-name="a815" text:class-names="">Click to edit row header</text:span></text:p>
        </draw:text-box>
        <svg:title/>
        <svg:desc/>
      </draw:frame>
      <draw:frame draw:id="id121" presentation:style-name="a820" draw:name="Content Placeholder 2" svg:x="1.04167in" svg:y="4.07372in" svg:width="11.25173in" svg:height="0.7049in" presentation:class="object" presentation:placeholder="false">
        <draw:text-box>
          <text:p text:style-name="a819" text:class-names="" text:cond-style-name=""><text:span text:style-name="a818" text:class-names="">Click to edit row text</text:span></text:p>
        </draw:text-box>
        <svg:title/>
        <svg:desc/>
      </draw:frame>
      <draw:connector draw:type="line" svg:x1="1.03993in" svg:y1="4.94337in" svg:x2="12.2934in" svg:y2="4.94337in" draw:id="id122" draw:style-name="a821" draw:name="Straight Connector 31">
        <svg:title/>
        <svg:desc/>
      </draw:connector>
      <draw:frame draw:id="id123" presentation:style-name="a824" draw:name="Content Placeholder 2" svg:x="1.04167in" svg:y="5.19903in" svg:width="11.25174in" svg:height="0.34951in" presentation:class="object" presentation:placeholder="false">
        <draw:text-box>
          <text:p text:style-name="a823" text:class-names="" text:cond-style-name=""><text:span text:style-name="a822" text:class-names="">Click to edit row header</text:span></text:p>
        </draw:text-box>
        <svg:title/>
        <svg:desc/>
      </draw:frame>
      <draw:frame draw:id="id124" presentation:style-name="a827" draw:name="Content Placeholder 2" svg:x="1.04167in" svg:y="5.67284in" svg:width="11.25173in" svg:height="0.82524in" presentation:class="object" presentation:placeholder="false">
        <draw:text-box>
          <text:p text:style-name="a826" text:class-names="" text:cond-style-name=""><text:span text:style-name="a825" text:class-names="">Click to edit row text</text:span></text:p>
        </draw:text-box>
        <svg:title/>
        <svg:desc/>
      </draw:frame>
      <draw:custom-shape svg:x="0in" svg:y="6.98765in" svg:width="13.33333in" svg:height="0.51235in" draw:id="id125" draw:style-name="a830" draw:name="Rectangle 14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6" draw:style-name="a831" draw:name="Picture 19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127" presentation:style-name="a835" draw:name="Footer Placeholder 4" svg:x="2.75574in" svg:y="7.04417in" svg:width="9.49713in" svg:height="0.39931in" presentation:class="footer" presentation:placeholder="false">
        <draw:text-box>
          <text:p text:style-name="a834" text:class-names="" text:cond-style-name=""><text:span text:style-name="a832" text:class-names="">View &gt;&gt; Header and Footer &gt;&gt; Add Unit Name</text:span><text:span text:style-name="a833" text:class-names=""/></text:p>
        </draw:text-box>
        <svg:title/>
        <svg:desc/>
      </draw:frame>
      <presentation:notes style:page-layout-name="pageLayout2" draw:style-name="a867">
        <draw:frame draw:id="id2" presentation:style-name="a838" draw:name="Header Placeholder 1" svg:x="0in" svg:y="0in" svg:width="3.25in" svg:height="0.50174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3" presentation:style-name="a843" draw:name="Date Placeholder 2" svg:x="4.24826in" svg:y="0in" svg:width="3.25in" svg:height="0.50174in" presentation:class="date-time" presentation:placeholder="false">
          <draw:text-box>
            <text:p text:style-name="a842" text:class-names="" text:cond-style-name=""><text:span text:style-name="a839" text:class-names=""><text:date text:fixed="false" style:data-style-name="a840">5/9/2023</text:date></text:span><text:span text:style-name="a84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844" draw:name="Slide Image Placeholder 3">
          <svg:title/>
          <svg:desc/>
        </draw:page-thumbnail>
        <draw:frame draw:id="id5" presentation:style-name="a859" draw:name="Notes Placeholder 4" svg:x="0.75in" svg:y="4.8125in" svg:width="6in" svg:height="3.9375in" presentation:class="notes" presentation:placeholder="false">
          <draw:text-box>
            <text:p text:style-name="a846" text:class-names="" text:cond-style-name=""><text:span text:style-name="a845" text:class-names="">Click to edit Master text styles</text:span></text:p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Second level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p text:style-name="a851" text:class-names="" text:cond-style-name=""><text:span text:style-name="a8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p text:style-name="a854" text:class-names="" text:cond-style-name=""><text:span text:style-name="a8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list text:style-name="a858">
                              <text:list-item>
                                <text:p text:style-name="a857" text:class-names="" text:cond-style-name=""><text:span text:style-name="a8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62" draw:name="Footer Placeholder 5" svg:x="0in" svg:y="9.49826in" svg:width="3.25in" svg:height="0.50174in" presentation:class="foot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7" presentation:style-name="a866" draw:name="Slide Number Placeholder 6" svg:x="4.24826in" svg:y="9.49826in" svg:width="3.25in" svg:height="0.50174in" presentation:class="page-number" presentation:placeholder="false">
          <draw:text-box>
            <text:p text:style-name="a865" text:class-names="" text:cond-style-name=""><text:span text:style-name="a863" text:class-names=""><text:page-number style:num-format="1" text:fixed="false">‹#›</text:page-number></text:span><text:span text:style-name="a864" text:class-names=""/></text:p>
          </draw:text-box>
          <svg:title/>
          <svg:desc/>
        </draw:frame>
      </presentation:notes>
    </style:master-page>
    <style:master-page style:name="Master1-Layout16-cust-3x2-Grid-Layout" style:page-layout-name="pageLayout1" draw:style-name="a868">
      <draw:frame draw:id="id128" presentation:style-name="a871" draw:name="Title 1" svg:x="1.04167in" svg:y="0.57609in" svg:width="11.25in" svg:height="0.95045in" presentation:class="title" presentation:placeholder="false">
        <draw:text-box>
          <text:p text:style-name="a870" text:class-names="" text:cond-style-name=""><text:span text:style-name="a869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129" draw:style-name="a872" draw:name="Straight Connector 6">
        <svg:title/>
        <svg:desc/>
      </draw:connector>
      <draw:frame draw:id="id130" presentation:style-name="a875" draw:name="Content Placeholder 2" svg:x="1.04167in" svg:y="1.84466in" svg:width="5.20105in" svg:height="0.34951in" presentation:class="object" presentation:placeholder="false">
        <draw:text-box>
          <text:p text:style-name="a874" text:class-names="" text:cond-style-name=""><text:span text:style-name="a873" text:class-names="">Click to edit row header</text:span></text:p>
        </draw:text-box>
        <svg:title/>
        <svg:desc/>
      </draw:frame>
      <draw:frame draw:id="id131" presentation:style-name="a878" draw:name="Content Placeholder 2" svg:x="1.04167in" svg:y="2.31847in" svg:width="5.20105in" svg:height="0.82524in" presentation:class="object" presentation:placeholder="false">
        <draw:text-box>
          <text:p text:style-name="a877" text:class-names="" text:cond-style-name=""><text:span text:style-name="a876" text:class-names="">Click to edit row text</text:span></text:p>
        </draw:text-box>
        <svg:title/>
        <svg:desc/>
      </draw:frame>
      <draw:connector draw:type="line" svg:x1="1.03819in" svg:y1="3.38835in" svg:x2="12.29167in" svg:y2="3.38835in" draw:id="id132" draw:style-name="a879" draw:name="Straight Connector 8">
        <svg:title/>
        <svg:desc/>
      </draw:connector>
      <draw:frame draw:id="id133" presentation:style-name="a882" draw:name="Content Placeholder 2" svg:x="1.04167in" svg:y="3.59991in" svg:width="5.20105in" svg:height="0.35872in" presentation:class="object" presentation:placeholder="false">
        <draw:text-box>
          <text:p text:style-name="a881" text:class-names="" text:cond-style-name=""><text:span text:style-name="a880" text:class-names="">Click to edit row header</text:span></text:p>
        </draw:text-box>
        <svg:title/>
        <svg:desc/>
      </draw:frame>
      <draw:frame draw:id="id134" presentation:style-name="a885" draw:name="Content Placeholder 2" svg:x="1.04167in" svg:y="4.07372in" svg:width="5.20105in" svg:height="0.7049in" presentation:class="object" presentation:placeholder="false">
        <draw:text-box>
          <text:p text:style-name="a884" text:class-names="" text:cond-style-name=""><text:span text:style-name="a883" text:class-names="">Click to edit row text</text:span></text:p>
        </draw:text-box>
        <svg:title/>
        <svg:desc/>
      </draw:frame>
      <draw:connector draw:type="line" svg:x1="1.03993in" svg:y1="4.94337in" svg:x2="12.2934in" svg:y2="4.94337in" draw:id="id135" draw:style-name="a886" draw:name="Straight Connector 31">
        <svg:title/>
        <svg:desc/>
      </draw:connector>
      <draw:frame draw:id="id136" presentation:style-name="a889" draw:name="Content Placeholder 2" svg:x="1.04167in" svg:y="5.19903in" svg:width="5.20105in" svg:height="0.34951in" presentation:class="object" presentation:placeholder="false">
        <draw:text-box>
          <text:p text:style-name="a888" text:class-names="" text:cond-style-name=""><text:span text:style-name="a887" text:class-names="">Click to edit row header</text:span></text:p>
        </draw:text-box>
        <svg:title/>
        <svg:desc/>
      </draw:frame>
      <draw:frame draw:id="id137" presentation:style-name="a892" draw:name="Content Placeholder 2" svg:x="1.04167in" svg:y="5.67284in" svg:width="5.20105in" svg:height="0.82524in" presentation:class="object" presentation:placeholder="false">
        <draw:text-box>
          <text:p text:style-name="a891" text:class-names="" text:cond-style-name=""><text:span text:style-name="a890" text:class-names="">Click to edit row text</text:span></text:p>
        </draw:text-box>
        <svg:title/>
        <svg:desc/>
      </draw:frame>
      <draw:connector draw:type="line" svg:x1="6.66667in" svg:y1="1.84466in" svg:x2="6.66667in" svg:y2="6.54023in" draw:id="id138" draw:style-name="a893" draw:name="Straight Connector 27">
        <svg:title/>
        <svg:desc/>
      </draw:connector>
      <draw:frame draw:id="id139" presentation:style-name="a896" draw:name="Content Placeholder 2" svg:x="7.09066in" svg:y="1.84658in" svg:width="5.20105in" svg:height="0.34951in" presentation:class="object" presentation:placeholder="false">
        <draw:text-box>
          <text:p text:style-name="a895" text:class-names="" text:cond-style-name=""><text:span text:style-name="a894" text:class-names="">Click to edit row header</text:span></text:p>
        </draw:text-box>
        <svg:title/>
        <svg:desc/>
      </draw:frame>
      <draw:frame draw:id="id140" presentation:style-name="a899" draw:name="Content Placeholder 2" svg:x="7.09066in" svg:y="2.32039in" svg:width="5.20105in" svg:height="0.82524in" presentation:class="object" presentation:placeholder="false">
        <draw:text-box>
          <text:p text:style-name="a898" text:class-names="" text:cond-style-name=""><text:span text:style-name="a897" text:class-names="">Click to edit row text</text:span></text:p>
        </draw:text-box>
        <svg:title/>
        <svg:desc/>
      </draw:frame>
      <draw:frame draw:id="id141" presentation:style-name="a902" draw:name="Content Placeholder 2" svg:x="7.09066in" svg:y="3.60183in" svg:width="5.20105in" svg:height="0.35872in" presentation:class="object" presentation:placeholder="false">
        <draw:text-box>
          <text:p text:style-name="a901" text:class-names="" text:cond-style-name=""><text:span text:style-name="a900" text:class-names="">Click to edit row header</text:span></text:p>
        </draw:text-box>
        <svg:title/>
        <svg:desc/>
      </draw:frame>
      <draw:frame draw:id="id142" presentation:style-name="a905" draw:name="Content Placeholder 2" svg:x="7.09066in" svg:y="4.07564in" svg:width="5.20105in" svg:height="0.7049in" presentation:class="object" presentation:placeholder="false">
        <draw:text-box>
          <text:p text:style-name="a904" text:class-names="" text:cond-style-name=""><text:span text:style-name="a903" text:class-names="">Click to edit row text</text:span></text:p>
        </draw:text-box>
        <svg:title/>
        <svg:desc/>
      </draw:frame>
      <draw:frame draw:id="id143" presentation:style-name="a908" draw:name="Content Placeholder 2" svg:x="7.09066in" svg:y="5.20095in" svg:width="5.20105in" svg:height="0.34951in" presentation:class="object" presentation:placeholder="false">
        <draw:text-box>
          <text:p text:style-name="a907" text:class-names="" text:cond-style-name=""><text:span text:style-name="a906" text:class-names="">Click to edit row header</text:span></text:p>
        </draw:text-box>
        <svg:title/>
        <svg:desc/>
      </draw:frame>
      <draw:frame draw:id="id144" presentation:style-name="a911" draw:name="Content Placeholder 2" svg:x="7.09066in" svg:y="5.67476in" svg:width="5.20105in" svg:height="0.82524in" presentation:class="object" presentation:placeholder="false">
        <draw:text-box>
          <text:p text:style-name="a910" text:class-names="" text:cond-style-name=""><text:span text:style-name="a909" text:class-names="">Click to edit row text</text:span></text:p>
        </draw:text-box>
        <svg:title/>
        <svg:desc/>
      </draw:frame>
      <draw:custom-shape svg:x="0in" svg:y="6.98765in" svg:width="13.33333in" svg:height="0.51235in" draw:id="id145" draw:style-name="a914" draw:name="Rectangle 28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style-name="a915" draw:name="Picture 38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147" presentation:style-name="a918" draw:name="Footer Placeholder 4" svg:x="2.75574in" svg:y="7.04417in" svg:width="9.49713in" svg:height="0.39931in" presentation:class="footer" presentation:placeholder="false">
        <draw:text-box>
          <text:p text:style-name="a917" text:class-names="" text:cond-style-name=""><text:span text:style-name="a916" text:class-names="">View &gt;&gt; Header and Footer &gt;&gt; Add Unit Name</text:span></text:p>
        </draw:text-box>
        <svg:title/>
        <svg:desc/>
      </draw:frame>
      <presentation:notes style:page-layout-name="pageLayout2" draw:style-name="a950">
        <draw:frame draw:id="id2" presentation:style-name="a921" draw:name="Header Placeholder 1" svg:x="0in" svg:y="0in" svg:width="3.25in" svg:height="0.50174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3" presentation:style-name="a926" draw:name="Date Placeholder 2" svg:x="4.24826in" svg:y="0in" svg:width="3.25in" svg:height="0.50174in" presentation:class="date-time" presentation:placeholder="false">
          <draw:text-box>
            <text:p text:style-name="a925" text:class-names="" text:cond-style-name=""><text:span text:style-name="a922" text:class-names=""><text:date text:fixed="false" style:data-style-name="a923">5/9/2023</text:date></text:span><text:span text:style-name="a92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927" draw:name="Slide Image Placeholder 3">
          <svg:title/>
          <svg:desc/>
        </draw:page-thumbnail>
        <draw:frame draw:id="id5" presentation:style-name="a942" draw:name="Notes Placeholder 4" svg:x="0.75in" svg:y="4.8125in" svg:width="6in" svg:height="3.9375in" presentation:class="notes" presentation:placeholder="false">
          <draw:text-box>
            <text:p text:style-name="a929" text:class-names="" text:cond-style-name=""><text:span text:style-name="a928" text:class-names="">Click to edit Master text styles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econd level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45" draw:name="Footer Placeholder 5" svg:x="0in" svg:y="9.49826in" svg:width="3.25in" svg:height="0.50174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7" presentation:style-name="a949" draw:name="Slide Number Placeholder 6" svg:x="4.24826in" svg:y="9.49826in" svg:width="3.25in" svg:height="0.50174in" presentation:class="page-number" presentation:placeholder="false">
          <draw:text-box>
  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  </draw:text-box>
          <svg:title/>
          <svg:desc/>
        </draw:frame>
      </presentation:notes>
    </style:master-page>
    <style:master-page style:name="Master1-Layout17-cust-4x2-Grid-Layout" style:page-layout-name="pageLayout1" draw:style-name="a951">
      <draw:frame draw:id="id148" presentation:style-name="a954" draw:name="Title 1" svg:x="1.04167in" svg:y="0.57609in" svg:width="11.25in" svg:height="0.95045in" presentation:class="title" presentation:placeholder="false">
        <draw:text-box>
          <text:p text:style-name="a953" text:class-names="" text:cond-style-name=""><text:span text:style-name="a952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149" draw:style-name="a955" draw:name="Straight Connector 6">
        <svg:title/>
        <svg:desc/>
      </draw:connector>
      <draw:frame draw:id="id150" presentation:style-name="a958" draw:name="Content Placeholder 2" svg:x="1.04167in" svg:y="1.84466in" svg:width="5.21873in" svg:height="0.34951in" presentation:class="object" presentation:placeholder="false">
        <draw:text-box>
          <text:p text:style-name="a957" text:class-names="" text:cond-style-name=""><text:span text:style-name="a956" text:class-names="">Click to edit row header</text:span></text:p>
        </draw:text-box>
        <svg:title/>
        <svg:desc/>
      </draw:frame>
      <draw:frame draw:id="id151" presentation:style-name="a961" draw:name="Content Placeholder 2" svg:x="1.04167in" svg:y="2.31847in" svg:width="5.21873in" svg:height="0.45619in" presentation:class="object" presentation:placeholder="false">
        <draw:text-box>
          <text:p text:style-name="a960" text:class-names="" text:cond-style-name=""><text:span text:style-name="a959" text:class-names="">Click to edit row text</text:span></text:p>
        </draw:text-box>
        <svg:title/>
        <svg:desc/>
      </draw:frame>
      <draw:connector draw:type="line" svg:x1="1.03819in" svg:y1="3.01942in" svg:x2="12.29167in" svg:y2="3.01942in" draw:id="id152" draw:style-name="a962" draw:name="Straight Connector 8">
        <svg:title/>
        <svg:desc/>
      </draw:connector>
      <draw:frame draw:id="id153" presentation:style-name="a965" draw:name="Content Placeholder 2" svg:x="1.04341in" svg:y="3.17594in" svg:width="5.21873in" svg:height="0.34951in" presentation:class="object" presentation:placeholder="false">
        <draw:text-box>
          <text:p text:style-name="a964" text:class-names="" text:cond-style-name=""><text:span text:style-name="a963" text:class-names="">Click to edit row header</text:span></text:p>
        </draw:text-box>
        <svg:title/>
        <svg:desc/>
      </draw:frame>
      <draw:frame draw:id="id154" presentation:style-name="a968" draw:name="Content Placeholder 2" svg:x="1.04341in" svg:y="3.64975in" svg:width="5.21873in" svg:height="0.33345in" presentation:class="object" presentation:placeholder="false">
        <draw:text-box>
          <text:p text:style-name="a967" text:class-names="" text:cond-style-name=""><text:span text:style-name="a966" text:class-names="">Click to edit row text</text:span></text:p>
        </draw:text-box>
        <svg:title/>
        <svg:desc/>
      </draw:frame>
      <draw:connector draw:type="line" svg:x1="1.03993in" svg:y1="4.14725in" svg:x2="12.2934in" svg:y2="4.14725in" draw:id="id155" draw:style-name="a969" draw:name="Straight Connector 31">
        <svg:title/>
        <svg:desc/>
      </draw:connector>
      <draw:frame draw:id="id156" presentation:style-name="a972" draw:name="Content Placeholder 2" svg:x="1.04341in" svg:y="4.34232in" svg:width="5.21873in" svg:height="0.34951in" presentation:class="object" presentation:placeholder="false">
        <draw:text-box>
          <text:p text:style-name="a971" text:class-names="" text:cond-style-name=""><text:span text:style-name="a970" text:class-names="">Click to edit row header</text:span></text:p>
        </draw:text-box>
        <svg:title/>
        <svg:desc/>
      </draw:frame>
      <draw:frame draw:id="id157" presentation:style-name="a975" draw:name="Content Placeholder 2" svg:x="1.04342in" svg:y="4.81614in" svg:width="5.21873in" svg:height="0.34008in" presentation:class="object" presentation:placeholder="false">
        <draw:text-box>
          <text:p text:style-name="a974" text:class-names="" text:cond-style-name=""><text:span text:style-name="a973" text:class-names="">Click to edit row text</text:span></text:p>
        </draw:text-box>
        <svg:title/>
        <svg:desc/>
      </draw:frame>
      <draw:connector draw:type="line" svg:x1="1.04167in" svg:y1="5.34304in" svg:x2="12.29515in" svg:y2="5.34304in" draw:id="id158" draw:style-name="a976" draw:name="Straight Connector 15">
        <svg:title/>
        <svg:desc/>
      </draw:connector>
      <draw:frame draw:id="id159" presentation:style-name="a979" draw:name="Content Placeholder 2" svg:x="1.04341in" svg:y="5.56543in" svg:width="5.21873in" svg:height="0.34951in" presentation:class="object" presentation:placeholder="false">
        <draw:text-box>
          <text:p text:style-name="a978" text:class-names="" text:cond-style-name=""><text:span text:style-name="a977" text:class-names="">Click to edit row header</text:span></text:p>
        </draw:text-box>
        <svg:title/>
        <svg:desc/>
      </draw:frame>
      <draw:frame draw:id="id160" presentation:style-name="a982" draw:name="Content Placeholder 2" svg:x="1.04341in" svg:y="6.03924in" svg:width="5.21873in" svg:height="0.45619in" presentation:class="object" presentation:placeholder="false">
        <draw:text-box>
          <text:p text:style-name="a981" text:class-names="" text:cond-style-name=""><text:span text:style-name="a980" text:class-names="">Click to edit row text</text:span></text:p>
        </draw:text-box>
        <svg:title/>
        <svg:desc/>
      </draw:frame>
      <draw:connector draw:type="line" svg:x1="6.66667in" svg:y1="1.84466in" svg:x2="6.66667in" svg:y2="6.54023in" draw:id="id161" draw:style-name="a983" draw:name="Straight Connector 33">
        <svg:title/>
        <svg:desc/>
      </draw:connector>
      <draw:frame draw:id="id162" presentation:style-name="a986" draw:name="Content Placeholder 2" svg:x="7.07294in" svg:y="1.84627in" svg:width="5.21873in" svg:height="0.34951in" presentation:class="object" presentation:placeholder="false">
        <draw:text-box>
          <text:p text:style-name="a985" text:class-names="" text:cond-style-name=""><text:span text:style-name="a984" text:class-names="">Click to edit row header</text:span></text:p>
        </draw:text-box>
        <svg:title/>
        <svg:desc/>
      </draw:frame>
      <draw:frame draw:id="id163" presentation:style-name="a989" draw:name="Content Placeholder 2" svg:x="7.07294in" svg:y="2.32008in" svg:width="5.21873in" svg:height="0.45619in" presentation:class="object" presentation:placeholder="false">
        <draw:text-box>
          <text:p text:style-name="a988" text:class-names="" text:cond-style-name=""><text:span text:style-name="a987" text:class-names="">Click to edit row text</text:span></text:p>
        </draw:text-box>
        <svg:title/>
        <svg:desc/>
      </draw:frame>
      <draw:frame draw:id="id164" presentation:style-name="a992" draw:name="Content Placeholder 2" svg:x="7.07468in" svg:y="3.17755in" svg:width="5.21873in" svg:height="0.34951in" presentation:class="object" presentation:placeholder="false">
        <draw:text-box>
          <text:p text:style-name="a991" text:class-names="" text:cond-style-name=""><text:span text:style-name="a990" text:class-names="">Click to edit row header</text:span></text:p>
        </draw:text-box>
        <svg:title/>
        <svg:desc/>
      </draw:frame>
      <draw:frame draw:id="id165" presentation:style-name="a995" draw:name="Content Placeholder 2" svg:x="7.07468in" svg:y="3.65136in" svg:width="5.21873in" svg:height="0.33345in" presentation:class="object" presentation:placeholder="false">
        <draw:text-box>
          <text:p text:style-name="a994" text:class-names="" text:cond-style-name=""><text:span text:style-name="a993" text:class-names="">Click to edit row text</text:span></text:p>
        </draw:text-box>
        <svg:title/>
        <svg:desc/>
      </draw:frame>
      <draw:frame draw:id="id166" presentation:style-name="a998" draw:name="Content Placeholder 2" svg:x="7.07469in" svg:y="4.34394in" svg:width="5.21873in" svg:height="0.34951in" presentation:class="object" presentation:placeholder="false">
        <draw:text-box>
          <text:p text:style-name="a997" text:class-names="" text:cond-style-name=""><text:span text:style-name="a996" text:class-names="">Click to edit row header</text:span></text:p>
        </draw:text-box>
        <svg:title/>
        <svg:desc/>
      </draw:frame>
      <draw:frame draw:id="id167" presentation:style-name="a1001" draw:name="Content Placeholder 2" svg:x="7.07469in" svg:y="4.81775in" svg:width="5.21873in" svg:height="0.34008in" presentation:class="object" presentation:placeholder="false">
        <draw:text-box>
          <text:p text:style-name="a1000" text:class-names="" text:cond-style-name=""><text:span text:style-name="a999" text:class-names="">Click to edit row text</text:span></text:p>
        </draw:text-box>
        <svg:title/>
        <svg:desc/>
      </draw:frame>
      <draw:frame draw:id="id168" presentation:style-name="a1004" draw:name="Content Placeholder 2" svg:x="7.07468in" svg:y="5.56704in" svg:width="5.21873in" svg:height="0.34951in" presentation:class="object" presentation:placeholder="false">
        <draw:text-box>
          <text:p text:style-name="a1003" text:class-names="" text:cond-style-name=""><text:span text:style-name="a1002" text:class-names="">Click to edit row header</text:span></text:p>
        </draw:text-box>
        <svg:title/>
        <svg:desc/>
      </draw:frame>
      <draw:frame draw:id="id169" presentation:style-name="a1007" draw:name="Content Placeholder 2" svg:x="7.07469in" svg:y="6.04085in" svg:width="5.21873in" svg:height="0.45619in" presentation:class="object" presentation:placeholder="false">
        <draw:text-box>
          <text:p text:style-name="a1006" text:class-names="" text:cond-style-name=""><text:span text:style-name="a1005" text:class-names="">Click to edit row text</text:span></text:p>
        </draw:text-box>
        <svg:title/>
        <svg:desc/>
      </draw:frame>
      <draw:custom-shape svg:x="0in" svg:y="6.98765in" svg:width="13.33333in" svg:height="0.51235in" draw:id="id170" draw:style-name="a1010" draw:name="Rectangle 32">
        <svg:title/>
        <svg:desc/>
        <text:p text:style-name="a1009" text:class-names="" text:cond-style-name=""><text:span text:style-name="a10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1" draw:style-name="a1011" draw:name="Picture 38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172" presentation:style-name="a1015" draw:name="Footer Placeholder 4" svg:x="2.75574in" svg:y="7.04417in" svg:width="9.49713in" svg:height="0.39931in" presentation:class="footer" presentation:placeholder="false">
        <draw:text-box>
          <text:p text:style-name="a1014" text:class-names="" text:cond-style-name=""><text:span text:style-name="a1012" text:class-names="">View &gt;&gt; Header and Footer &gt;&gt; Add Unit Name</text:span><text:span text:style-name="a1013" text:class-names=""/></text:p>
        </draw:text-box>
        <svg:title/>
        <svg:desc/>
      </draw:frame>
      <presentation:notes style:page-layout-name="pageLayout2" draw:style-name="a1047">
        <draw:frame draw:id="id2" presentation:style-name="a1018" draw:name="Header Placeholder 1" svg:x="0in" svg:y="0in" svg:width="3.25in" svg:height="0.50174in" presentation:class="header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3" presentation:style-name="a1023" draw:name="Date Placeholder 2" svg:x="4.24826in" svg:y="0in" svg:width="3.25in" svg:height="0.50174in" presentation:class="date-time" presentation:placeholder="false">
          <draw:text-box>
            <text:p text:style-name="a1022" text:class-names="" text:cond-style-name=""><text:span text:style-name="a1019" text:class-names=""><text:date text:fixed="false" style:data-style-name="a1020">5/9/2023</text:date></text:span><text:span text:style-name="a102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024" draw:name="Slide Image Placeholder 3">
          <svg:title/>
          <svg:desc/>
        </draw:page-thumbnail>
        <draw:frame draw:id="id5" presentation:style-name="a1039" draw:name="Notes Placeholder 4" svg:x="0.75in" svg:y="4.8125in" svg:width="6in" svg:height="3.9375in" presentation:class="notes" presentation:placeholder="false">
          <draw:text-box>
            <text:p text:style-name="a1026" text:class-names="" text:cond-style-name=""><text:span text:style-name="a1025" text:class-names="">Click to edit Master text styles</text:span></text:p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Second level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p text:style-name="a1034" text:class-names="" text:cond-style-name=""><text:span text:style-name="a10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list text:style-name="a1038">
                              <text:list-item>
                                <text:p text:style-name="a1037" text:class-names="" text:cond-style-name=""><text:span text:style-name="a10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42" draw:name="Footer Placeholder 5" svg:x="0in" svg:y="9.49826in" svg:width="3.25in" svg:height="0.50174in" presentation:class="foot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7" presentation:style-name="a1046" draw:name="Slide Number Placeholder 6" svg:x="4.24826in" svg:y="9.49826in" svg:width="3.25in" svg:height="0.50174in" presentation:class="page-number" presentation:placeholder="false">
          <draw:text-box>
            <text:p text:style-name="a1045" text:class-names="" text:cond-style-name=""><text:span text:style-name="a1043" text:class-names=""><text:page-number style:num-format="1" text:fixed="false">‹#›</text:page-number></text:span><text:span text:style-name="a1044" text:class-names=""/></text:p>
          </draw:text-box>
          <svg:title/>
          <svg:desc/>
        </draw:frame>
      </presentation:notes>
    </style:master-page>
    <style:master-page style:name="Master1-Layout18-cust-2x2-Grid-Layout" style:page-layout-name="pageLayout1" draw:style-name="a1048">
      <draw:frame draw:id="id173" presentation:style-name="a1051" draw:name="Title 1" svg:x="1.04167in" svg:y="0.57609in" svg:width="11.25in" svg:height="0.95045in" presentation:class="title" presentation:placeholder="false">
        <draw:text-box>
          <text:p text:style-name="a1050" text:class-names="" text:cond-style-name=""><text:span text:style-name="a1049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174" draw:style-name="a1052" draw:name="Straight Connector 6">
        <svg:title/>
        <svg:desc/>
      </draw:connector>
      <draw:frame draw:id="id175" presentation:style-name="a1055" draw:name="Content Placeholder 2" svg:x="1.04167in" svg:y="1.84466in" svg:width="5.24959in" svg:height="0.40905in" presentation:class="object" presentation:placeholder="false">
        <draw:text-box>
          <text:p text:style-name="a1054" text:class-names="" text:cond-style-name=""><text:span text:style-name="a1053" text:class-names="">Click to edit column header</text:span></text:p>
        </draw:text-box>
        <svg:title/>
        <svg:desc/>
      </draw:frame>
      <draw:frame draw:id="id176" presentation:style-name="a1058" draw:name="Content Placeholder 2" svg:x="1.04167in" svg:y="2.44803in" svg:width="5.24958in" svg:height="1.31296in" presentation:class="object" presentation:placeholder="false">
        <draw:text-box>
          <text:p text:style-name="a1057" text:class-names="" text:cond-style-name=""><text:span text:style-name="a1056" text:class-names="">Click to edit column text</text:span></text:p>
        </draw:text-box>
        <svg:title/>
        <svg:desc/>
      </draw:frame>
      <draw:connector draw:type="line" svg:x1="1.03819in" svg:y1="4.14563in" svg:x2="12.29167in" svg:y2="4.14563in" draw:id="id177" draw:style-name="a1059" draw:name="Straight Connector 7">
        <svg:title/>
        <svg:desc/>
      </draw:connector>
      <draw:frame draw:id="id178" presentation:style-name="a1062" draw:name="Content Placeholder 2" svg:x="1.04774in" svg:y="4.60401in" svg:width="5.24959in" svg:height="0.40905in" presentation:class="object" presentation:placeholder="false">
        <draw:text-box>
          <text:p text:style-name="a1061" text:class-names="" text:cond-style-name=""><text:span text:style-name="a1060" text:class-names="">Click to edit column header</text:span></text:p>
        </draw:text-box>
        <svg:title/>
        <svg:desc/>
      </draw:frame>
      <draw:frame draw:id="id179" presentation:style-name="a1065" draw:name="Content Placeholder 2" svg:x="1.04774in" svg:y="5.20738in" svg:width="5.24958in" svg:height="1.29262in" presentation:class="object" presentation:placeholder="false">
        <draw:text-box>
          <text:p text:style-name="a1064" text:class-names="" text:cond-style-name=""><text:span text:style-name="a1063" text:class-names="">Click to edit column text</text:span></text:p>
        </draw:text-box>
        <svg:title/>
        <svg:desc/>
      </draw:frame>
      <draw:connector draw:type="line" svg:x1="6.66667in" svg:y1="1.8366in" svg:x2="6.66667in" svg:y2="6.50935in" draw:id="id180" draw:style-name="a1066" draw:name="Straight Connector 21">
        <svg:title/>
        <svg:desc/>
      </draw:connector>
      <draw:frame draw:id="id181" presentation:style-name="a1069" draw:name="Content Placeholder 2" svg:x="7.03601in" svg:y="1.83367in" svg:width="5.24959in" svg:height="0.40905in" presentation:class="object" presentation:placeholder="false">
        <draw:text-box>
          <text:p text:style-name="a1068" text:class-names="" text:cond-style-name=""><text:span text:style-name="a1067" text:class-names="">Click to edit column header</text:span></text:p>
        </draw:text-box>
        <svg:title/>
        <svg:desc/>
      </draw:frame>
      <draw:frame draw:id="id182" presentation:style-name="a1072" draw:name="Content Placeholder 2" svg:x="7.03601in" svg:y="2.43704in" svg:width="5.24959in" svg:height="1.31296in" presentation:class="object" presentation:placeholder="false">
        <draw:text-box>
          <text:p text:style-name="a1071" text:class-names="" text:cond-style-name=""><text:span text:style-name="a1070" text:class-names="">Click to edit column text</text:span></text:p>
        </draw:text-box>
        <svg:title/>
        <svg:desc/>
      </draw:frame>
      <draw:frame draw:id="id183" presentation:style-name="a1075" draw:name="Content Placeholder 2" svg:x="7.04208in" svg:y="4.59302in" svg:width="5.24959in" svg:height="0.40905in" presentation:class="object" presentation:placeholder="false">
        <draw:text-box>
          <text:p text:style-name="a1074" text:class-names="" text:cond-style-name=""><text:span text:style-name="a1073" text:class-names="">Click to edit column header</text:span></text:p>
        </draw:text-box>
        <svg:title/>
        <svg:desc/>
      </draw:frame>
      <draw:frame draw:id="id184" presentation:style-name="a1078" draw:name="Content Placeholder 2" svg:x="7.04208in" svg:y="5.19639in" svg:width="5.24959in" svg:height="1.31296in" presentation:class="object" presentation:placeholder="false">
        <draw:text-box>
          <text:p text:style-name="a1077" text:class-names="" text:cond-style-name=""><text:span text:style-name="a1076" text:class-names="">Click to edit column text</text:span></text:p>
        </draw:text-box>
        <svg:title/>
        <svg:desc/>
      </draw:frame>
      <draw:custom-shape svg:x="0in" svg:y="6.98765in" svg:width="13.33333in" svg:height="0.51235in" draw:id="id185" draw:style-name="a1081" draw:name="Rectangle 20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6" draw:style-name="a1082" draw:name="Picture 27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187" presentation:style-name="a1086" draw:name="Footer Placeholder 4" svg:x="2.75574in" svg:y="7.04417in" svg:width="9.49713in" svg:height="0.39931in" presentation:class="footer" presentation:placeholder="false">
        <draw:text-box>
          <text:p text:style-name="a1085" text:class-names="" text:cond-style-name=""><text:span text:style-name="a1083" text:class-names="">View &gt;&gt; Header and Footer &gt;&gt; Add Unit Name</text:span><text:span text:style-name="a1084" text:class-names=""/></text:p>
        </draw:text-box>
        <svg:title/>
        <svg:desc/>
      </draw:frame>
      <presentation:notes style:page-layout-name="pageLayout2" draw:style-name="a1118">
        <draw:frame draw:id="id2" presentation:style-name="a1089" draw:name="Header Placeholder 1" svg:x="0in" svg:y="0in" svg:width="3.25in" svg:height="0.50174in" presentation:class="head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3" presentation:style-name="a1094" draw:name="Date Placeholder 2" svg:x="4.24826in" svg:y="0in" svg:width="3.25in" svg:height="0.50174in" presentation:class="date-time" presentation:placeholder="false">
          <draw:text-box>
            <text:p text:style-name="a1093" text:class-names="" text:cond-style-name=""><text:span text:style-name="a1090" text:class-names=""><text:date text:fixed="false" style:data-style-name="a1091">5/9/2023</text:date></text:span><text:span text:style-name="a109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095" draw:name="Slide Image Placeholder 3">
          <svg:title/>
          <svg:desc/>
        </draw:page-thumbnail>
        <draw:frame draw:id="id5" presentation:style-name="a1110" draw:name="Notes Placeholder 4" svg:x="0.75in" svg:y="4.8125in" svg:width="6in" svg:height="3.9375in" presentation:class="notes" presentation:placeholder="false">
          <draw:text-box>
            <text:p text:style-name="a1097" text:class-names="" text:cond-style-name=""><text:span text:style-name="a1096" text:class-names="">Click to edit Master text styles</text:span></text:p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Second level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p text:style-name="a1102" text:class-names="" text:cond-style-name=""><text:span text:style-name="a1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list text:style-name="a1106">
                          <text:list-item>
                            <text:p text:style-name="a1105" text:class-names="" text:cond-style-name=""><text:span text:style-name="a1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list text:style-name="a1109">
                              <text:list-item>
                                <text:p text:style-name="a1108" text:class-names="" text:cond-style-name=""><text:span text:style-name="a1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3" draw:name="Footer Placeholder 5" svg:x="0in" svg:y="9.49826in" svg:width="3.25in" svg:height="0.50174in" presentation:class="foot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7" presentation:style-name="a1117" draw:name="Slide Number Placeholder 6" svg:x="4.24826in" svg:y="9.49826in" svg:width="3.25in" svg:height="0.50174in" presentation:class="page-number" presentation:placeholder="false">
          <draw:text-box>
            <text:p text:style-name="a1116" text:class-names="" text:cond-style-name=""><text:span text:style-name="a1114" text:class-names=""><text:page-number style:num-format="1" text:fixed="false">‹#›</text:page-number></text:span><text:span text:style-name="a1115" text:class-names=""/></text:p>
          </draw:text-box>
          <svg:title/>
          <svg:desc/>
        </draw:frame>
      </presentation:notes>
    </style:master-page>
    <style:master-page style:name="Master1-Layout19-cust-Three-Column-Stat-Layout-" style:page-layout-name="pageLayout1" draw:style-name="a1119">
      <draw:frame draw:id="id188" presentation:style-name="a1122" draw:name="Title 1" svg:x="1.04167in" svg:y="0.57609in" svg:width="11.25in" svg:height="0.95045in" presentation:class="title" presentation:placeholder="false">
        <draw:text-box>
          <text:p text:style-name="a1121" text:class-names="" text:cond-style-name=""><text:span text:style-name="a1120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189" draw:style-name="a1123" draw:name="Straight Connector 6">
        <svg:title/>
        <svg:desc/>
      </draw:connector>
      <draw:frame draw:id="id190" presentation:style-name="a1126" draw:name="Content Placeholder 2" svg:x="1.02699in" svg:y="2.84055in" svg:width="1.90534in" svg:height="0.861in" presentation:class="object" presentation:placeholder="false">
        <draw:text-box>
          <text:p text:style-name="a1125" text:class-names="" text:cond-style-name=""><text:span text:style-name="a1124" text:class-names="">Stat</text:span></text:p>
        </draw:text-box>
        <svg:title/>
        <svg:desc/>
      </draw:frame>
      <draw:frame draw:id="id191" presentation:style-name="a1129" draw:name="Picture Placeholder 50" svg:x="3.32149in" svg:y="2.45301in" svg:width="1.17218in" svg:height="1.19792in" presentation:class="graphic" presentation:placeholder="false">
        <draw:text-box>
          <text:p text:style-name="a1128" text:class-names="" text:cond-style-name=""><text:span text:style-name="a1127" text:class-names="">Click icon to add picture</text:span></text:p>
        </draw:text-box>
        <svg:title/>
        <svg:desc/>
      </draw:frame>
      <draw:connector draw:type="line" svg:x1="0.98044in" svg:y1="3.90783in" svg:x2="4.49367in" svg:y2="3.90783in" draw:id="id192" draw:style-name="a1130" draw:name="Straight Connector 13">
        <svg:title/>
        <svg:desc/>
      </draw:connector>
      <draw:frame draw:id="id193" presentation:style-name="a1133" draw:name="Content Placeholder 2" svg:x="1.02699in" svg:y="4.17725in" svg:width="3.46668in" svg:height="1.1612in" presentation:class="object" presentation:placeholder="false">
        <draw:text-box>
          <text:p text:style-name="a1132" text:class-names="" text:cond-style-name=""><text:span text:style-name="a1131" text:class-names="">Click to edit<text:line-break/>item or step 1</text:span></text:p>
        </draw:text-box>
        <svg:title/>
        <svg:desc/>
      </draw:frame>
      <draw:frame draw:id="id194" presentation:style-name="a1136" draw:name="Content Placeholder 2" svg:x="5.01145in" svg:y="2.84055in" svg:width="1.90534in" svg:height="0.861in" presentation:class="object" presentation:placeholder="false">
        <draw:text-box>
          <text:p text:style-name="a1135" text:class-names="" text:cond-style-name=""><text:span text:style-name="a1134" text:class-names="">Stat</text:span></text:p>
        </draw:text-box>
        <svg:title/>
        <svg:desc/>
      </draw:frame>
      <draw:frame draw:id="id195" presentation:style-name="a1139" draw:name="Picture Placeholder 50" svg:x="7.30595in" svg:y="2.45301in" svg:width="1.17218in" svg:height="1.19792in" presentation:class="graphic" presentation:placeholder="false">
        <draw:text-box>
          <text:p text:style-name="a1138" text:class-names="" text:cond-style-name=""><text:span text:style-name="a1137" text:class-names="">Click icon to add picture</text:span></text:p>
        </draw:text-box>
        <svg:title/>
        <svg:desc/>
      </draw:frame>
      <draw:connector draw:type="line" svg:x1="4.9649in" svg:y1="3.90783in" svg:x2="8.47813in" svg:y2="3.90783in" draw:id="id196" draw:style-name="a1140" draw:name="Straight Connector 19">
        <svg:title/>
        <svg:desc/>
      </draw:connector>
      <draw:frame draw:id="id197" presentation:style-name="a1143" draw:name="Content Placeholder 2" svg:x="5.01145in" svg:y="4.17725in" svg:width="3.46668in" svg:height="1.1612in" presentation:class="object" presentation:placeholder="false">
        <draw:text-box>
          <text:p text:style-name="a1142" text:class-names="" text:cond-style-name=""><text:span text:style-name="a1141" text:class-names="">Click to edit<text:line-break/>item or step 1</text:span></text:p>
        </draw:text-box>
        <svg:title/>
        <svg:desc/>
      </draw:frame>
      <draw:frame draw:id="id198" presentation:style-name="a1146" draw:name="Content Placeholder 2" svg:x="8.99591in" svg:y="2.84055in" svg:width="1.90534in" svg:height="0.861in" presentation:class="object" presentation:placeholder="false">
        <draw:text-box>
          <text:p text:style-name="a1145" text:class-names="" text:cond-style-name=""><text:span text:style-name="a1144" text:class-names="">Stat</text:span></text:p>
        </draw:text-box>
        <svg:title/>
        <svg:desc/>
      </draw:frame>
      <draw:frame draw:id="id199" presentation:style-name="a1149" draw:name="Picture Placeholder 50" svg:x="11.29042in" svg:y="2.45301in" svg:width="1.17218in" svg:height="1.19792in" presentation:class="graphic" presentation:placeholder="false">
        <draw:text-box>
          <text:p text:style-name="a1148" text:class-names="" text:cond-style-name=""><text:span text:style-name="a1147" text:class-names="">Click icon to add picture</text:span></text:p>
        </draw:text-box>
        <svg:title/>
        <svg:desc/>
      </draw:frame>
      <draw:connector draw:type="line" svg:x1="8.94936in" svg:y1="3.90783in" svg:x2="12.4626in" svg:y2="3.90783in" draw:id="id200" draw:style-name="a1150" draw:name="Straight Connector 26">
        <svg:title/>
        <svg:desc/>
      </draw:connector>
      <draw:frame draw:id="id201" presentation:style-name="a1153" draw:name="Content Placeholder 2" svg:x="8.99591in" svg:y="4.17725in" svg:width="3.46668in" svg:height="1.1612in" presentation:class="object" presentation:placeholder="false">
        <draw:text-box>
          <text:p text:style-name="a1152" text:class-names="" text:cond-style-name=""><text:span text:style-name="a1151" text:class-names="">Click to edit<text:line-break/>item or step 1</text:span></text:p>
        </draw:text-box>
        <svg:title/>
        <svg:desc/>
      </draw:frame>
      <draw:custom-shape svg:x="0in" svg:y="6.98765in" svg:width="13.33333in" svg:height="0.51235in" draw:id="id202" draw:style-name="a1156" draw:name="Rectangle 17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3" draw:style-name="a1157" draw:name="Picture 21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204" presentation:style-name="a1161" draw:name="Footer Placeholder 4" svg:x="2.75574in" svg:y="7.04417in" svg:width="9.49713in" svg:height="0.39931in" presentation:class="footer" presentation:placeholder="false">
        <draw:text-box>
          <text:p text:style-name="a1160" text:class-names="" text:cond-style-name=""><text:span text:style-name="a1158" text:class-names="">View</text:span><text:span text:style-name="a1159" text:class-names=""><text:s text:c="1"/>&gt;&gt; Header and Footer &gt;&gt; Add Unit Name</text:span></text:p>
        </draw:text-box>
        <svg:title/>
        <svg:desc/>
      </draw:frame>
      <presentation:notes style:page-layout-name="pageLayout2" draw:style-name="a1193">
        <draw:frame draw:id="id2" presentation:style-name="a1164" draw:name="Header Placeholder 1" svg:x="0in" svg:y="0in" svg:width="3.25in" svg:height="0.50174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3" presentation:style-name="a1169" draw:name="Date Placeholder 2" svg:x="4.24826in" svg:y="0in" svg:width="3.25in" svg:height="0.50174in" presentation:class="date-time" presentation:placeholder="false">
          <draw:text-box>
            <text:p text:style-name="a1168" text:class-names="" text:cond-style-name=""><text:span text:style-name="a1165" text:class-names=""><text:date text:fixed="false" style:data-style-name="a1166">5/9/2023</text:date></text:span><text:span text:style-name="a116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170" draw:name="Slide Image Placeholder 3">
          <svg:title/>
          <svg:desc/>
        </draw:page-thumbnail>
        <draw:frame draw:id="id5" presentation:style-name="a1185" draw:name="Notes Placeholder 4" svg:x="0.75in" svg:y="4.8125in" svg:width="6in" svg:height="3.9375in" presentation:class="notes" presentation:placeholder="false">
          <draw:text-box>
            <text:p text:style-name="a1172" text:class-names="" text:cond-style-name=""><text:span text:style-name="a1171" text:class-names="">Click to edit Master text styles</text:span></text:p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Second level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p text:style-name="a1177" text:class-names="" text:cond-style-name=""><text:span text:style-name="a1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list text:style-name="a1181">
                          <text:list-item>
                            <text:p text:style-name="a1180" text:class-names="" text:cond-style-name=""><text:span text:style-name="a1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list text:style-name="a1184">
                          <text:list-item>
                            <text:list text:style-name="a1184">
                              <text:list-item>
                                <text:p text:style-name="a1183" text:class-names="" text:cond-style-name=""><text:span text:style-name="a11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88" draw:name="Footer Placeholder 5" svg:x="0in" svg:y="9.49826in" svg:width="3.25in" svg:height="0.50174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7" presentation:style-name="a1192" draw:name="Slide Number Placeholder 6" svg:x="4.24826in" svg:y="9.49826in" svg:width="3.25in" svg:height="0.50174in" presentation:class="page-number" presentation:placeholder="false">
          <draw:text-box>
            <text:p text:style-name="a1191" text:class-names="" text:cond-style-name=""><text:span text:style-name="a1189" text:class-names=""><text:page-number style:num-format="1" text:fixed="false">‹#›</text:page-number></text:span><text:span text:style-name="a1190" text:class-names=""/></text:p>
          </draw:text-box>
          <svg:title/>
          <svg:desc/>
        </draw:frame>
      </presentation:notes>
    </style:master-page>
    <style:master-page style:name="Master1-Layout20-cust-Three-Column-Icon-Layout" style:page-layout-name="pageLayout1" draw:style-name="a1194">
      <draw:frame draw:id="id205" presentation:style-name="a1197" draw:name="Title 1" svg:x="1.04167in" svg:y="0.57609in" svg:width="11.25in" svg:height="0.95045in" presentation:class="title" presentation:placeholder="false">
        <draw:text-box>
          <text:p text:style-name="a1196" text:class-names="" text:cond-style-name=""><text:span text:style-name="a1195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206" draw:style-name="a1198" draw:name="Straight Connector 6">
        <svg:title/>
        <svg:desc/>
      </draw:connector>
      <draw:connector draw:type="line" svg:x1="2.77326in" svg:y1="3.19538in" svg:x2="10.54996in" svg:y2="3.19538in" draw:id="id207" draw:style-name="a1199" draw:name="Straight Connector 7">
        <svg:title/>
        <svg:desc/>
      </draw:connector>
      <draw:custom-shape svg:x="1.82059in" svg:y="2.24272in" svg:width="1.90534in" svg:height="1.90534in" draw:id="id208" draw:style-name="a1202" draw:name="Oval 1">
        <svg:title/>
        <svg:desc/>
        <text:p text:style-name="a1201" text:class-names="" text:cond-style-name=""><text:span text:style-name="a120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presentation:style-name="a1205" draw:name="Picture Placeholder 3" svg:x="2.13682in" svg:y="2.55629in" svg:width="1.2931in" svg:height="1.33708in" presentation:class="graphic" presentation:placeholder="false">
        <draw:text-box>
          <text:p text:style-name="a1204" text:class-names="" text:cond-style-name=""><text:span text:style-name="a1203" text:class-names="">Click icon to add picture</text:span></text:p>
        </draw:text-box>
        <svg:title/>
        <svg:desc/>
      </draw:frame>
      <draw:frame draw:id="id210" presentation:style-name="a1208" draw:name="Content Placeholder 2" svg:x="1.04167in" svg:y="4.46048in" svg:width="3.46319in" svg:height="0.82524in" presentation:class="object" presentation:placeholder="false">
        <draw:text-box>
          <text:p text:style-name="a1207" text:class-names="" text:cond-style-name=""><text:span text:style-name="a1206" text:class-names="">Click to edit<text:line-break/>item or step 1</text:span></text:p>
        </draw:text-box>
        <svg:title/>
        <svg:desc/>
      </draw:frame>
      <draw:custom-shape svg:x="5.72173in" svg:y="2.24272in" svg:width="1.90534in" svg:height="1.90534in" draw:id="id211" draw:style-name="a1211" draw:name="Oval 18">
        <svg:title/>
        <svg:desc/>
        <text:p text:style-name="a1210" text:class-names="" text:cond-style-name=""><text:span text:style-name="a120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2" presentation:style-name="a1214" draw:name="Picture Placeholder 3" svg:x="6.01506in" svg:y="2.52684in" svg:width="1.2931in" svg:height="1.33708in" presentation:class="graphic" presentation:placeholder="false">
        <draw:text-box>
          <text:p text:style-name="a1213" text:class-names="" text:cond-style-name=""><text:span text:style-name="a1212" text:class-names="">Click icon to add picture</text:span></text:p>
        </draw:text-box>
        <svg:title/>
        <svg:desc/>
      </draw:frame>
      <draw:frame draw:id="id213" presentation:style-name="a1217" draw:name="Content Placeholder 2" svg:x="5.04854in" svg:y="4.46048in" svg:width="3.25172in" svg:height="0.82524in" presentation:class="object" presentation:placeholder="false">
        <draw:text-box>
          <text:p text:style-name="a1216" text:class-names="" text:cond-style-name=""><text:span text:style-name="a1215" text:class-names="">Click to edit<text:line-break/>item or step 2</text:span></text:p>
        </draw:text-box>
        <svg:title/>
        <svg:desc/>
      </draw:frame>
      <draw:custom-shape svg:x="9.59729in" svg:y="2.24272in" svg:width="1.90534in" svg:height="1.90534in" draw:id="id214" draw:style-name="a1220" draw:name="Oval 19">
        <svg:title/>
        <svg:desc/>
        <text:p text:style-name="a1219" text:class-names="" text:cond-style-name=""><text:span text:style-name="a121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5" presentation:style-name="a1223" draw:name="Picture Placeholder 3" svg:x="9.8933in" svg:y="2.51436in" svg:width="1.2931in" svg:height="1.33708in" presentation:class="graphic" presentation:placeholder="false">
        <draw:text-box>
          <text:p text:style-name="a1222" text:class-names="" text:cond-style-name=""><text:span text:style-name="a1221" text:class-names="">Click icon to add picture</text:span></text:p>
        </draw:text-box>
        <svg:title/>
        <svg:desc/>
      </draw:frame>
      <draw:frame draw:id="id216" presentation:style-name="a1226" draw:name="Content Placeholder 2" svg:x="8.81837in" svg:y="4.46048in" svg:width="3.46319in" svg:height="0.82524in" presentation:class="object" presentation:placeholder="false">
        <draw:text-box>
          <text:p text:style-name="a1225" text:class-names="" text:cond-style-name=""><text:span text:style-name="a1224" text:class-names="">Click to edit<text:line-break/>item or step 1</text:span></text:p>
        </draw:text-box>
        <svg:title/>
        <svg:desc/>
      </draw:frame>
      <draw:custom-shape svg:x="0in" svg:y="6.98765in" svg:width="13.33333in" svg:height="0.51235in" draw:id="id217" draw:style-name="a1229" draw:name="Rectangle 17">
        <svg:title/>
        <svg:desc/>
        <text:p text:style-name="a1228" text:class-names="" text:cond-style-name=""><text:span text:style-name="a1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8" draw:style-name="a1230" draw:name="Picture 21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219" presentation:style-name="a1233" draw:name="Footer Placeholder 4" svg:x="2.75574in" svg:y="7.04417in" svg:width="9.49713in" svg:height="0.39931in" presentation:class="footer" presentation:placeholder="false">
        <draw:text-box>
          <text:p text:style-name="a1232" text:class-names="" text:cond-style-name=""><text:span text:style-name="a1231" text:class-names="">View &gt;&gt; Header and Footer &gt;&gt; Add Unit Name</text:span></text:p>
        </draw:text-box>
        <svg:title/>
        <svg:desc/>
      </draw:frame>
      <presentation:notes style:page-layout-name="pageLayout2" draw:style-name="a1265">
        <draw:frame draw:id="id2" presentation:style-name="a1236" draw:name="Header Placeholder 1" svg:x="0in" svg:y="0in" svg:width="3.25in" svg:height="0.50174in" presentation:class="head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3" presentation:style-name="a1241" draw:name="Date Placeholder 2" svg:x="4.24826in" svg:y="0in" svg:width="3.25in" svg:height="0.50174in" presentation:class="date-time" presentation:placeholder="false">
          <draw:text-box>
            <text:p text:style-name="a1240" text:class-names="" text:cond-style-name=""><text:span text:style-name="a1237" text:class-names=""><text:date text:fixed="false" style:data-style-name="a1238">5/9/2023</text:date></text:span><text:span text:style-name="a123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242" draw:name="Slide Image Placeholder 3">
          <svg:title/>
          <svg:desc/>
        </draw:page-thumbnail>
        <draw:frame draw:id="id5" presentation:style-name="a1257" draw:name="Notes Placeholder 4" svg:x="0.75in" svg:y="4.8125in" svg:width="6in" svg:height="3.9375in" presentation:class="notes" presentation:placeholder="false">
          <draw:text-box>
            <text:p text:style-name="a1244" text:class-names="" text:cond-style-name=""><text:span text:style-name="a1243" text:class-names="">Click to edit Master text styles</text:span></text:p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Second level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p text:style-name="a1249" text:class-names="" text:cond-style-name=""><text:span text:style-name="a12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list text:style-name="a1253">
                          <text:list-item>
                            <text:p text:style-name="a1252" text:class-names="" text:cond-style-name=""><text:span text:style-name="a12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list text:style-name="a1256">
                          <text:list-item>
                            <text:list text:style-name="a1256">
                              <text:list-item>
                                <text:p text:style-name="a1255" text:class-names="" text:cond-style-name=""><text:span text:style-name="a12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60" draw:name="Footer Placeholder 5" svg:x="0in" svg:y="9.49826in" svg:width="3.25in" svg:height="0.50174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4" draw:name="Slide Number Placeholder 6" svg:x="4.24826in" svg:y="9.49826in" svg:width="3.25in" svg:height="0.50174in" presentation:class="page-number" presentation:placeholder="false">
          <draw:text-box>
            <text:p text:style-name="a1263" text:class-names="" text:cond-style-name=""><text:span text:style-name="a1261" text:class-names=""><text:page-number style:num-format="1" text:fixed="false">‹#›</text:page-number></text:span><text:span text:style-name="a1262" text:class-names=""/></text:p>
          </draw:text-box>
          <svg:title/>
          <svg:desc/>
        </draw:frame>
      </presentation:notes>
    </style:master-page>
    <style:master-page style:name="Master1-Layout21-cust-Four-Column-Icon-Layout" style:page-layout-name="pageLayout1" draw:style-name="a1266">
      <draw:frame draw:id="id220" presentation:style-name="a1269" draw:name="Title 1" svg:x="1.04167in" svg:y="0.57609in" svg:width="11.25in" svg:height="0.95045in" presentation:class="title" presentation:placeholder="false">
        <draw:text-box>
          <text:p text:style-name="a1268" text:class-names="" text:cond-style-name=""><text:span text:style-name="a1267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221" draw:style-name="a1270" draw:name="Straight Connector 6">
        <svg:title/>
        <svg:desc/>
      </draw:connector>
      <draw:connector draw:type="line" svg:x1="2.77326in" svg:y1="3.19538in" svg:x2="10.54996in" svg:y2="3.19538in" draw:id="id222" draw:style-name="a1271" draw:name="Straight Connector 31">
        <svg:title/>
        <svg:desc/>
      </draw:connector>
      <draw:custom-shape svg:x="1.37884in" svg:y="2.24272in" svg:width="1.90534in" svg:height="1.90534in" draw:id="id223" draw:style-name="a1274" draw:name="Oval 24">
        <svg:title/>
        <svg:desc/>
        <text:p text:style-name="a1273" text:class-names="" text:cond-style-name=""><text:span text:style-name="a12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4" presentation:style-name="a1277" draw:name="Picture Placeholder 3" svg:x="1.68496in" svg:y="2.52809in" svg:width="1.2931in" svg:height="1.33708in" presentation:class="graphic" presentation:placeholder="false">
        <draw:text-box>
          <text:p text:style-name="a1276" text:class-names="" text:cond-style-name=""><text:span text:style-name="a1275" text:class-names="">Click icon to add picture</text:span></text:p>
        </draw:text-box>
        <svg:title/>
        <svg:desc/>
      </draw:frame>
      <draw:frame draw:id="id225" presentation:style-name="a1280" draw:name="Content Placeholder 2" svg:x="1.04167in" svg:y="4.46048in" svg:width="2.57969in" svg:height="0.82524in" presentation:class="object" presentation:placeholder="false">
        <draw:text-box>
          <text:p text:style-name="a1279" text:class-names="" text:cond-style-name=""><text:span text:style-name="a1278" text:class-names="">Click to edit<text:line-break/>item or step 1</text:span></text:p>
        </draw:text-box>
        <svg:title/>
        <svg:desc/>
      </draw:frame>
      <draw:custom-shape svg:x="4.30428in" svg:y="2.24272in" svg:width="1.90534in" svg:height="1.90534in" draw:id="id226" draw:style-name="a1283" draw:name="Oval 26">
        <svg:title/>
        <svg:desc/>
        <text:p text:style-name="a1282" text:class-names="" text:cond-style-name=""><text:span text:style-name="a12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7" presentation:style-name="a1286" draw:name="Picture Placeholder 3" svg:x="4.61701in" svg:y="2.49438in" svg:width="1.2931in" svg:height="1.33708in" presentation:class="graphic" presentation:placeholder="false">
        <draw:text-box>
          <text:p text:style-name="a1285" text:class-names="" text:cond-style-name=""><text:span text:style-name="a1284" text:class-names="">Click icon to add picture</text:span></text:p>
        </draw:text-box>
        <svg:title/>
        <svg:desc/>
      </draw:frame>
      <draw:frame draw:id="id228" presentation:style-name="a1289" draw:name="Content Placeholder 2" svg:x="3.9671in" svg:y="4.46048in" svg:width="2.57969in" svg:height="0.82524in" presentation:class="object" presentation:placeholder="false">
        <draw:text-box>
          <text:p text:style-name="a1288" text:class-names="" text:cond-style-name=""><text:span text:style-name="a1287" text:class-names="">Click to edit<text:line-break/>item or step 1</text:span></text:p>
        </draw:text-box>
        <svg:title/>
        <svg:desc/>
      </draw:frame>
      <draw:custom-shape svg:x="7.12372in" svg:y="2.24272in" svg:width="1.90534in" svg:height="1.90534in" draw:id="id229" draw:style-name="a1292" draw:name="Oval 28">
        <svg:title/>
        <svg:desc/>
        <text:p text:style-name="a1291" text:class-names="" text:cond-style-name=""><text:span text:style-name="a129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30" presentation:style-name="a1295" draw:name="Picture Placeholder 3" svg:x="7.42984in" svg:y="2.52622in" svg:width="1.2931in" svg:height="1.33708in" presentation:class="graphic" presentation:placeholder="false">
        <draw:text-box>
          <text:p text:style-name="a1294" text:class-names="" text:cond-style-name=""><text:span text:style-name="a1293" text:class-names="">Click icon to add picture</text:span></text:p>
        </draw:text-box>
        <svg:title/>
        <svg:desc/>
      </draw:frame>
      <draw:frame draw:id="id231" presentation:style-name="a1298" draw:name="Content Placeholder 2" svg:x="6.78655in" svg:y="4.46048in" svg:width="2.57969in" svg:height="0.82524in" presentation:class="object" presentation:placeholder="false">
        <draw:text-box>
          <text:p text:style-name="a1297" text:class-names="" text:cond-style-name=""><text:span text:style-name="a1296" text:class-names="">Click to edit<text:line-break/>item or step 1</text:span></text:p>
        </draw:text-box>
        <svg:title/>
        <svg:desc/>
      </draw:frame>
      <draw:custom-shape svg:x="10.04915in" svg:y="2.23658in" svg:width="1.90534in" svg:height="1.90534in" draw:id="id232" draw:style-name="a1301" draw:name="Oval 30">
        <svg:title/>
        <svg:desc/>
        <text:p text:style-name="a1300" text:class-names="" text:cond-style-name=""><text:span text:style-name="a12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33" presentation:style-name="a1304" draw:name="Picture Placeholder 3" svg:x="10.36046in" svg:y="2.52809in" svg:width="1.2931in" svg:height="1.33708in" presentation:class="graphic" presentation:placeholder="false">
        <draw:text-box>
          <text:p text:style-name="a1303" text:class-names="" text:cond-style-name=""><text:span text:style-name="a1302" text:class-names="">Click icon to add picture</text:span></text:p>
        </draw:text-box>
        <svg:title/>
        <svg:desc/>
      </draw:frame>
      <draw:frame draw:id="id234" presentation:style-name="a1307" draw:name="Content Placeholder 2" svg:x="9.71198in" svg:y="4.45435in" svg:width="2.57969in" svg:height="0.82524in" presentation:class="object" presentation:placeholder="false">
        <draw:text-box>
          <text:p text:style-name="a1306" text:class-names="" text:cond-style-name=""><text:span text:style-name="a1305" text:class-names="">Click to edit<text:line-break/>item or step 1</text:span></text:p>
        </draw:text-box>
        <svg:title/>
        <svg:desc/>
      </draw:frame>
      <draw:custom-shape svg:x="0in" svg:y="6.98765in" svg:width="13.33333in" svg:height="0.51235in" draw:id="id235" draw:style-name="a1310" draw:name="Rectangle 15">
        <svg:title/>
        <svg:desc/>
        <text:p text:style-name="a1309" text:class-names="" text:cond-style-name=""><text:span text:style-name="a1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6" draw:style-name="a1311" draw:name="Picture 19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237" presentation:style-name="a1316" draw:name="Footer Placeholder 4" svg:x="2.75574in" svg:y="7.04417in" svg:width="9.49713in" svg:height="0.39931in" presentation:class="footer" presentation:placeholder="false">
        <draw:text-box>
          <text:p text:style-name="a1315" text:class-names="" text:cond-style-name=""><text:span text:style-name="a1312" text:class-names="">View<text:s text:c="1"/></text:span><text:span text:style-name="a1313" text:class-names="">&gt;&gt;</text:span><text:span text:style-name="a1314" text:class-names=""><text:s text:c="1"/>Header and Footer &gt;&gt; Add Unit Name</text:span></text:p>
        </draw:text-box>
        <svg:title/>
        <svg:desc/>
      </draw:frame>
      <presentation:notes style:page-layout-name="pageLayout2" draw:style-name="a1348">
        <draw:frame draw:id="id2" presentation:style-name="a1319" draw:name="Header Placeholder 1" svg:x="0in" svg:y="0in" svg:width="3.25in" svg:height="0.50174in" presentation:class="header" presentation:placeholder="false">
          <draw:text-box>
            <text:p text:style-name="a1318" text:class-names="" text:cond-style-name=""><text:span text:style-name="a1317" text:class-names=""/></text:p>
          </draw:text-box>
          <svg:title/>
          <svg:desc/>
        </draw:frame>
        <draw:frame draw:id="id3" presentation:style-name="a1324" draw:name="Date Placeholder 2" svg:x="4.24826in" svg:y="0in" svg:width="3.25in" svg:height="0.50174in" presentation:class="date-time" presentation:placeholder="false">
          <draw:text-box>
            <text:p text:style-name="a1323" text:class-names="" text:cond-style-name=""><text:span text:style-name="a1320" text:class-names=""><text:date text:fixed="false" style:data-style-name="a1321">5/9/2023</text:date></text:span><text:span text:style-name="a132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325" draw:name="Slide Image Placeholder 3">
          <svg:title/>
          <svg:desc/>
        </draw:page-thumbnail>
        <draw:frame draw:id="id5" presentation:style-name="a1340" draw:name="Notes Placeholder 4" svg:x="0.75in" svg:y="4.8125in" svg:width="6in" svg:height="3.9375in" presentation:class="notes" presentation:placeholder="false">
          <draw:text-box>
            <text:p text:style-name="a1327" text:class-names="" text:cond-style-name=""><text:span text:style-name="a1326" text:class-names="">Click to edit Master text styles</text:span></text:p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Second level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list text:style-name="a1333">
                      <text:list-item>
                        <text:p text:style-name="a1332" text:class-names="" text:cond-style-name=""><text:span text:style-name="a13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list text:style-name="a1336">
                      <text:list-item>
                        <text:list text:style-name="a1336">
                          <text:list-item>
                            <text:p text:style-name="a1335" text:class-names="" text:cond-style-name=""><text:span text:style-name="a13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list text:style-name="a1339">
                          <text:list-item>
                            <text:list text:style-name="a1339">
                              <text:list-item>
                                <text:p text:style-name="a1338" text:class-names="" text:cond-style-name=""><text:span text:style-name="a13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3" draw:name="Footer Placeholder 5" svg:x="0in" svg:y="9.49826in" svg:width="3.25in" svg:height="0.50174in" presentation:class="footer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7" presentation:style-name="a1347" draw:name="Slide Number Placeholder 6" svg:x="4.24826in" svg:y="9.49826in" svg:width="3.25in" svg:height="0.50174in" presentation:class="page-number" presentation:placeholder="false">
          <draw:text-box>
            <text:p text:style-name="a1346" text:class-names="" text:cond-style-name=""><text:span text:style-name="a1344" text:class-names=""><text:page-number style:num-format="1" text:fixed="false">‹#›</text:page-number></text:span><text:span text:style-name="a1345" text:class-names=""/></text:p>
          </draw:text-box>
          <svg:title/>
          <svg:desc/>
        </draw:frame>
      </presentation:notes>
    </style:master-page>
    <style:master-page style:name="Master1-Layout22-cust-Five-Column-Icon-Layout" style:page-layout-name="pageLayout1" draw:style-name="a1349">
      <draw:frame draw:id="id238" presentation:style-name="a1352" draw:name="Title 1" svg:x="1.04167in" svg:y="0.57609in" svg:width="11.25in" svg:height="0.95045in" presentation:class="title" presentation:placeholder="false">
        <draw:text-box>
          <text:p text:style-name="a1351" text:class-names="" text:cond-style-name=""><text:span text:style-name="a1350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239" draw:style-name="a1353" draw:name="Straight Connector 6">
        <svg:title/>
        <svg:desc/>
      </draw:connector>
      <draw:connector draw:type="line" svg:x1="2.77326in" svg:y1="3.19538in" svg:x2="10.54996in" svg:y2="3.19538in" draw:id="id240" draw:style-name="a1354" draw:name="Straight Connector 31">
        <svg:title/>
        <svg:desc/>
      </draw:connector>
      <draw:custom-shape svg:x="1.28547in" svg:y="2.32465in" svg:width="1.74386in" svg:height="1.74386in" draw:id="id241" draw:style-name="a1357" draw:name="Oval 24">
        <svg:title/>
        <svg:desc/>
        <text:p text:style-name="a1356" text:class-names="" text:cond-style-name=""><text:span text:style-name="a135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42" presentation:style-name="a1360" draw:name="Picture Placeholder 3" svg:x="1.58462in" svg:y="2.6285in" svg:width="1.12653in" svg:height="1.1882in" presentation:class="graphic" presentation:placeholder="false">
        <draw:text-box>
          <text:p text:style-name="a1359" text:class-names="" text:cond-style-name=""><text:span text:style-name="a1358" text:class-names="">Click icon to add picture</text:span></text:p>
        </draw:text-box>
        <svg:title/>
        <svg:desc/>
      </draw:frame>
      <draw:frame draw:id="id243" presentation:style-name="a1363" draw:name="Content Placeholder 2" svg:x="1.28547in" svg:y="4.46048in" svg:width="1.75143in" svg:height="0.82524in" presentation:class="object" presentation:placeholder="false">
        <draw:text-box>
          <text:p text:style-name="a1362" text:class-names="" text:cond-style-name=""><text:span text:style-name="a1361" text:class-names="">Click to edit<text:line-break/>item or step 1</text:span></text:p>
        </draw:text-box>
        <svg:title/>
        <svg:desc/>
      </draw:frame>
      <draw:custom-shape svg:x="3.52376in" svg:y="2.32465in" svg:width="1.74386in" svg:height="1.74386in" draw:id="id244" draw:style-name="a1366" draw:name="Oval 26">
        <svg:title/>
        <svg:desc/>
        <text:p text:style-name="a1365" text:class-names="" text:cond-style-name=""><text:span text:style-name="a136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45" presentation:style-name="a1369" draw:name="Picture Placeholder 3" svg:x="3.83078in" svg:y="2.60726in" svg:width="1.12653in" svg:height="1.1882in" presentation:class="graphic" presentation:placeholder="false">
        <draw:text-box>
          <text:p text:style-name="a1368" text:class-names="" text:cond-style-name=""><text:span text:style-name="a1367" text:class-names="">Click icon to add picture</text:span></text:p>
        </draw:text-box>
        <svg:title/>
        <svg:desc/>
      </draw:frame>
      <draw:frame draw:id="id246" presentation:style-name="a1372" draw:name="Content Placeholder 2" svg:x="3.52799in" svg:y="4.46296in" svg:width="1.75143in" svg:height="0.82524in" presentation:class="object" presentation:placeholder="false">
        <draw:text-box>
          <text:p text:style-name="a1371" text:class-names="" text:cond-style-name=""><text:span text:style-name="a1370" text:class-names="">Click to edit<text:line-break/>item or step 2</text:span></text:p>
        </draw:text-box>
        <svg:title/>
        <svg:desc/>
      </draw:frame>
      <draw:custom-shape svg:x="5.80271in" svg:y="2.32465in" svg:width="1.74386in" svg:height="1.74386in" draw:id="id247" draw:style-name="a1375" draw:name="Oval 28">
        <svg:title/>
        <svg:desc/>
        <text:p text:style-name="a1374" text:class-names="" text:cond-style-name=""><text:span text:style-name="a13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48" presentation:style-name="a1378" draw:name="Picture Placeholder 3" svg:x="6.11137in" svg:y="2.58905in" svg:width="1.12653in" svg:height="1.1882in" presentation:class="graphic" presentation:placeholder="false">
        <draw:text-box>
          <text:p text:style-name="a1377" text:class-names="" text:cond-style-name=""><text:span text:style-name="a1376" text:class-names="">Click icon to add picture</text:span></text:p>
        </draw:text-box>
        <svg:title/>
        <svg:desc/>
      </draw:frame>
      <draw:frame draw:id="id249" presentation:style-name="a1381" draw:name="Content Placeholder 2" svg:x="5.78042in" svg:y="4.47897in" svg:width="1.75143in" svg:height="0.82524in" presentation:class="object" presentation:placeholder="false">
        <draw:text-box>
          <text:p text:style-name="a1380" text:class-names="" text:cond-style-name=""><text:span text:style-name="a1379" text:class-names="">Click to edit<text:line-break/>item or step 3</text:span></text:p>
        </draw:text-box>
        <svg:title/>
        <svg:desc/>
      </draw:frame>
      <draw:custom-shape svg:x="8.03458in" svg:y="2.31851in" svg:width="1.74386in" svg:height="1.74386in" draw:id="id250" draw:style-name="a1384" draw:name="Oval 30">
        <svg:title/>
        <svg:desc/>
        <text:p text:style-name="a1383" text:class-names="" text:cond-style-name=""><text:span text:style-name="a138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1" presentation:style-name="a1387" draw:name="Picture Placeholder 3" svg:x="8.29315in" svg:y="2.60506in" svg:width="1.22673in" svg:height="1.1882in" presentation:class="graphic" presentation:placeholder="false">
        <draw:text-box>
          <text:p text:style-name="a1386" text:class-names="" text:cond-style-name=""><text:span text:style-name="a1385" text:class-names="">Click icon to add picture</text:span></text:p>
        </draw:text-box>
        <svg:title/>
        <svg:desc/>
      </draw:frame>
      <draw:frame draw:id="id252" presentation:style-name="a1390" draw:name="Content Placeholder 2" svg:x="8.01138in" svg:y="4.48174in" svg:width="1.75143in" svg:height="0.82524in" presentation:class="object" presentation:placeholder="false">
        <draw:text-box>
          <text:p text:style-name="a1389" text:class-names="" text:cond-style-name=""><text:span text:style-name="a1388" text:class-names="">Click to edit<text:line-break/>item or step 4</text:span></text:p>
        </draw:text-box>
        <svg:title/>
        <svg:desc/>
      </draw:frame>
      <draw:custom-shape svg:x="10.3181in" svg:y="2.33369in" svg:width="1.74386in" svg:height="1.74386in" draw:id="id253" draw:style-name="a1393" draw:name="Oval 38">
        <svg:title/>
        <svg:desc/>
        <text:p text:style-name="a1392" text:class-names="" text:cond-style-name=""><text:span text:style-name="a139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4" presentation:style-name="a1396" draw:name="Picture Placeholder 3" svg:x="10.58836in" svg:y="2.61311in" svg:width="1.20334in" svg:height="1.1882in" presentation:class="graphic" presentation:placeholder="false">
        <draw:text-box>
          <text:p text:style-name="a1395" text:class-names="" text:cond-style-name=""><text:span text:style-name="a1394" text:class-names="">Click icon to add picture</text:span></text:p>
        </draw:text-box>
        <svg:title/>
        <svg:desc/>
      </draw:frame>
      <draw:frame draw:id="id255" presentation:style-name="a1399" draw:name="Content Placeholder 2" svg:x="10.30083in" svg:y="4.49197in" svg:width="1.75143in" svg:height="0.82524in" presentation:class="object" presentation:placeholder="false">
        <draw:text-box>
          <text:p text:style-name="a1398" text:class-names="" text:cond-style-name=""><text:span text:style-name="a1397" text:class-names="">Click to edit<text:line-break/>item or step 5</text:span></text:p>
        </draw:text-box>
        <svg:title/>
        <svg:desc/>
      </draw:frame>
      <draw:custom-shape svg:x="0in" svg:y="6.98765in" svg:width="13.33333in" svg:height="0.51235in" draw:id="id256" draw:style-name="a1402" draw:name="Rectangle 19">
        <svg:title/>
        <svg:desc/>
        <text:p text:style-name="a1401" text:class-names="" text:cond-style-name=""><text:span text:style-name="a1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7" draw:style-name="a1403" draw:name="Picture 21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258" presentation:style-name="a1407" draw:name="Footer Placeholder 4" svg:x="2.75574in" svg:y="7.04417in" svg:width="9.49713in" svg:height="0.39931in" presentation:class="footer" presentation:placeholder="false">
        <draw:text-box>
          <text:p text:style-name="a1406" text:class-names="" text:cond-style-name=""><text:span text:style-name="a1404" text:class-names="">View</text:span><text:span text:style-name="a1405" text:class-names=""><text:s text:c="1"/>&gt;&gt; Header and Footer &gt;&gt; Add Unit Name</text:span></text:p>
        </draw:text-box>
        <svg:title/>
        <svg:desc/>
      </draw:frame>
      <presentation:notes style:page-layout-name="pageLayout2" draw:style-name="a1439">
        <draw:frame draw:id="id2" presentation:style-name="a1410" draw:name="Header Placeholder 1" svg:x="0in" svg:y="0in" svg:width="3.25in" svg:height="0.50174in" presentation:class="head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3" presentation:style-name="a1415" draw:name="Date Placeholder 2" svg:x="4.24826in" svg:y="0in" svg:width="3.25in" svg:height="0.50174in" presentation:class="date-time" presentation:placeholder="false">
          <draw:text-box>
            <text:p text:style-name="a1414" text:class-names="" text:cond-style-name=""><text:span text:style-name="a1411" text:class-names=""><text:date text:fixed="false" style:data-style-name="a1412">5/9/2023</text:date></text:span><text:span text:style-name="a141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416" draw:name="Slide Image Placeholder 3">
          <svg:title/>
          <svg:desc/>
        </draw:page-thumbnail>
        <draw:frame draw:id="id5" presentation:style-name="a1431" draw:name="Notes Placeholder 4" svg:x="0.75in" svg:y="4.8125in" svg:width="6in" svg:height="3.9375in" presentation:class="notes" presentation:placeholder="false">
          <draw:text-box>
            <text:p text:style-name="a1418" text:class-names="" text:cond-style-name=""><text:span text:style-name="a1417" text:class-names="">Click to edit Master text styles</text:span></text:p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Second level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list text:style-name="a1424">
                      <text:list-item>
                        <text:p text:style-name="a1423" text:class-names="" text:cond-style-name=""><text:span text:style-name="a1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list text:style-name="a1427">
                      <text:list-item>
                        <text:list text:style-name="a1427">
                          <text:list-item>
                            <text:p text:style-name="a1426" text:class-names="" text:cond-style-name=""><text:span text:style-name="a1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list text:style-name="a1430">
                      <text:list-item>
                        <text:list text:style-name="a1430">
                          <text:list-item>
                            <text:list text:style-name="a1430">
                              <text:list-item>
                                <text:p text:style-name="a1429" text:class-names="" text:cond-style-name=""><text:span text:style-name="a14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4" draw:name="Footer Placeholder 5" svg:x="0in" svg:y="9.49826in" svg:width="3.25in" svg:height="0.50174in" presentation:class="foot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7" presentation:style-name="a1438" draw:name="Slide Number Placeholder 6" svg:x="4.24826in" svg:y="9.49826in" svg:width="3.25in" svg:height="0.50174in" presentation:class="page-number" presentation:placeholder="false">
          <draw:text-box>
            <text:p text:style-name="a1437" text:class-names="" text:cond-style-name=""><text:span text:style-name="a1435" text:class-names=""><text:page-number style:num-format="1" text:fixed="false">‹#›</text:page-number></text:span><text:span text:style-name="a1436" text:class-names=""/></text:p>
          </draw:text-box>
          <svg:title/>
          <svg:desc/>
        </draw:frame>
      </presentation:notes>
    </style:master-page>
    <style:master-page style:name="Master1-Layout23-cust-Three-Column-Photo-Layout" style:page-layout-name="pageLayout1" draw:style-name="a1440">
      <draw:frame draw:id="id259" presentation:style-name="a1443" draw:name="Title 1" svg:x="1.04167in" svg:y="0.57609in" svg:width="11.25in" svg:height="0.95045in" presentation:class="title" presentation:placeholder="false">
        <draw:text-box>
          <text:p text:style-name="a1442" text:class-names="" text:cond-style-name=""><text:span text:style-name="a1441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260" draw:style-name="a1444" draw:name="Straight Connector 6">
        <svg:title/>
        <svg:desc/>
      </draw:connector>
      <draw:frame draw:id="id261" presentation:style-name="a1447" draw:name="Picture Placeholder 3" svg:x="1.03819in" svg:y="1.84215in" svg:width="3.46701in" svg:height="1.77341in" presentation:class="graphic" presentation:placeholder="false">
        <draw:text-box>
          <text:p text:style-name="a1446" text:class-names="" text:cond-style-name=""><text:span text:style-name="a1445" text:class-names="">Click icon to add picture</text:span></text:p>
        </draw:text-box>
        <svg:title/>
        <svg:desc/>
      </draw:frame>
      <draw:frame draw:id="id262" presentation:style-name="a1450" draw:name="Content Placeholder 2" svg:x="1.04167in" svg:y="3.88114in" svg:width="3.46319in" svg:height="0.82524in" presentation:class="object" presentation:placeholder="false">
        <draw:text-box>
          <text:p text:style-name="a1449" text:class-names="" text:cond-style-name=""><text:span text:style-name="a1448" text:class-names="">Click to edit column header</text:span></text:p>
        </draw:text-box>
        <svg:title/>
        <svg:desc/>
      </draw:frame>
      <draw:frame draw:id="id263" presentation:style-name="a1453" draw:name="Content Placeholder 2" svg:x="1.04167in" svg:y="4.79419in" svg:width="3.46319in" svg:height="1.54032in" presentation:class="object" presentation:placeholder="false">
        <draw:text-box>
          <text:p text:style-name="a1452" text:class-names="" text:cond-style-name=""><text:span text:style-name="a1451" text:class-names="">Click to edit column text</text:span></text:p>
        </draw:text-box>
        <svg:title/>
        <svg:desc/>
      </draw:frame>
      <draw:connector draw:type="line" svg:x1="4.78641in" svg:y1="1.8366in" svg:x2="4.78641in" svg:y2="6.5in" draw:id="id264" draw:style-name="a1454" draw:name="Straight Connector 10">
        <svg:title/>
        <svg:desc/>
      </draw:connector>
      <draw:frame draw:id="id265" presentation:style-name="a1457" draw:name="Picture Placeholder 3" svg:x="5.0333in" svg:y="1.83466in" svg:width="3.26696in" svg:height="1.77341in" presentation:class="graphic" presentation:placeholder="false">
        <draw:text-box>
          <text:p text:style-name="a1456" text:class-names="" text:cond-style-name=""><text:span text:style-name="a1455" text:class-names="">Click icon to add picture</text:span></text:p>
        </draw:text-box>
        <svg:title/>
        <svg:desc/>
      </draw:frame>
      <draw:frame draw:id="id266" presentation:style-name="a1460" draw:name="Content Placeholder 2" svg:x="5.04854in" svg:y="3.86885in" svg:width="3.25172in" svg:height="0.82524in" presentation:class="object" presentation:placeholder="false">
        <draw:text-box>
          <text:p text:style-name="a1459" text:class-names="" text:cond-style-name=""><text:span text:style-name="a1458" text:class-names="">Click to edit column header</text:span></text:p>
        </draw:text-box>
        <svg:title/>
        <svg:desc/>
      </draw:frame>
      <draw:frame draw:id="id267" presentation:style-name="a1463" draw:name="Content Placeholder 2" svg:x="5.04854in" svg:y="4.7819in" svg:width="3.25172in" svg:height="1.54032in" presentation:class="object" presentation:placeholder="false">
        <draw:text-box>
          <text:p text:style-name="a1462" text:class-names="" text:cond-style-name=""><text:span text:style-name="a1461" text:class-names="">Click to edit column text</text:span></text:p>
        </draw:text-box>
        <svg:title/>
        <svg:desc/>
      </draw:frame>
      <draw:connector draw:type="line" svg:x1="8.53722in" svg:y1="1.8366in" svg:x2="8.53722in" svg:y2="6.5in" draw:id="id268" draw:style-name="a1464" draw:name="Straight Connector 11">
        <svg:title/>
        <svg:desc/>
      </draw:connector>
      <draw:frame draw:id="id269" presentation:style-name="a1467" draw:name="Picture Placeholder 3" svg:x="8.82835in" svg:y="1.84215in" svg:width="3.46332in" svg:height="1.77341in" presentation:class="graphic" presentation:placeholder="false">
        <draw:text-box>
          <text:p text:style-name="a1466" text:class-names="" text:cond-style-name=""><text:span text:style-name="a1465" text:class-names="">Click icon to add picture</text:span></text:p>
        </draw:text-box>
        <svg:title/>
        <svg:desc/>
      </draw:frame>
      <draw:frame draw:id="id270" presentation:style-name="a1470" draw:name="Content Placeholder 2" svg:x="8.81837in" svg:y="3.86885in" svg:width="3.46319in" svg:height="0.82524in" presentation:class="object" presentation:placeholder="false">
        <draw:text-box>
          <text:p text:style-name="a1469" text:class-names="" text:cond-style-name=""><text:span text:style-name="a1468" text:class-names="">Click to edit column header</text:span></text:p>
        </draw:text-box>
        <svg:title/>
        <svg:desc/>
      </draw:frame>
      <draw:frame draw:id="id271" presentation:style-name="a1473" draw:name="Content Placeholder 2" svg:x="8.81837in" svg:y="4.7819in" svg:width="3.46319in" svg:height="1.54032in" presentation:class="object" presentation:placeholder="false">
        <draw:text-box>
          <text:p text:style-name="a1472" text:class-names="" text:cond-style-name=""><text:span text:style-name="a1471" text:class-names="">Click to edit column text</text:span></text:p>
        </draw:text-box>
        <svg:title/>
        <svg:desc/>
      </draw:frame>
      <draw:custom-shape svg:x="0in" svg:y="6.98765in" svg:width="13.33333in" svg:height="0.51235in" draw:id="id272" draw:style-name="a1476" draw:name="Rectangle 22">
        <svg:title/>
        <svg:desc/>
        <text:p text:style-name="a1475" text:class-names="" text:cond-style-name=""><text:span text:style-name="a1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3" draw:style-name="a1477" draw:name="Picture 25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274" presentation:style-name="a1481" draw:name="Footer Placeholder 4" svg:x="2.75574in" svg:y="7.04417in" svg:width="9.49713in" svg:height="0.39931in" presentation:class="footer" presentation:placeholder="false">
        <draw:text-box>
          <text:p text:style-name="a1480" text:class-names="" text:cond-style-name=""><text:span text:style-name="a1478" text:class-names="">View &gt;&gt; Header and Footer &gt;&gt; Add Unit Name</text:span><text:span text:style-name="a1479" text:class-names=""/></text:p>
        </draw:text-box>
        <svg:title/>
        <svg:desc/>
      </draw:frame>
      <presentation:notes style:page-layout-name="pageLayout2" draw:style-name="a1513">
        <draw:frame draw:id="id2" presentation:style-name="a1484" draw:name="Header Placeholder 1" svg:x="0in" svg:y="0in" svg:width="3.25in" svg:height="0.50174in" presentation:class="header" presentation:placeholder="false">
          <draw:text-box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3" presentation:style-name="a1489" draw:name="Date Placeholder 2" svg:x="4.24826in" svg:y="0in" svg:width="3.25in" svg:height="0.50174in" presentation:class="date-time" presentation:placeholder="false">
          <draw:text-box>
            <text:p text:style-name="a1488" text:class-names="" text:cond-style-name=""><text:span text:style-name="a1485" text:class-names=""><text:date text:fixed="false" style:data-style-name="a1486">5/9/2023</text:date></text:span><text:span text:style-name="a148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490" draw:name="Slide Image Placeholder 3">
          <svg:title/>
          <svg:desc/>
        </draw:page-thumbnail>
        <draw:frame draw:id="id5" presentation:style-name="a1505" draw:name="Notes Placeholder 4" svg:x="0.75in" svg:y="4.8125in" svg:width="6in" svg:height="3.9375in" presentation:class="notes" presentation:placeholder="false">
          <draw:text-box>
            <text:p text:style-name="a1492" text:class-names="" text:cond-style-name=""><text:span text:style-name="a1491" text:class-names="">Click to edit Master text styles</text:span></text:p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>Second level</text:span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list text:style-name="a1498">
                      <text:list-item>
                        <text:p text:style-name="a1497" text:class-names="" text:cond-style-name=""><text:span text:style-name="a1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list text:style-name="a1501">
                      <text:list-item>
                        <text:list text:style-name="a1501">
                          <text:list-item>
                            <text:p text:style-name="a1500" text:class-names="" text:cond-style-name=""><text:span text:style-name="a1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list text:style-name="a1504">
                      <text:list-item>
                        <text:list text:style-name="a1504">
                          <text:list-item>
                            <text:list text:style-name="a1504">
                              <text:list-item>
                                <text:p text:style-name="a1503" text:class-names="" text:cond-style-name=""><text:span text:style-name="a1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08" draw:name="Footer Placeholder 5" svg:x="0in" svg:y="9.49826in" svg:width="3.25in" svg:height="0.50174in" presentation:class="footer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2" draw:name="Slide Number Placeholder 6" svg:x="4.24826in" svg:y="9.49826in" svg:width="3.25in" svg:height="0.50174in" presentation:class="page-number" presentation:placeholder="false">
          <draw:text-box>
            <text:p text:style-name="a1511" text:class-names="" text:cond-style-name=""><text:span text:style-name="a1509" text:class-names=""><text:page-number style:num-format="1" text:fixed="false">‹#›</text:page-number></text:span><text:span text:style-name="a1510" text:class-names=""/></text:p>
          </draw:text-box>
          <svg:title/>
          <svg:desc/>
        </draw:frame>
      </presentation:notes>
    </style:master-page>
    <style:master-page style:name="Master1-Layout24-cust-Four-Column-Photo-Layout" style:page-layout-name="pageLayout1" draw:style-name="a1514">
      <draw:frame draw:id="id275" presentation:style-name="a1517" draw:name="Title 1" svg:x="1.04167in" svg:y="0.57609in" svg:width="11.25in" svg:height="0.95045in" presentation:class="title" presentation:placeholder="false">
        <draw:text-box>
          <text:p text:style-name="a1516" text:class-names="" text:cond-style-name=""><text:span text:style-name="a1515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276" draw:style-name="a1518" draw:name="Straight Connector 6">
        <svg:title/>
        <svg:desc/>
      </draw:connector>
      <draw:frame draw:id="id277" presentation:style-name="a1521" draw:name="Picture Placeholder 3" svg:x="1.03819in" svg:y="1.84215in" svg:width="2.59617in" svg:height="1.77341in" presentation:class="graphic" presentation:placeholder="false">
        <draw:text-box>
          <text:p text:style-name="a1520" text:class-names="" text:cond-style-name=""><text:span text:style-name="a1519" text:class-names="">Click icon to add picture</text:span></text:p>
        </draw:text-box>
        <svg:title/>
        <svg:desc/>
      </draw:frame>
      <draw:frame draw:id="id278" presentation:style-name="a1524" draw:name="Content Placeholder 2" svg:x="1.04167in" svg:y="3.87692in" svg:width="2.57969in" svg:height="0.82524in" presentation:class="object" presentation:placeholder="false">
        <draw:text-box>
          <text:p text:style-name="a1523" text:class-names="" text:cond-style-name=""><text:span text:style-name="a1522" text:class-names="">Click to edit column header</text:span></text:p>
        </draw:text-box>
        <svg:title/>
        <svg:desc/>
      </draw:frame>
      <draw:frame draw:id="id279" presentation:style-name="a1527" draw:name="Content Placeholder 2" svg:x="1.04167in" svg:y="4.7819in" svg:width="2.57969in" svg:height="1.54032in" presentation:class="object" presentation:placeholder="false">
        <draw:text-box>
          <text:p text:style-name="a1526" text:class-names="" text:cond-style-name=""><text:span text:style-name="a1525" text:class-names="">Click to edit column text</text:span></text:p>
        </draw:text-box>
        <svg:title/>
        <svg:desc/>
      </draw:frame>
      <draw:connector draw:type="line" svg:x1="3.76332in" svg:y1="1.84466in" svg:x2="3.76332in" svg:y2="6.5in" draw:id="id280" draw:style-name="a1528" draw:name="Straight Connector 10">
        <svg:title/>
        <svg:desc/>
      </draw:connector>
      <draw:frame draw:id="id281" presentation:style-name="a1531" draw:name="Picture Placeholder 3" svg:x="3.92975in" svg:y="1.84215in" svg:width="2.59617in" svg:height="1.77341in" presentation:class="graphic" presentation:placeholder="false">
        <draw:text-box>
          <text:p text:style-name="a1530" text:class-names="" text:cond-style-name=""><text:span text:style-name="a1529" text:class-names="">Click icon to add picture</text:span></text:p>
        </draw:text-box>
        <svg:title/>
        <svg:desc/>
      </draw:frame>
      <draw:frame draw:id="id282" presentation:style-name="a1534" draw:name="Content Placeholder 2" svg:x="3.97024in" svg:y="3.87692in" svg:width="2.57969in" svg:height="0.82524in" presentation:class="object" presentation:placeholder="false">
        <draw:text-box>
          <text:p text:style-name="a1533" text:class-names="" text:cond-style-name=""><text:span text:style-name="a1532" text:class-names="">Click to edit column header</text:span></text:p>
        </draw:text-box>
        <svg:title/>
        <svg:desc/>
      </draw:frame>
      <draw:frame draw:id="id283" presentation:style-name="a1537" draw:name="Content Placeholder 2" svg:x="3.97024in" svg:y="4.7819in" svg:width="2.57969in" svg:height="1.54032in" presentation:class="object" presentation:placeholder="false">
        <draw:text-box>
          <text:p text:style-name="a1536" text:class-names="" text:cond-style-name=""><text:span text:style-name="a1535" text:class-names="">Click to edit column text</text:span></text:p>
        </draw:text-box>
        <svg:title/>
        <svg:desc/>
      </draw:frame>
      <draw:connector draw:type="line" svg:x1="6.66638in" svg:y1="1.84466in" svg:x2="6.66638in" svg:y2="6.54023in" draw:id="id284" draw:style-name="a1538" draw:name="Straight Connector 21">
        <svg:title/>
        <svg:desc/>
      </draw:connector>
      <draw:frame draw:id="id285" presentation:style-name="a1541" draw:name="Picture Placeholder 3" svg:x="6.8213in" svg:y="1.84215in" svg:width="2.59617in" svg:height="1.77341in" presentation:class="graphic" presentation:placeholder="false">
        <draw:text-box>
          <text:p text:style-name="a1540" text:class-names="" text:cond-style-name=""><text:span text:style-name="a1539" text:class-names="">Click icon to add picture</text:span></text:p>
        </draw:text-box>
        <svg:title/>
        <svg:desc/>
      </draw:frame>
      <draw:frame draw:id="id286" presentation:style-name="a1544" draw:name="Content Placeholder 2" svg:x="6.82738in" svg:y="3.87692in" svg:width="2.57969in" svg:height="0.82524in" presentation:class="object" presentation:placeholder="false">
        <draw:text-box>
          <text:p text:style-name="a1543" text:class-names="" text:cond-style-name=""><text:span text:style-name="a1542" text:class-names="">Click to edit column header</text:span></text:p>
        </draw:text-box>
        <svg:title/>
        <svg:desc/>
      </draw:frame>
      <draw:frame draw:id="id287" presentation:style-name="a1547" draw:name="Content Placeholder 2" svg:x="6.82738in" svg:y="4.7819in" svg:width="2.57969in" svg:height="1.54032in" presentation:class="object" presentation:placeholder="false">
        <draw:text-box>
          <text:p text:style-name="a1546" text:class-names="" text:cond-style-name=""><text:span text:style-name="a1545" text:class-names="">Click to edit column text</text:span></text:p>
        </draw:text-box>
        <svg:title/>
        <svg:desc/>
      </draw:frame>
      <draw:connector draw:type="line" svg:x1="9.56944in" svg:y1="1.84466in" svg:x2="9.56944in" svg:y2="6.5in" draw:id="id288" draw:style-name="a1548" draw:name="Straight Connector 11">
        <svg:title/>
        <svg:desc/>
      </draw:connector>
      <draw:frame draw:id="id289" presentation:style-name="a1551" draw:name="Picture Placeholder 3" svg:x="9.71286in" svg:y="1.83803in" svg:width="2.5693in" svg:height="1.77341in" presentation:class="graphic" presentation:placeholder="false">
        <draw:text-box>
          <text:p text:style-name="a1550" text:class-names="" text:cond-style-name=""><text:span text:style-name="a1549" text:class-names="">Click icon to add picture</text:span></text:p>
        </draw:text-box>
        <svg:title/>
        <svg:desc/>
      </draw:frame>
      <draw:frame draw:id="id290" presentation:style-name="a1554" draw:name="Content Placeholder 2" svg:x="9.70591in" svg:y="3.88114in" svg:width="2.57969in" svg:height="0.82524in" presentation:class="object" presentation:placeholder="false">
        <draw:text-box>
          <text:p text:style-name="a1553" text:class-names="" text:cond-style-name=""><text:span text:style-name="a1552" text:class-names="">Click to edit column header</text:span></text:p>
        </draw:text-box>
        <svg:title/>
        <svg:desc/>
      </draw:frame>
      <draw:frame draw:id="id291" presentation:style-name="a1557" draw:name="Content Placeholder 2" svg:x="9.70591in" svg:y="4.77091in" svg:width="2.57969in" svg:height="1.54032in" presentation:class="object" presentation:placeholder="false">
        <draw:text-box>
          <text:p text:style-name="a1556" text:class-names="" text:cond-style-name=""><text:span text:style-name="a1555" text:class-names="">Click to edit column text</text:span></text:p>
        </draw:text-box>
        <svg:title/>
        <svg:desc/>
      </draw:frame>
      <draw:custom-shape svg:x="0in" svg:y="6.98765in" svg:width="13.33333in" svg:height="0.51235in" draw:id="id292" draw:style-name="a1560" draw:name="Rectangle 22">
        <svg:title/>
        <svg:desc/>
        <text:p text:style-name="a1559" text:class-names="" text:cond-style-name=""><text:span text:style-name="a1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3" draw:style-name="a1561" draw:name="Picture 31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294" presentation:style-name="a1565" draw:name="Footer Placeholder 4" svg:x="2.75574in" svg:y="7.04417in" svg:width="9.49713in" svg:height="0.39931in" presentation:class="footer" presentation:placeholder="false">
        <draw:text-box>
          <text:p text:style-name="a1564" text:class-names="" text:cond-style-name=""><text:span text:style-name="a1562" text:class-names="">View &gt;&gt; Header and Footer &gt;&gt; Add Unit Name</text:span><text:span text:style-name="a1563" text:class-names=""/></text:p>
        </draw:text-box>
        <svg:title/>
        <svg:desc/>
      </draw:frame>
      <presentation:notes style:page-layout-name="pageLayout2" draw:style-name="a1597">
        <draw:frame draw:id="id2" presentation:style-name="a1568" draw:name="Header Placeholder 1" svg:x="0in" svg:y="0in" svg:width="3.25in" svg:height="0.50174in" presentation:class="header" presentation:placeholder="false">
          <draw:text-box>
            <text:p text:style-name="a1567" text:class-names="" text:cond-style-name=""><text:span text:style-name="a1566" text:class-names=""/></text:p>
          </draw:text-box>
          <svg:title/>
          <svg:desc/>
        </draw:frame>
        <draw:frame draw:id="id3" presentation:style-name="a1573" draw:name="Date Placeholder 2" svg:x="4.24826in" svg:y="0in" svg:width="3.25in" svg:height="0.50174in" presentation:class="date-time" presentation:placeholder="false">
          <draw:text-box>
            <text:p text:style-name="a1572" text:class-names="" text:cond-style-name=""><text:span text:style-name="a1569" text:class-names=""><text:date text:fixed="false" style:data-style-name="a1570">5/9/2023</text:date></text:span><text:span text:style-name="a157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574" draw:name="Slide Image Placeholder 3">
          <svg:title/>
          <svg:desc/>
        </draw:page-thumbnail>
        <draw:frame draw:id="id5" presentation:style-name="a1589" draw:name="Notes Placeholder 4" svg:x="0.75in" svg:y="4.8125in" svg:width="6in" svg:height="3.9375in" presentation:class="notes" presentation:placeholder="false">
          <draw:text-box>
            <text:p text:style-name="a1576" text:class-names="" text:cond-style-name=""><text:span text:style-name="a1575" text:class-names="">Click to edit Master text styles</text:span></text:p>
            <text:list text:style-name="a1579">
              <text:list-item>
                <text:list text:style-name="a1579">
                  <text:list-item>
                    <text:p text:style-name="a1578" text:class-names="" text:cond-style-name=""><text:span text:style-name="a1577" text:class-names="">Second level</text:span></text:p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list text:style-name="a1582">
                      <text:list-item>
                        <text:p text:style-name="a1581" text:class-names="" text:cond-style-name=""><text:span text:style-name="a15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5">
              <text:list-item>
                <text:list text:style-name="a1585">
                  <text:list-item>
                    <text:list text:style-name="a1585">
                      <text:list-item>
                        <text:list text:style-name="a1585">
                          <text:list-item>
                            <text:p text:style-name="a1584" text:class-names="" text:cond-style-name=""><text:span text:style-name="a15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list text:style-name="a1588">
                      <text:list-item>
                        <text:list text:style-name="a1588">
                          <text:list-item>
                            <text:list text:style-name="a1588">
                              <text:list-item>
                                <text:p text:style-name="a1587" text:class-names="" text:cond-style-name=""><text:span text:style-name="a15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92" draw:name="Footer Placeholder 5" svg:x="0in" svg:y="9.49826in" svg:width="3.25in" svg:height="0.50174in" presentation:class="footer" presentation:placeholder="false">
          <draw:text-box>
            <text:p text:style-name="a1591" text:class-names="" text:cond-style-name=""><text:span text:style-name="a1590" text:class-names=""/></text:p>
          </draw:text-box>
          <svg:title/>
          <svg:desc/>
        </draw:frame>
        <draw:frame draw:id="id7" presentation:style-name="a1596" draw:name="Slide Number Placeholder 6" svg:x="4.24826in" svg:y="9.49826in" svg:width="3.25in" svg:height="0.50174in" presentation:class="page-number" presentation:placeholder="false">
          <draw:text-box>
            <text:p text:style-name="a1595" text:class-names="" text:cond-style-name=""><text:span text:style-name="a1593" text:class-names=""><text:page-number style:num-format="1" text:fixed="false">‹#›</text:page-number></text:span><text:span text:style-name="a1594" text:class-names=""/></text:p>
          </draw:text-box>
          <svg:title/>
          <svg:desc/>
        </draw:frame>
      </presentation:notes>
    </style:master-page>
    <style:master-page style:name="Master1-Layout25-cust-Five-Column-Photo-Layout" style:page-layout-name="pageLayout1" draw:style-name="a1598">
      <draw:frame draw:id="id295" presentation:style-name="a1601" draw:name="Title 1" svg:x="1.04167in" svg:y="0.57609in" svg:width="11.25in" svg:height="0.95045in" presentation:class="title" presentation:placeholder="false">
        <draw:text-box>
          <text:p text:style-name="a1600" text:class-names="" text:cond-style-name=""><text:span text:style-name="a1599" text:class-names="">Click to edit Master title style</text:span></text:p>
        </draw:text-box>
        <svg:title/>
        <svg:desc/>
      </draw:frame>
      <draw:connector draw:type="line" svg:x1="1.04166in" svg:y1="1.49099in" svg:x2="1.88214in" svg:y2="1.49099in" draw:id="id296" draw:style-name="a1602" draw:name="Straight Connector 6">
        <svg:title/>
        <svg:desc/>
      </draw:connector>
      <draw:frame draw:id="id297" presentation:style-name="a1605" draw:name="Picture Placeholder 3" svg:x="1.04167in" svg:y="1.84215in" svg:width="2.00398in" svg:height="1.77341in" presentation:class="graphic" presentation:placeholder="false">
        <draw:text-box>
          <text:p text:style-name="a1604" text:class-names="" text:cond-style-name=""><text:span text:style-name="a1603" text:class-names="">Click icon to add picture</text:span></text:p>
        </draw:text-box>
        <svg:title/>
        <svg:desc/>
      </draw:frame>
      <draw:frame draw:id="id298" presentation:style-name="a1608" draw:name="Content Placeholder 2" svg:x="1.04167in" svg:y="3.87692in" svg:width="1.99763in" svg:height="0.73017in" presentation:class="object" presentation:placeholder="false">
        <draw:text-box>
          <text:p text:style-name="a1607" text:class-names="" text:cond-style-name=""><text:span text:style-name="a1606" text:class-names="">Click to edit column header</text:span></text:p>
        </draw:text-box>
        <svg:title/>
        <svg:desc/>
      </draw:frame>
      <draw:frame draw:id="id299" presentation:style-name="a1611" draw:name="Content Placeholder 2" svg:x="1.04167in" svg:y="4.67584in" svg:width="1.99763in" svg:height="1.54032in" presentation:class="object" presentation:placeholder="false">
        <draw:text-box>
          <text:p text:style-name="a1610" text:class-names="" text:cond-style-name=""><text:span text:style-name="a1609" text:class-names="">Click to edit column text</text:span></text:p>
        </draw:text-box>
        <svg:title/>
        <svg:desc/>
      </draw:frame>
      <draw:connector draw:type="line" svg:x1="3.19858in" svg:y1="1.84466in" svg:x2="3.19858in" svg:y2="6.5in" draw:id="id300" draw:style-name="a1612" draw:name="Straight Connector 10">
        <svg:title/>
        <svg:desc/>
      </draw:connector>
      <draw:frame draw:id="id301" presentation:style-name="a1615" draw:name="Picture Placeholder 3" svg:x="3.33928in" svg:y="1.84215in" svg:width="2.00398in" svg:height="1.77341in" presentation:class="graphic" presentation:placeholder="false">
        <draw:text-box>
          <text:p text:style-name="a1614" text:class-names="" text:cond-style-name=""><text:span text:style-name="a1613" text:class-names="">Click icon to add picture</text:span></text:p>
        </draw:text-box>
        <svg:title/>
        <svg:desc/>
      </draw:frame>
      <draw:frame draw:id="id302" presentation:style-name="a1618" draw:name="Content Placeholder 2" svg:x="3.33929in" svg:y="3.87692in" svg:width="1.99763in" svg:height="0.73017in" presentation:class="object" presentation:placeholder="false">
        <draw:text-box>
          <text:p text:style-name="a1617" text:class-names="" text:cond-style-name=""><text:span text:style-name="a1616" text:class-names="">Click to edit column header</text:span></text:p>
        </draw:text-box>
        <svg:title/>
        <svg:desc/>
      </draw:frame>
      <draw:frame draw:id="id303" presentation:style-name="a1621" draw:name="Content Placeholder 2" svg:x="3.33929in" svg:y="4.67584in" svg:width="1.99763in" svg:height="1.54032in" presentation:class="object" presentation:placeholder="false">
        <draw:text-box>
          <text:p text:style-name="a1620" text:class-names="" text:cond-style-name=""><text:span text:style-name="a1619" text:class-names="">Click to edit column text</text:span></text:p>
        </draw:text-box>
        <svg:title/>
        <svg:desc/>
      </draw:frame>
      <draw:connector draw:type="line" svg:x1="5.50813in" svg:y1="1.84466in" svg:x2="5.50813in" svg:y2="6.5in" draw:id="id304" draw:style-name="a1622" draw:name="Straight Connector 21">
        <svg:title/>
        <svg:desc/>
      </draw:connector>
      <draw:frame draw:id="id305" presentation:style-name="a1625" draw:name="Picture Placeholder 3" svg:x="5.67262in" svg:y="1.84215in" svg:width="2.00398in" svg:height="1.77341in" presentation:class="graphic" presentation:placeholder="false">
        <draw:text-box>
          <text:p text:style-name="a1624" text:class-names="" text:cond-style-name=""><text:span text:style-name="a1623" text:class-names="">Click icon to add picture</text:span></text:p>
        </draw:text-box>
        <svg:title/>
        <svg:desc/>
      </draw:frame>
      <draw:frame draw:id="id306" presentation:style-name="a1628" draw:name="Content Placeholder 2" svg:x="5.67262in" svg:y="3.87692in" svg:width="1.99763in" svg:height="0.73017in" presentation:class="object" presentation:placeholder="false">
        <draw:text-box>
          <text:p text:style-name="a1627" text:class-names="" text:cond-style-name=""><text:span text:style-name="a1626" text:class-names="">Click to edit column header</text:span></text:p>
        </draw:text-box>
        <svg:title/>
        <svg:desc/>
      </draw:frame>
      <draw:frame draw:id="id307" presentation:style-name="a1631" draw:name="Content Placeholder 2" svg:x="5.67262in" svg:y="4.67584in" svg:width="1.99763in" svg:height="1.54032in" presentation:class="object" presentation:placeholder="false">
        <draw:text-box>
          <text:p text:style-name="a1630" text:class-names="" text:cond-style-name=""><text:span text:style-name="a1629" text:class-names="">Click to edit column text</text:span></text:p>
        </draw:text-box>
        <svg:title/>
        <svg:desc/>
      </draw:frame>
      <draw:connector draw:type="line" svg:x1="7.81767in" svg:y1="1.84466in" svg:x2="7.81767in" svg:y2="6.5in" draw:id="id308" draw:style-name="a1632" draw:name="Straight Connector 11">
        <svg:title/>
        <svg:desc/>
      </draw:connector>
      <draw:frame draw:id="id309" presentation:style-name="a1635" draw:name="Picture Placeholder 3" svg:x="7.94643in" svg:y="1.84215in" svg:width="2.00398in" svg:height="1.77341in" presentation:class="graphic" presentation:placeholder="false">
        <draw:text-box>
          <text:p text:style-name="a1634" text:class-names="" text:cond-style-name=""><text:span text:style-name="a1633" text:class-names="">Click icon to add picture</text:span></text:p>
        </draw:text-box>
        <svg:title/>
        <svg:desc/>
      </draw:frame>
      <draw:frame draw:id="id310" presentation:style-name="a1638" draw:name="Content Placeholder 2" svg:x="7.94643in" svg:y="3.87692in" svg:width="1.99763in" svg:height="0.73017in" presentation:class="object" presentation:placeholder="false">
        <draw:text-box>
          <text:p text:style-name="a1637" text:class-names="" text:cond-style-name=""><text:span text:style-name="a1636" text:class-names="">Click to edit column header</text:span></text:p>
        </draw:text-box>
        <svg:title/>
        <svg:desc/>
      </draw:frame>
      <draw:frame draw:id="id311" presentation:style-name="a1641" draw:name="Content Placeholder 2" svg:x="7.94643in" svg:y="4.67584in" svg:width="1.99763in" svg:height="1.54032in" presentation:class="object" presentation:placeholder="false">
        <draw:text-box>
          <text:p text:style-name="a1640" text:class-names="" text:cond-style-name=""><text:span text:style-name="a1639" text:class-names="">Click to edit column text</text:span></text:p>
        </draw:text-box>
        <svg:title/>
        <svg:desc/>
      </draw:frame>
      <draw:connector draw:type="line" svg:x1="10.12722in" svg:y1="1.84466in" svg:x2="10.12722in" svg:y2="6.5in" draw:id="id312" draw:style-name="a1642" draw:name="Straight Connector 22">
        <svg:title/>
        <svg:desc/>
      </draw:connector>
      <draw:frame draw:id="id313" presentation:style-name="a1645" draw:name="Picture Placeholder 3" svg:x="10.29167in" svg:y="1.84215in" svg:width="2.00398in" svg:height="1.77341in" presentation:class="graphic" presentation:placeholder="false">
        <draw:text-box>
          <text:p text:style-name="a1644" text:class-names="" text:cond-style-name=""><text:span text:style-name="a1643" text:class-names="">Click icon to add picture</text:span></text:p>
        </draw:text-box>
        <svg:title/>
        <svg:desc/>
      </draw:frame>
      <draw:frame draw:id="id314" presentation:style-name="a1648" draw:name="Content Placeholder 2" svg:x="10.29167in" svg:y="3.87692in" svg:width="1.99763in" svg:height="0.73831in" presentation:class="object" presentation:placeholder="false">
        <draw:text-box>
          <text:p text:style-name="a1647" text:class-names="" text:cond-style-name=""><text:span text:style-name="a1646" text:class-names="">Click to edit column header</text:span></text:p>
        </draw:text-box>
        <svg:title/>
        <svg:desc/>
      </draw:frame>
      <draw:frame draw:id="id315" presentation:style-name="a1651" draw:name="Content Placeholder 2" svg:x="10.29167in" svg:y="4.67584in" svg:width="1.99763in" svg:height="1.54032in" presentation:class="object" presentation:placeholder="false">
        <draw:text-box>
          <text:p text:style-name="a1650" text:class-names="" text:cond-style-name=""><text:span text:style-name="a1649" text:class-names="">Click to edit column text</text:span></text:p>
        </draw:text-box>
        <svg:title/>
        <svg:desc/>
      </draw:frame>
      <draw:custom-shape svg:x="0in" svg:y="6.98765in" svg:width="13.33333in" svg:height="0.51235in" draw:id="id316" draw:style-name="a1654" draw:name="Rectangle 35">
        <svg:title/>
        <svg:desc/>
        <text:p text:style-name="a1653" text:class-names="" text:cond-style-name=""><text:span text:style-name="a16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7" draw:style-name="a1655" draw:name="Picture 42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318" presentation:style-name="a1659" draw:name="Footer Placeholder 4" svg:x="2.75574in" svg:y="7.04417in" svg:width="9.49713in" svg:height="0.39931in" presentation:class="footer" presentation:placeholder="false">
        <draw:text-box>
          <text:p text:style-name="a1658" text:class-names="" text:cond-style-name=""><text:span text:style-name="a1656" text:class-names="">View &gt;&gt; Header and Footer &gt;&gt; Add Unit Name</text:span><text:span text:style-name="a1657" text:class-names=""/></text:p>
        </draw:text-box>
        <svg:title/>
        <svg:desc/>
      </draw:frame>
      <presentation:notes style:page-layout-name="pageLayout2" draw:style-name="a1691">
        <draw:frame draw:id="id2" presentation:style-name="a1662" draw:name="Header Placeholder 1" svg:x="0in" svg:y="0in" svg:width="3.25in" svg:height="0.50174in" presentation:class="header" presentation:placeholder="false">
          <draw:text-box>
            <text:p text:style-name="a1661" text:class-names="" text:cond-style-name=""><text:span text:style-name="a1660" text:class-names=""/></text:p>
          </draw:text-box>
          <svg:title/>
          <svg:desc/>
        </draw:frame>
        <draw:frame draw:id="id3" presentation:style-name="a1667" draw:name="Date Placeholder 2" svg:x="4.24826in" svg:y="0in" svg:width="3.25in" svg:height="0.50174in" presentation:class="date-time" presentation:placeholder="false">
          <draw:text-box>
            <text:p text:style-name="a1666" text:class-names="" text:cond-style-name=""><text:span text:style-name="a1663" text:class-names=""><text:date text:fixed="false" style:data-style-name="a1664">5/9/2023</text:date></text:span><text:span text:style-name="a166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668" draw:name="Slide Image Placeholder 3">
          <svg:title/>
          <svg:desc/>
        </draw:page-thumbnail>
        <draw:frame draw:id="id5" presentation:style-name="a1683" draw:name="Notes Placeholder 4" svg:x="0.75in" svg:y="4.8125in" svg:width="6in" svg:height="3.9375in" presentation:class="notes" presentation:placeholder="false">
          <draw:text-box>
            <text:p text:style-name="a1670" text:class-names="" text:cond-style-name=""><text:span text:style-name="a1669" text:class-names="">Click to edit Master text styles</text:span></text:p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1" text:class-names="">Second level</text:span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list text:style-name="a1676">
                      <text:list-item>
                        <text:p text:style-name="a1675" text:class-names="" text:cond-style-name=""><text:span text:style-name="a16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list text:style-name="a1679">
                      <text:list-item>
                        <text:list text:style-name="a1679">
                          <text:list-item>
                            <text:p text:style-name="a1678" text:class-names="" text:cond-style-name=""><text:span text:style-name="a16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list text:style-name="a1682">
                          <text:list-item>
                            <text:list text:style-name="a1682">
                              <text:list-item>
                                <text:p text:style-name="a1681" text:class-names="" text:cond-style-name=""><text:span text:style-name="a16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86" draw:name="Footer Placeholder 5" svg:x="0in" svg:y="9.49826in" svg:width="3.25in" svg:height="0.50174in" presentation:class="footer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7" presentation:style-name="a1690" draw:name="Slide Number Placeholder 6" svg:x="4.24826in" svg:y="9.49826in" svg:width="3.25in" svg:height="0.50174in" presentation:class="page-number" presentation:placeholder="false">
          <draw:text-box>
            <text:p text:style-name="a1689" text:class-names="" text:cond-style-name=""><text:span text:style-name="a1687" text:class-names=""><text:page-number style:num-format="1" text:fixed="false">‹#›</text:page-number></text:span><text:span text:style-name="a1688" text:class-names=""/></text:p>
          </draw:text-box>
          <svg:title/>
          <svg:desc/>
        </draw:frame>
      </presentation:notes>
    </style:master-page>
    <style:master-page style:name="Master1-Layout26-cust-Bullet-Slide---Photo" style:page-layout-name="pageLayout1" draw:style-name="a1692">
      <draw:frame draw:id="id319" presentation:style-name="a1695" draw:name="Title 20" svg:x="1.03819in" svg:y="0.54494in" svg:width="5.75347in" svg:height="0.98in" presentation:class="title" presentation:placeholder="false">
        <draw:text-box>
          <text:p text:style-name="a1694" text:class-names="" text:cond-style-name=""><text:span text:style-name="a1693" text:class-names="">Click to edit Title</text:span></text:p>
        </draw:text-box>
        <svg:title/>
        <svg:desc/>
      </draw:frame>
      <draw:connector draw:type="line" svg:x1="1.04166in" svg:y1="1.49099in" svg:x2="1.88214in" svg:y2="1.49099in" draw:id="id320" draw:style-name="a1696" draw:name="Straight Connector 15">
        <svg:title/>
        <svg:desc/>
      </draw:connector>
      <draw:frame draw:id="id321" presentation:style-name="a1712" draw:name="Content Placeholder 2" svg:x="1.04167in" svg:y="1.84466in" svg:width="5.75in" svg:height="4.65534in" presentation:class="object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1">
            <text:list-item>
              <text:list text:style-name="a1711">
                <text:list-item>
                  <text:list text:style-name="a1711">
                    <text:list-item>
                      <text:list text:style-name="a1711">
                        <text:list-item>
                          <text:list text:style-name="a1711">
                            <text:list-item>
                              <text:p text:style-name="a1710" text:class-names="" text:cond-style-name=""><text:span text:style-name="a17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1715" draw:name="Picture Placeholder 4" svg:x="7.84288in" svg:y="0in" svg:width="5.5in" svg:height="6.98765in" presentation:class="graphic" presentation:placeholder="false">
        <draw:text-box>
          <text:p text:style-name="a1714" text:class-names="" text:cond-style-name=""><text:span text:style-name="a1713" text:class-names="">Click icon to add picture</text:span></text:p>
        </draw:text-box>
        <svg:title/>
        <svg:desc/>
      </draw:frame>
      <draw:custom-shape svg:x="0in" svg:y="6.98765in" svg:width="13.33333in" svg:height="0.51235in" draw:id="id323" draw:style-name="a1718" draw:name="Rectangle 8">
        <svg:title/>
        <svg:desc/>
        <text:p text:style-name="a1717" text:class-names="" text:cond-style-name=""><text:span text:style-name="a17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4" draw:style-name="a1719" draw:name="Picture 11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325" presentation:style-name="a1723" draw:name="Footer Placeholder 4" svg:x="2.75574in" svg:y="7.04417in" svg:width="9.49713in" svg:height="0.39931in" presentation:class="footer" presentation:placeholder="false">
        <draw:text-box>
          <text:p text:style-name="a1722" text:class-names="" text:cond-style-name=""><text:span text:style-name="a1720" text:class-names="">View &gt;&gt; Header and Footer &gt;&gt; Add Unit Name</text:span><text:span text:style-name="a1721" text:class-names=""/></text:p>
        </draw:text-box>
        <svg:title/>
        <svg:desc/>
      </draw:frame>
      <presentation:notes style:page-layout-name="pageLayout2" draw:style-name="a1755">
        <draw:frame draw:id="id2" presentation:style-name="a1726" draw:name="Header Placeholder 1" svg:x="0in" svg:y="0in" svg:width="3.25in" svg:height="0.50174in" presentation:class="head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3" presentation:style-name="a1731" draw:name="Date Placeholder 2" svg:x="4.24826in" svg:y="0in" svg:width="3.25in" svg:height="0.50174in" presentation:class="date-time" presentation:placeholder="false">
          <draw:text-box>
            <text:p text:style-name="a1730" text:class-names="" text:cond-style-name=""><text:span text:style-name="a1727" text:class-names=""><text:date text:fixed="false" style:data-style-name="a1728">5/9/2023</text:date></text:span><text:span text:style-name="a172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732" draw:name="Slide Image Placeholder 3">
          <svg:title/>
          <svg:desc/>
        </draw:page-thumbnail>
        <draw:frame draw:id="id5" presentation:style-name="a1747" draw:name="Notes Placeholder 4" svg:x="0.75in" svg:y="4.8125in" svg:width="6in" svg:height="3.9375in" presentation:class="notes" presentation:placeholder="false">
          <draw:text-box>
            <text:p text:style-name="a1734" text:class-names="" text:cond-style-name=""><text:span text:style-name="a1733" text:class-names="">Click to edit Master text styles</text:span></text:p>
            <text:list text:style-name="a1737">
              <text:list-item>
                <text:list text:style-name="a1737">
                  <text:list-item>
                    <text:p text:style-name="a1736" text:class-names="" text:cond-style-name=""><text:span text:style-name="a1735" text:class-names="">Second level</text:span></text:p>
                  </text:list-item>
                </text:list>
              </text:list-item>
            </text:list>
            <text:list text:style-name="a1740">
              <text:list-item>
                <text:list text:style-name="a1740">
                  <text:list-item>
                    <text:list text:style-name="a1740">
                      <text:list-item>
                        <text:p text:style-name="a1739" text:class-names="" text:cond-style-name=""><text:span text:style-name="a1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list text:style-name="a1743">
                      <text:list-item>
                        <text:list text:style-name="a1743">
                          <text:list-item>
                            <text:p text:style-name="a1742" text:class-names="" text:cond-style-name=""><text:span text:style-name="a1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list text:style-name="a1746">
                      <text:list-item>
                        <text:list text:style-name="a1746">
                          <text:list-item>
                            <text:list text:style-name="a1746">
                              <text:list-item>
                                <text:p text:style-name="a1745" text:class-names="" text:cond-style-name=""><text:span text:style-name="a1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750" draw:name="Footer Placeholder 5" svg:x="0in" svg:y="9.49826in" svg:width="3.25in" svg:height="0.50174in" presentation:class="foot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4" draw:name="Slide Number Placeholder 6" svg:x="4.24826in" svg:y="9.49826in" svg:width="3.25in" svg:height="0.50174in" presentation:class="page-number" presentation:placeholder="false">
          <draw:text-box>
            <text:p text:style-name="a1753" text:class-names="" text:cond-style-name=""><text:span text:style-name="a1751" text:class-names=""><text:page-number style:num-format="1" text:fixed="false">‹#›</text:page-number></text:span><text:span text:style-name="a1752" text:class-names=""/></text:p>
          </draw:text-box>
          <svg:title/>
          <svg:desc/>
        </draw:frame>
      </presentation:notes>
    </style:master-page>
    <style:master-page style:name="Master1-Layout27-cust-Bullet-Slide---Photo-Collage" style:page-layout-name="pageLayout1" draw:style-name="a1756">
      <draw:frame draw:id="id326" presentation:style-name="a1759" draw:name="Title 1" svg:x="1.04167in" svg:y="0.39931in" svg:width="5.7464in" svg:height="1.45655in" presentation:class="title" presentation:placeholder="false">
        <draw:text-box>
          <text:p text:style-name="a1758" text:class-names="" text:cond-style-name=""><text:span text:style-name="a1757" text:class-names="">Click to edit Master title style</text:span></text:p>
        </draw:text-box>
        <svg:title/>
        <svg:desc/>
      </draw:frame>
      <draw:connector draw:type="line" svg:x1="1.04167in" svg:y1="1.89639in" svg:x2="1.88214in" svg:y2="1.89639in" draw:id="id327" draw:style-name="a1760" draw:name="Straight Connector 16">
        <svg:title/>
        <svg:desc/>
      </draw:connector>
      <draw:frame draw:id="id328" presentation:style-name="a1776" draw:name="Content Placeholder 2" svg:x="1.04167in" svg:y="2.14609in" svg:width="5.75946in" svg:height="4.35391in" presentation:class="object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Click to edit Master text styles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Second level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list text:style-name="a1775">
                            <text:list-item>
                              <text:p text:style-name="a1774" text:class-names="" text:cond-style-name=""><text:span text:style-name="a17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9" presentation:style-name="a1779" draw:name="Picture Placeholder 4" svg:x="7.82973in" svg:y="0in" svg:width="2.71588in" svg:height="3.49018in" presentation:class="graphic" presentation:placeholder="false">
        <draw:text-box>
          <text:p text:style-name="a1778" text:class-names="" text:cond-style-name=""><text:span text:style-name="a1777" text:class-names="">Click icon to add picture</text:span></text:p>
        </draw:text-box>
        <svg:title/>
        <svg:desc/>
      </draw:frame>
      <draw:frame draw:id="id330" presentation:style-name="a1782" draw:name="Picture Placeholder 4" svg:x="10.62295in" svg:y="0in" svg:width="2.71588in" svg:height="3.49018in" presentation:class="graphic" presentation:placeholder="false">
        <draw:text-box>
          <text:p text:style-name="a1781" text:class-names="" text:cond-style-name=""><text:span text:style-name="a1780" text:class-names="">Click icon to add picture</text:span></text:p>
        </draw:text-box>
        <svg:title/>
        <svg:desc/>
      </draw:frame>
      <draw:frame draw:id="id331" presentation:style-name="a1785" draw:name="Picture Placeholder 4" svg:x="7.82973in" svg:y="3.56612in" svg:width="5.50361in" svg:height="3.42153in" presentation:class="graphic" presentation:placeholder="false">
        <draw:text-box>
          <text:p text:style-name="a1784" text:class-names="" text:cond-style-name=""><text:span text:style-name="a1783" text:class-names=""><text:s text:c="1"/>Click icon to add picture<text:s text:c="1"/></text:span></text:p>
        </draw:text-box>
        <svg:title/>
        <svg:desc/>
      </draw:frame>
      <draw:custom-shape svg:x="0in" svg:y="6.98765in" svg:width="13.33333in" svg:height="0.51235in" draw:id="id332" draw:style-name="a1788" draw:name="Rectangle 10">
        <svg:title/>
        <svg:desc/>
        <text:p text:style-name="a1787" text:class-names="" text:cond-style-name=""><text:span text:style-name="a17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3" draw:style-name="a1789" draw:name="Picture 18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334" presentation:style-name="a1793" draw:name="Footer Placeholder 4" svg:x="2.75574in" svg:y="7.04417in" svg:width="9.49713in" svg:height="0.39931in" presentation:class="footer" presentation:placeholder="false">
        <draw:text-box>
          <text:p text:style-name="a1792" text:class-names="" text:cond-style-name=""><text:span text:style-name="a1790" text:class-names="">View &gt;&gt; Header and Footer &gt;&gt; Add Unit Name</text:span><text:span text:style-name="a1791" text:class-names=""/></text:p>
        </draw:text-box>
        <svg:title/>
        <svg:desc/>
      </draw:frame>
      <presentation:notes style:page-layout-name="pageLayout2" draw:style-name="a1825">
        <draw:frame draw:id="id2" presentation:style-name="a1796" draw:name="Header Placeholder 1" svg:x="0in" svg:y="0in" svg:width="3.25in" svg:height="0.50174in" presentation:class="header" presentation:placeholder="false">
          <draw:text-box>
            <text:p text:style-name="a1795" text:class-names="" text:cond-style-name=""><text:span text:style-name="a1794" text:class-names=""/></text:p>
          </draw:text-box>
          <svg:title/>
          <svg:desc/>
        </draw:frame>
        <draw:frame draw:id="id3" presentation:style-name="a1801" draw:name="Date Placeholder 2" svg:x="4.24826in" svg:y="0in" svg:width="3.25in" svg:height="0.50174in" presentation:class="date-time" presentation:placeholder="false">
          <draw:text-box>
            <text:p text:style-name="a1800" text:class-names="" text:cond-style-name=""><text:span text:style-name="a1797" text:class-names=""><text:date text:fixed="false" style:data-style-name="a1798">5/9/2023</text:date></text:span><text:span text:style-name="a179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802" draw:name="Slide Image Placeholder 3">
          <svg:title/>
          <svg:desc/>
        </draw:page-thumbnail>
        <draw:frame draw:id="id5" presentation:style-name="a1817" draw:name="Notes Placeholder 4" svg:x="0.75in" svg:y="4.8125in" svg:width="6in" svg:height="3.9375in" presentation:class="notes" presentation:placeholder="false">
          <draw:text-box>
            <text:p text:style-name="a1804" text:class-names="" text:cond-style-name=""><text:span text:style-name="a1803" text:class-names="">Click to edit Master text styles</text:span></text:p>
            <text:list text:style-name="a1807">
              <text:list-item>
                <text:list text:style-name="a1807">
                  <text:list-item>
                    <text:p text:style-name="a1806" text:class-names="" text:cond-style-name=""><text:span text:style-name="a1805" text:class-names="">Second level</text:span></text:p>
                  </text:list-item>
                </text:list>
              </text:list-item>
            </text:list>
            <text:list text:style-name="a1810">
              <text:list-item>
                <text:list text:style-name="a1810">
                  <text:list-item>
                    <text:list text:style-name="a1810">
                      <text:list-item>
                        <text:p text:style-name="a1809" text:class-names="" text:cond-style-name=""><text:span text:style-name="a18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3">
              <text:list-item>
                <text:list text:style-name="a1813">
                  <text:list-item>
                    <text:list text:style-name="a1813">
                      <text:list-item>
                        <text:list text:style-name="a1813">
                          <text:list-item>
                            <text:p text:style-name="a1812" text:class-names="" text:cond-style-name=""><text:span text:style-name="a18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6">
              <text:list-item>
                <text:list text:style-name="a1816">
                  <text:list-item>
                    <text:list text:style-name="a1816">
                      <text:list-item>
                        <text:list text:style-name="a1816">
                          <text:list-item>
                            <text:list text:style-name="a1816">
                              <text:list-item>
                                <text:p text:style-name="a1815" text:class-names="" text:cond-style-name=""><text:span text:style-name="a18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20" draw:name="Footer Placeholder 5" svg:x="0in" svg:y="9.49826in" svg:width="3.25in" svg:height="0.50174in" presentation:class="footer" presentation:placeholder="false">
          <draw:text-box>
            <text:p text:style-name="a1819" text:class-names="" text:cond-style-name=""><text:span text:style-name="a1818" text:class-names=""/></text:p>
          </draw:text-box>
          <svg:title/>
          <svg:desc/>
        </draw:frame>
        <draw:frame draw:id="id7" presentation:style-name="a1824" draw:name="Slide Number Placeholder 6" svg:x="4.24826in" svg:y="9.49826in" svg:width="3.25in" svg:height="0.50174in" presentation:class="page-number" presentation:placeholder="false">
          <draw:text-box>
            <text:p text:style-name="a1823" text:class-names="" text:cond-style-name=""><text:span text:style-name="a1821" text:class-names=""><text:page-number style:num-format="1" text:fixed="false">‹#›</text:page-number></text:span><text:span text:style-name="a1822" text:class-names=""/></text:p>
          </draw:text-box>
          <svg:title/>
          <svg:desc/>
        </draw:frame>
      </presentation:notes>
    </style:master-page>
    <style:master-page style:name="Master1-Layout28-cust-Chart-Slide" style:page-layout-name="pageLayout1" draw:style-name="a1826">
      <draw:frame draw:id="id335" presentation:style-name="a1829" draw:name="Title 1" svg:x="1.03819in" svg:y="0.54054in" svg:width="11.25347in" svg:height="0.95045in" presentation:class="title" presentation:placeholder="false">
        <draw:text-box>
          <text:p text:style-name="a1828" text:class-names="" text:cond-style-name=""><text:span text:style-name="a1827" text:class-names="">Click to edit Master title style</text:span></text:p>
        </draw:text-box>
        <svg:title/>
        <svg:desc/>
      </draw:frame>
      <draw:connector draw:type="line" svg:x1="1.03819in" svg:y1="1.49099in" svg:x2="1.87867in" svg:y2="1.49099in" draw:id="id336" draw:style-name="a1830" draw:name="Straight Connector 7">
        <svg:title/>
        <svg:desc/>
      </draw:connector>
      <draw:frame draw:id="id337" presentation:style-name="a1834" draw:name="Chart Placeholder 4" svg:x="1.03819in" svg:y="1.71701in" svg:width="11.25347in" svg:height="4.5in" presentation:class="chart" presentation:placeholder="false">
        <draw:text-box>
          <text:list text:style-name="a1833">
            <text:list-item>
              <text:p text:style-name="a1832" text:class-names="" text:cond-style-name=""><text:span text:style-name="a1831" text:class-names="">Click icon to add chart</text:span></text:p>
            </text:list-item>
          </text:list>
        </draw:text-box>
        <svg:title/>
        <svg:desc/>
      </draw:frame>
      <draw:custom-shape svg:x="0in" svg:y="6.98765in" svg:width="13.33333in" svg:height="0.51235in" draw:id="id338" draw:style-name="a1837" draw:name="Rectangle 11">
        <svg:title/>
        <svg:desc/>
        <text:p text:style-name="a1836" text:class-names="" text:cond-style-name=""><text:span text:style-name="a1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9" draw:style-name="a1838" draw:name="Picture 13" svg:x="0.91667in" svg:y="6.70555in" svg:width="1.68966in" svg:height="0.80259in" style:rel-width="scale" style:rel-height="scale">
        <draw:image xlink:href="media/image4.png" xlink:type="simple" xlink:show="embed" xlink:actuate="onLoad"/>
        <svg:title/>
        <svg:desc>The University of Iowa</svg:desc>
      </draw:frame>
      <draw:frame draw:id="id340" presentation:style-name="a1842" draw:name="Footer Placeholder 4" svg:x="2.75574in" svg:y="7.04417in" svg:width="9.49713in" svg:height="0.39931in" presentation:class="footer" presentation:placeholder="false">
        <draw:text-box>
          <text:p text:style-name="a1841" text:class-names="" text:cond-style-name=""><text:span text:style-name="a1839" text:class-names="">View &gt;&gt; Header and Footer &gt;&gt; Add Unit Name</text:span><text:span text:style-name="a1840" text:class-names=""/></text:p>
        </draw:text-box>
        <svg:title/>
        <svg:desc/>
      </draw:frame>
      <presentation:notes style:page-layout-name="pageLayout2" draw:style-name="a1874">
        <draw:frame draw:id="id2" presentation:style-name="a1845" draw:name="Header Placeholder 1" svg:x="0in" svg:y="0in" svg:width="3.25in" svg:height="0.50174in" presentation:class="header" presentation:placeholder="false">
          <draw:text-box>
            <text:p text:style-name="a1844" text:class-names="" text:cond-style-name=""><text:span text:style-name="a1843" text:class-names=""/></text:p>
          </draw:text-box>
          <svg:title/>
          <svg:desc/>
        </draw:frame>
        <draw:frame draw:id="id3" presentation:style-name="a1850" draw:name="Date Placeholder 2" svg:x="4.24826in" svg:y="0in" svg:width="3.25in" svg:height="0.50174in" presentation:class="date-time" presentation:placeholder="false">
          <draw:text-box>
            <text:p text:style-name="a1849" text:class-names="" text:cond-style-name=""><text:span text:style-name="a1846" text:class-names=""><text:date text:fixed="false" style:data-style-name="a1847">5/9/2023</text:date></text:span><text:span text:style-name="a184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851" draw:name="Slide Image Placeholder 3">
          <svg:title/>
          <svg:desc/>
        </draw:page-thumbnail>
        <draw:frame draw:id="id5" presentation:style-name="a1866" draw:name="Notes Placeholder 4" svg:x="0.75in" svg:y="4.8125in" svg:width="6in" svg:height="3.9375in" presentation:class="notes" presentation:placeholder="false">
          <draw:text-box>
            <text:p text:style-name="a1853" text:class-names="" text:cond-style-name=""><text:span text:style-name="a1852" text:class-names="">Click to edit Master text styles</text:span></text:p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Second level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list text:style-name="a1859">
                      <text:list-item>
                        <text:p text:style-name="a1858" text:class-names="" text:cond-style-name=""><text:span text:style-name="a18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list text:style-name="a1862">
                      <text:list-item>
                        <text:list text:style-name="a1862">
                          <text:list-item>
                            <text:p text:style-name="a1861" text:class-names="" text:cond-style-name=""><text:span text:style-name="a18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5">
              <text:list-item>
                <text:list text:style-name="a1865">
                  <text:list-item>
                    <text:list text:style-name="a1865">
                      <text:list-item>
                        <text:list text:style-name="a1865">
                          <text:list-item>
                            <text:list text:style-name="a1865">
                              <text:list-item>
                                <text:p text:style-name="a1864" text:class-names="" text:cond-style-name=""><text:span text:style-name="a18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69" draw:name="Footer Placeholder 5" svg:x="0in" svg:y="9.49826in" svg:width="3.25in" svg:height="0.50174in" presentation:class="footer" presentation:placeholder="false">
          <draw:text-box>
            <text:p text:style-name="a1868" text:class-names="" text:cond-style-name=""><text:span text:style-name="a1867" text:class-names=""/></text:p>
          </draw:text-box>
          <svg:title/>
          <svg:desc/>
        </draw:frame>
        <draw:frame draw:id="id7" presentation:style-name="a1873" draw:name="Slide Number Placeholder 6" svg:x="4.24826in" svg:y="9.49826in" svg:width="3.25in" svg:height="0.50174in" presentation:class="page-number" presentation:placeholder="false">
          <draw:text-box>
            <text:p text:style-name="a1872" text:class-names="" text:cond-style-name=""><text:span text:style-name="a1870" text:class-names=""><text:page-number style:num-format="1" text:fixed="false">‹#›</text:page-number></text:span><text:span text:style-name="a1871" text:class-names=""/></text:p>
          </draw:text-box>
          <svg:title/>
          <svg:desc/>
        </draw:frame>
      </presentation:notes>
    </style:master-page>
    <style:master-page style:name="Master1-Layout29-cust-Closing-Slide" style:page-layout-name="pageLayout1" draw:style-name="a1875">
      <draw:frame draw:id="id341" presentation:style-name="a1878" draw:name="Title 1" svg:x="1.08167in" svg:y="3.68239in" svg:width="7.8339in" svg:height="1.26899in" presentation:class="title" presentation:placeholder="false">
        <draw:text-box>
          <text:p text:style-name="a1877" text:class-names="" text:cond-style-name=""><text:span text:style-name="a1876" text:class-names="">Thank you</text:span></text:p>
        </draw:text-box>
        <svg:title/>
        <svg:desc/>
      </draw:frame>
      <draw:connector draw:type="line" svg:x1="1.06532in" svg:y1="3.31279in" svg:x2="1.90579in" svg:y2="3.31279in" draw:id="id342" draw:style-name="a1879" draw:name="Straight Connector 20">
        <svg:title/>
        <svg:desc/>
      </draw:connector>
      <draw:frame draw:id="id343" presentation:style-name="a1901" draw:name="Text Placeholder 13" svg:x="9.43611in" svg:y="3.31279in" svg:width="2.93858in" svg:height="1.63859in" presentation:class="outline" presentation:placeholder="false">
        <draw:text-box>
          <text:list text:style-name="a1882">
            <text:list-item>
              <text:p text:style-name="a1881" text:class-names="" text:cond-style-name=""><text:span text:style-name="a1880" text:class-names="">Presenter Name</text:span></text:p>
            </text:list-item>
          </text:list>
          <text:list text:style-name="a1885">
            <text:list-item>
              <text:p text:style-name="a1884" text:class-names="" text:cond-style-name=""><text:span text:style-name="a1883" text:class-names="">Contact Person Title<text:s text:c="1"/></text:span></text:p>
            </text:list-item>
          </text:list>
          <text:list text:style-name="a1888">
            <text:list-item>
              <text:p text:style-name="a1887" text:class-names="" text:cond-style-name=""><text:span text:style-name="a1886" text:class-names="">Contact Person Unit</text:span></text:p>
            </text:list-item>
          </text:list>
          <text:list text:style-name="a1891">
            <text:list-item>
              <text:p text:style-name="a1890" text:class-names="" text:cond-style-name=""><text:span text:style-name="a1889" text:class-names=""/></text:p>
            </text:list-item>
          </text:list>
          <text:list text:style-name="a1894">
            <text:list-item>
              <text:p text:style-name="a1893" text:class-names="" text:cond-style-name=""><text:span text:style-name="a1892" text:class-names="">Phone:<text:s text:c="1"/></text:span></text:p>
            </text:list-item>
          </text:list>
          <text:list text:style-name="a1897">
            <text:list-item>
              <text:p text:style-name="a1896" text:class-names="" text:cond-style-name=""><text:span text:style-name="a1895" text:class-names="">Fax:<text:s text:c="1"/></text:span></text:p>
            </text:list-item>
          </text:list>
          <text:list text:style-name="a1900">
            <text:list-item>
              <text:p text:style-name="a1899" text:class-names="" text:cond-style-name=""><text:span text:style-name="a1898" text:class-names="">Email:</text:span></text:p>
            </text:list-item>
          </text:list>
        </draw:text-box>
        <svg:title/>
        <svg:desc/>
      </draw:frame>
      <draw:custom-shape svg:x="1.03819in" svg:y="5.48894in" svg:width="0.34876in" svg:height="0.40391in" draw:id="id344" draw:style-name="a1904" draw:name="Rectangle 3">
        <svg:title/>
        <svg:desc/>
        <text:p text:style-name="a1903" text:class-names="" text:cond-style-name=""><text:span text:style-name="a19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5" presentation:style-name="a1908" draw:name="Text Placeholder 2" svg:x="1.38696in" svg:y="5.48894in" svg:width="2.44062in" svg:height="0.40391in" presentation:class="outline" presentation:placeholder="false">
        <draw:text-box>
          <text:list text:style-name="a1907">
            <text:list-item>
              <text:p text:style-name="a1906" text:class-names="" text:cond-style-name=""><text:span text:style-name="a1905" text:class-names="">Insert Web Address</text:span></text:p>
            </text:list-item>
          </text:list>
        </draw:text-box>
        <svg:title/>
        <svg:desc/>
      </draw:frame>
      <draw:g draw:name="Group 14" draw:id="id346">
        <svg:title/>
        <svg:desc/>
        <draw:connector draw:type="line" svg:x1="1.17156in" svg:y1="5.68491in" svg:x2="1.32726in" svg:y2="5.68491in" draw:id="id349" draw:style-name="a1913" draw:name="Straight Connector 15">
          <svg:title/>
          <svg:desc/>
        </draw:connector>
        <draw:custom-shape svg:x="1.24824in" svg:y="5.60162in" svg:width="0.07689in" svg:height="0.16445in" draw:id="id350" draw:style-name="a1916" draw:name="Freeform: Shape 12">
          <svg:title/>
          <svg:desc/>
          <text:p text:style-name="a1915" text:class-names="" text:cond-style-name=""><text:span text:style-name="a1914" text:class-names=""/></text:p>
          <draw:enhanced-geometry xmlns:dr3d="urn:oasis:names:tc:opendocument:xmlns:dr3d:1.0" draw:type="non-primitive" svg:viewBox="0 0 85725 183357" draw:enhanced-path="M 4763 0 L 85725 92869 0 183357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5725"/>
            <draw:equation draw:name="f7" draw:formula="?f4 / 183357"/>
            <draw:equation draw:name="f8" draw:formula="4763 * ?f5 / 85725"/>
            <draw:equation draw:name="f9" draw:formula="0 * ?f4 / 183357"/>
            <draw:equation draw:name="f10" draw:formula="85725 * ?f5 / 85725"/>
            <draw:equation draw:name="f11" draw:formula="92869 * ?f4 / 183357"/>
            <draw:equation draw:name="f12" draw:formula="0 * ?f5 / 85725"/>
            <draw:equation draw:name="f13" draw:formula="183357 * ?f4 / 18335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347" draw:style-name="a1909" draw:name="Picture 13" svg:x="9.43611in" svg:y="0in" svg:width="2.93858in" svg:height="1.39932in" style:rel-width="scale" style:rel-height="scale">
        <draw:image xlink:href="media/image2.emf" xlink:type="simple" xlink:show="embed" xlink:actuate="onLoad"/>
        <svg:title/>
        <svg:desc/>
      </draw:frame>
      <draw:frame draw:id="id348" presentation:style-name="a1912" draw:name="Footer Placeholder 4" svg:x="1.0456in" svg:y="2.69441in" svg:width="7.827in" svg:height="0.39931in" presentation:class="footer" presentation:placeholder="false">
        <draw:text-box>
          <text:p text:style-name="a1911" text:class-names="" text:cond-style-name=""><text:span text:style-name="a1910" text:class-names="">Insert-&gt;Header and Footer-&gt;Type Customizable Name</text:span></text:p>
        </draw:text-box>
        <svg:title/>
        <svg:desc/>
      </draw:frame>
      <presentation:notes style:page-layout-name="pageLayout2" draw:style-name="a1948">
        <draw:frame draw:id="id2" presentation:style-name="a1919" draw:name="Header Placeholder 1" svg:x="0in" svg:y="0in" svg:width="3.25in" svg:height="0.50174in" presentation:class="header" presentation:placeholder="false">
          <draw:text-box>
            <text:p text:style-name="a1918" text:class-names="" text:cond-style-name=""><text:span text:style-name="a1917" text:class-names=""/></text:p>
          </draw:text-box>
          <svg:title/>
          <svg:desc/>
        </draw:frame>
        <draw:frame draw:id="id3" presentation:style-name="a1924" draw:name="Date Placeholder 2" svg:x="4.24826in" svg:y="0in" svg:width="3.25in" svg:height="0.50174in" presentation:class="date-time" presentation:placeholder="false">
          <draw:text-box>
            <text:p text:style-name="a1923" text:class-names="" text:cond-style-name=""><text:span text:style-name="a1920" text:class-names=""><text:date text:fixed="false" style:data-style-name="a1921">5/9/2023</text:date></text:span><text:span text:style-name="a192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925" draw:name="Slide Image Placeholder 3">
          <svg:title/>
          <svg:desc/>
        </draw:page-thumbnail>
        <draw:frame draw:id="id5" presentation:style-name="a1940" draw:name="Notes Placeholder 4" svg:x="0.75in" svg:y="4.8125in" svg:width="6in" svg:height="3.9375in" presentation:class="notes" presentation:placeholder="false">
          <draw:text-box>
            <text:p text:style-name="a1927" text:class-names="" text:cond-style-name=""><text:span text:style-name="a1926" text:class-names="">Click to edit Master text styles</text:span></text:p>
            <text:list text:style-name="a1930">
              <text:list-item>
                <text:list text:style-name="a1930">
                  <text:list-item>
                    <text:p text:style-name="a1929" text:class-names="" text:cond-style-name=""><text:span text:style-name="a1928" text:class-names="">Second level</text:span></text:p>
                  </text:list-item>
                </text:list>
              </text:list-item>
            </text:list>
            <text:list text:style-name="a1933">
              <text:list-item>
                <text:list text:style-name="a1933">
                  <text:list-item>
                    <text:list text:style-name="a1933">
                      <text:list-item>
                        <text:p text:style-name="a1932" text:class-names="" text:cond-style-name=""><text:span text:style-name="a19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6">
              <text:list-item>
                <text:list text:style-name="a1936">
                  <text:list-item>
                    <text:list text:style-name="a1936">
                      <text:list-item>
                        <text:list text:style-name="a1936">
                          <text:list-item>
                            <text:p text:style-name="a1935" text:class-names="" text:cond-style-name=""><text:span text:style-name="a19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9">
              <text:list-item>
                <text:list text:style-name="a1939">
                  <text:list-item>
                    <text:list text:style-name="a1939">
                      <text:list-item>
                        <text:list text:style-name="a1939">
                          <text:list-item>
                            <text:list text:style-name="a1939">
                              <text:list-item>
                                <text:p text:style-name="a1938" text:class-names="" text:cond-style-name=""><text:span text:style-name="a19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943" draw:name="Footer Placeholder 5" svg:x="0in" svg:y="9.49826in" svg:width="3.25in" svg:height="0.50174in" presentation:class="footer" presentation:placeholder="false">
          <draw:text-box>
            <text:p text:style-name="a1942" text:class-names="" text:cond-style-name=""><text:span text:style-name="a1941" text:class-names=""/></text:p>
          </draw:text-box>
          <svg:title/>
          <svg:desc/>
        </draw:frame>
        <draw:frame draw:id="id7" presentation:style-name="a1947" draw:name="Slide Number Placeholder 6" svg:x="4.24826in" svg:y="9.49826in" svg:width="3.25in" svg:height="0.50174in" presentation:class="page-number" presentation:placeholder="false">
          <draw:text-box>
            <text:p text:style-name="a1946" text:class-names="" text:cond-style-name=""><text:span text:style-name="a1944" text:class-names=""><text:page-number style:num-format="1" text:fixed="false">‹#›</text:page-number></text:span><text:span text:style-name="a1945" text:class-names=""/></text:p>
          </draw:text-box>
          <svg:title/>
          <svg:desc/>
        </draw:frame>
      </presentation:notes>
    </style:master-page>
    <style:master-page style:name="Master1-Layout30-cust-Closing-Slide-Solid-Black" style:page-layout-name="pageLayout1" draw:style-name="a1949">
      <draw:frame draw:id="id351" presentation:style-name="a1952" draw:name="Title 1" svg:x="1.08167in" svg:y="3.68239in" svg:width="7.8339in" svg:height="1.26899in" presentation:class="title" presentation:placeholder="false">
        <draw:text-box>
          <text:p text:style-name="a1951" text:class-names="" text:cond-style-name=""><text:span text:style-name="a1950" text:class-names="">Thank you</text:span></text:p>
        </draw:text-box>
        <svg:title/>
        <svg:desc/>
      </draw:frame>
      <draw:connector draw:type="line" svg:x1="1.06532in" svg:y1="3.31279in" svg:x2="1.90579in" svg:y2="3.31279in" draw:id="id352" draw:style-name="a1953" draw:name="Straight Connector 20">
        <svg:title/>
        <svg:desc/>
      </draw:connector>
      <draw:frame draw:id="id353" presentation:style-name="a1975" draw:name="Text Placeholder 13" svg:x="9.43243in" svg:y="3.31279in" svg:width="2.94595in" svg:height="1.63859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Presenter Name</text:span></text:p>
            </text:list-item>
          </text:list>
          <text:list text:style-name="a1959">
            <text:list-item>
              <text:p text:style-name="a1958" text:class-names="" text:cond-style-name=""><text:span text:style-name="a1957" text:class-names="">Contact Person Title<text:s text:c="1"/></text:span></text:p>
            </text:list-item>
          </text:list>
          <text:list text:style-name="a1962">
            <text:list-item>
              <text:p text:style-name="a1961" text:class-names="" text:cond-style-name=""><text:span text:style-name="a1960" text:class-names="">Contact Person Unit</text:span></text:p>
            </text:list-item>
          </text:list>
          <text:list text:style-name="a1965">
            <text:list-item>
              <text:p text:style-name="a1964" text:class-names="" text:cond-style-name=""><text:span text:style-name="a1963" text:class-names=""/></text:p>
            </text:list-item>
          </text:list>
          <text:list text:style-name="a1968">
            <text:list-item>
              <text:p text:style-name="a1967" text:class-names="" text:cond-style-name=""><text:span text:style-name="a1966" text:class-names="">Phone:<text:s text:c="1"/></text:span></text:p>
            </text:list-item>
          </text:list>
          <text:list text:style-name="a1971">
            <text:list-item>
              <text:p text:style-name="a1970" text:class-names="" text:cond-style-name=""><text:span text:style-name="a1969" text:class-names="">Fax:<text:s text:c="1"/></text:span></text:p>
            </text:list-item>
          </text:list>
          <text:list text:style-name="a1974">
            <text:list-item>
              <text:p text:style-name="a1973" text:class-names="" text:cond-style-name=""><text:span text:style-name="a1972" text:class-names="">Email:</text:span></text:p>
            </text:list-item>
          </text:list>
        </draw:text-box>
        <svg:title/>
        <svg:desc/>
      </draw:frame>
      <draw:custom-shape svg:x="1.03819in" svg:y="5.48894in" svg:width="0.34876in" svg:height="0.40391in" draw:id="id354" draw:style-name="a1978" draw:name="Rectangle 3">
        <svg:title/>
        <svg:desc/>
        <text:p text:style-name="a1977" text:class-names="" text:cond-style-name=""><text:span text:style-name="a1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5" presentation:style-name="a1982" draw:name="Text Placeholder 2" svg:x="1.38696in" svg:y="5.48894in" svg:width="2.44062in" svg:height="0.40391in" presentation:class="outline" presentation:placeholder="false">
        <draw:text-box>
          <text:list text:style-name="a1981">
            <text:list-item>
              <text:p text:style-name="a1980" text:class-names="" text:cond-style-name=""><text:span text:style-name="a1979" text:class-names="">Insert Web Address</text:span></text:p>
            </text:list-item>
          </text:list>
        </draw:text-box>
        <svg:title/>
        <svg:desc/>
      </draw:frame>
      <draw:g draw:name="Group 10" draw:id="id356">
        <svg:title/>
        <svg:desc/>
        <draw:connector draw:type="line" svg:x1="1.17156in" svg:y1="5.68491in" svg:x2="1.32726in" svg:y2="5.68491in" draw:id="id359" draw:style-name="a1988" draw:name="Straight Connector 11">
          <svg:title/>
          <svg:desc/>
        </draw:connector>
        <draw:custom-shape svg:x="1.24824in" svg:y="5.60162in" svg:width="0.07689in" svg:height="0.16445in" draw:id="id360" draw:style-name="a1991" draw:name="Freeform: Shape 12">
          <svg:title/>
          <svg:desc/>
          <text:p text:style-name="a1990" text:class-names="" text:cond-style-name=""><text:span text:style-name="a1989" text:class-names=""/></text:p>
          <draw:enhanced-geometry xmlns:dr3d="urn:oasis:names:tc:opendocument:xmlns:dr3d:1.0" draw:type="non-primitive" svg:viewBox="0 0 85725 183357" draw:enhanced-path="M 4763 0 L 85725 92869 0 183357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5725"/>
            <draw:equation draw:name="f7" draw:formula="?f4 / 183357"/>
            <draw:equation draw:name="f8" draw:formula="4763 * ?f5 / 85725"/>
            <draw:equation draw:name="f9" draw:formula="0 * ?f4 / 183357"/>
            <draw:equation draw:name="f10" draw:formula="85725 * ?f5 / 85725"/>
            <draw:equation draw:name="f11" draw:formula="92869 * ?f4 / 183357"/>
            <draw:equation draw:name="f12" draw:formula="0 * ?f5 / 85725"/>
            <draw:equation draw:name="f13" draw:formula="183357 * ?f4 / 18335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357" draw:style-name="a1983" draw:name="Picture 14" svg:x="9.43243in" svg:y="0in" svg:width="2.94595in" svg:height="1.39932in" style:rel-width="scale" style:rel-height="scale">
        <draw:image xlink:href="media/image1.png" xlink:type="simple" xlink:show="embed" xlink:actuate="onLoad"/>
        <svg:title/>
        <svg:desc>The University of Iowa</svg:desc>
      </draw:frame>
      <draw:frame draw:id="id358" presentation:style-name="a1987" draw:name="Footer Placeholder 4" svg:x="1.0456in" svg:y="2.69441in" svg:width="7.827in" svg:height="0.39931in" presentation:class="footer" presentation:placeholder="false">
        <draw:text-box>
          <text:p text:style-name="a1986" text:class-names="" text:cond-style-name=""><text:span text:style-name="a1984" text:class-names="">Insert-&gt;Header and Footer-&gt;Type Customizable Name</text:span><text:span text:style-name="a1985" text:class-names=""/></text:p>
        </draw:text-box>
        <svg:title/>
        <svg:desc/>
      </draw:frame>
      <presentation:notes style:page-layout-name="pageLayout2" draw:style-name="a2023">
        <draw:frame draw:id="id2" presentation:style-name="a1994" draw:name="Header Placeholder 1" svg:x="0in" svg:y="0in" svg:width="3.25in" svg:height="0.50174in" presentation:class="header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3" presentation:style-name="a1999" draw:name="Date Placeholder 2" svg:x="4.24826in" svg:y="0in" svg:width="3.25in" svg:height="0.50174in" presentation:class="date-time" presentation:placeholder="false">
          <draw:text-box>
            <text:p text:style-name="a1998" text:class-names="" text:cond-style-name=""><text:span text:style-name="a1995" text:class-names=""><text:date text:fixed="false" style:data-style-name="a1996">5/9/2023</text:date></text:span><text:span text:style-name="a199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000" draw:name="Slide Image Placeholder 3">
          <svg:title/>
          <svg:desc/>
        </draw:page-thumbnail>
        <draw:frame draw:id="id5" presentation:style-name="a2015" draw:name="Notes Placeholder 4" svg:x="0.75in" svg:y="4.8125in" svg:width="6in" svg:height="3.9375in" presentation:class="notes" presentation:placeholder="false">
          <draw:text-box>
            <text:p text:style-name="a2002" text:class-names="" text:cond-style-name=""><text:span text:style-name="a2001" text:class-names="">Click to edit Master text styles</text:span></text:p>
            <text:list text:style-name="a2005">
              <text:list-item>
                <text:list text:style-name="a2005">
                  <text:list-item>
                    <text:p text:style-name="a2004" text:class-names="" text:cond-style-name=""><text:span text:style-name="a2003" text:class-names="">Second level</text:span></text:p>
                  </text:list-item>
                </text:list>
              </text:list-item>
            </text:list>
            <text:list text:style-name="a2008">
              <text:list-item>
                <text:list text:style-name="a2008">
                  <text:list-item>
                    <text:list text:style-name="a2008">
                      <text:list-item>
                        <text:p text:style-name="a2007" text:class-names="" text:cond-style-name=""><text:span text:style-name="a20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1">
              <text:list-item>
                <text:list text:style-name="a2011">
                  <text:list-item>
                    <text:list text:style-name="a2011">
                      <text:list-item>
                        <text:list text:style-name="a2011">
                          <text:list-item>
                            <text:p text:style-name="a2010" text:class-names="" text:cond-style-name=""><text:span text:style-name="a20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list text:style-name="a2014">
                          <text:list-item>
                            <text:list text:style-name="a2014">
                              <text:list-item>
                                <text:p text:style-name="a2013" text:class-names="" text:cond-style-name=""><text:span text:style-name="a20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18" draw:name="Footer Placeholder 5" svg:x="0in" svg:y="9.49826in" svg:width="3.25in" svg:height="0.50174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7" presentation:style-name="a2022" draw:name="Slide Number Placeholder 6" svg:x="4.24826in" svg:y="9.49826in" svg:width="3.25in" svg:height="0.50174in" presentation:class="page-number" presentation:placeholder="false">
          <draw:text-box>
            <text:p text:style-name="a2021" text:class-names="" text:cond-style-name=""><text:span text:style-name="a2019" text:class-names=""><text:page-number style:num-format="1" text:fixed="false">‹#›</text:page-number></text:span><text:span text:style-name="a2020" text:class-names=""/></text:p>
          </draw:text-box>
          <svg:title/>
          <svg:desc/>
        </draw:frame>
      </presentation:notes>
    </style:master-page>
    <style:master-page style:name="Master1-Layout31-cust-IOWA-Logo-with-Text" style:page-layout-name="pageLayout1" draw:style-name="a2024">
      <draw:frame draw:id="id361" presentation:style-name="a2027" draw:name="Title 1" svg:x="0.91667in" svg:y="4.90578in" svg:width="11.5in" svg:height="0.98in" presentation:class="title" presentation:placeholder="false">
        <draw:text-box>
          <text:p text:style-name="a2026" text:class-names="" text:cond-style-name=""><text:span text:style-name="a2025" text:class-names="">Closing Slide Header</text:span></text:p>
        </draw:text-box>
        <svg:title/>
        <svg:desc/>
      </draw:frame>
      <draw:frame draw:id="id362" draw:style-name="a2028" draw:name="Picture 3" svg:x="2.5in" svg:y="0.73911in" svg:width="8.33333in" svg:height="4.16667in" style:rel-width="scale" style:rel-height="scale">
        <draw:image xlink:href="media/image5.png" xlink:type="simple" xlink:show="embed" xlink:actuate="onLoad"/>
        <svg:title/>
        <svg:desc>The University of Iowa</svg:desc>
      </draw:frame>
      <presentation:notes style:page-layout-name="pageLayout2" draw:style-name="a2060">
        <draw:frame draw:id="id2" presentation:style-name="a2031" draw:name="Header Placeholder 1" svg:x="0in" svg:y="0in" svg:width="3.25in" svg:height="0.50174in" presentation:class="header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3" presentation:style-name="a2036" draw:name="Date Placeholder 2" svg:x="4.24826in" svg:y="0in" svg:width="3.25in" svg:height="0.50174in" presentation:class="date-time" presentation:placeholder="false">
          <draw:text-box>
            <text:p text:style-name="a2035" text:class-names="" text:cond-style-name=""><text:span text:style-name="a2032" text:class-names=""><text:date text:fixed="false" style:data-style-name="a2033">5/9/2023</text:date></text:span><text:span text:style-name="a203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037" draw:name="Slide Image Placeholder 3">
          <svg:title/>
          <svg:desc/>
        </draw:page-thumbnail>
        <draw:frame draw:id="id5" presentation:style-name="a2052" draw:name="Notes Placeholder 4" svg:x="0.75in" svg:y="4.8125in" svg:width="6in" svg:height="3.9375in" presentation:class="notes" presentation:placeholder="false">
          <draw:text-box>
            <text:p text:style-name="a2039" text:class-names="" text:cond-style-name=""><text:span text:style-name="a2038" text:class-names="">Click to edit Master text styles</text:span></text:p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Second level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list text:style-name="a2045">
                      <text:list-item>
                        <text:p text:style-name="a2044" text:class-names="" text:cond-style-name=""><text:span text:style-name="a20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list text:style-name="a2048">
                      <text:list-item>
                        <text:list text:style-name="a2048">
                          <text:list-item>
                            <text:p text:style-name="a2047" text:class-names="" text:cond-style-name=""><text:span text:style-name="a20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1">
              <text:list-item>
                <text:list text:style-name="a2051">
                  <text:list-item>
                    <text:list text:style-name="a2051">
                      <text:list-item>
                        <text:list text:style-name="a2051">
                          <text:list-item>
                            <text:list text:style-name="a2051">
                              <text:list-item>
                                <text:p text:style-name="a2050" text:class-names="" text:cond-style-name=""><text:span text:style-name="a20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55" draw:name="Footer Placeholder 5" svg:x="0in" svg:y="9.49826in" svg:width="3.25in" svg:height="0.50174in" presentation:class="footer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7" presentation:style-name="a2059" draw:name="Slide Number Placeholder 6" svg:x="4.24826in" svg:y="9.49826in" svg:width="3.25in" svg:height="0.50174in" presentation:class="page-number" presentation:placeholder="false">
          <draw:text-box>
            <text:p text:style-name="a2058" text:class-names="" text:cond-style-name=""><text:span text:style-name="a2056" text:class-names=""><text:page-number style:num-format="1" text:fixed="false">‹#›</text:page-number></text:span><text:span text:style-name="a2057" text:class-names=""/></text:p>
          </draw:text-box>
          <svg:title/>
          <svg:desc/>
        </draw:frame>
      </presentation:notes>
    </style:master-page>
    <style:master-page style:name="Master1-Layout32-cust-IOWA-Logo-only" style:page-layout-name="pageLayout1" draw:style-name="a2061">
      <draw:frame draw:id="id363" draw:style-name="a2062" draw:name="Picture 3" svg:x="2.5in" svg:y="1.66667in" svg:width="8.33333in" svg:height="4.16667in" style:rel-width="scale" style:rel-height="scale">
        <draw:image xlink:href="media/image5.png" xlink:type="simple" xlink:show="embed" xlink:actuate="onLoad"/>
        <svg:title/>
        <svg:desc>The University of Iowa</svg:desc>
      </draw:frame>
      <presentation:notes style:page-layout-name="pageLayout2" draw:style-name="a2094">
        <draw:frame draw:id="id2" presentation:style-name="a2065" draw:name="Header Placeholder 1" svg:x="0in" svg:y="0in" svg:width="3.25in" svg:height="0.50174in" presentation:class="header" presentation:placeholder="false">
          <draw:text-box>
            <text:p text:style-name="a2064" text:class-names="" text:cond-style-name=""><text:span text:style-name="a2063" text:class-names=""/></text:p>
          </draw:text-box>
          <svg:title/>
          <svg:desc/>
        </draw:frame>
        <draw:frame draw:id="id3" presentation:style-name="a2070" draw:name="Date Placeholder 2" svg:x="4.24826in" svg:y="0in" svg:width="3.25in" svg:height="0.50174in" presentation:class="date-time" presentation:placeholder="false">
          <draw:text-box>
            <text:p text:style-name="a2069" text:class-names="" text:cond-style-name=""><text:span text:style-name="a2066" text:class-names=""><text:date text:fixed="false" style:data-style-name="a2067">5/9/2023</text:date></text:span><text:span text:style-name="a206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071" draw:name="Slide Image Placeholder 3">
          <svg:title/>
          <svg:desc/>
        </draw:page-thumbnail>
        <draw:frame draw:id="id5" presentation:style-name="a2086" draw:name="Notes Placeholder 4" svg:x="0.75in" svg:y="4.8125in" svg:width="6in" svg:height="3.9375in" presentation:class="notes" presentation:placeholder="false">
          <draw:text-box>
            <text:p text:style-name="a2073" text:class-names="" text:cond-style-name=""><text:span text:style-name="a2072" text:class-names="">Click to edit Master text styles</text:span></text:p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4" text:class-names="">Second level</text:span></text:p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list text:style-name="a2079">
                      <text:list-item>
                        <text:p text:style-name="a2078" text:class-names="" text:cond-style-name=""><text:span text:style-name="a2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list text:style-name="a2082">
                      <text:list-item>
                        <text:list text:style-name="a2082">
                          <text:list-item>
                            <text:p text:style-name="a2081" text:class-names="" text:cond-style-name=""><text:span text:style-name="a2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list text:style-name="a2085">
                      <text:list-item>
                        <text:list text:style-name="a2085">
                          <text:list-item>
                            <text:list text:style-name="a2085">
                              <text:list-item>
                                <text:p text:style-name="a2084" text:class-names="" text:cond-style-name=""><text:span text:style-name="a20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89" draw:name="Footer Placeholder 5" svg:x="0in" svg:y="9.49826in" svg:width="3.25in" svg:height="0.50174in" presentation:class="footer" presentation:placeholder="false">
          <draw:text-box>
            <text:p text:style-name="a2088" text:class-names="" text:cond-style-name=""><text:span text:style-name="a2087" text:class-names=""/></text:p>
          </draw:text-box>
          <svg:title/>
          <svg:desc/>
        </draw:frame>
        <draw:frame draw:id="id7" presentation:style-name="a2093" draw:name="Slide Number Placeholder 6" svg:x="4.24826in" svg:y="9.49826in" svg:width="3.25in" svg:height="0.50174in" presentation:class="page-number" presentation:placeholder="false">
          <draw:text-box>
            <text:p text:style-name="a2092" text:class-names="" text:cond-style-name=""><text:span text:style-name="a2090" text:class-names=""><text:page-number style:num-format="1" text:fixed="false">‹#›</text:page-number></text:span><text:span text:style-name="a2091" text:class-names=""/></text:p>
          </draw:text-box>
          <svg:title/>
          <svg:desc/>
        </draw:frame>
      </presentation:notes>
    </style:master-page>
    <style:handout-master style:page-layout-name="pageLayout3" draw:style-name="a2095">
      <draw:frame draw:id="id364" presentation:style-name="a2098" draw:name="Header Placeholder 1" svg:x="0in" svg:y="0in" svg:width="3.25in" svg:height="0.50174in" presentation:class="header" presentation:placeholder="false">
        <draw:text-box>
          <text:p text:style-name="a2097" text:class-names="" text:cond-style-name=""><text:span text:style-name="a2096" text:class-names=""/></text:p>
        </draw:text-box>
        <svg:title/>
        <svg:desc/>
      </draw:frame>
      <draw:frame draw:id="id365" presentation:style-name="a2103" draw:name="Date Placeholder 2" svg:x="4.24826in" svg:y="0in" svg:width="3.25in" svg:height="0.50174in" presentation:class="date-time" presentation:placeholder="false">
        <draw:text-box>
          <text:p text:style-name="a2102" text:class-names="" text:cond-style-name=""><text:span text:style-name="a2099" text:class-names=""><text:date text:fixed="false" style:data-style-name="a2100">5/9/2023</text:date></text:span><text:span text:style-name="a2101" text:class-names=""/></text:p>
        </draw:text-box>
        <svg:title/>
        <svg:desc/>
      </draw:frame>
      <draw:frame draw:id="id366" presentation:style-name="a2106" draw:name="Footer Placeholder 3" svg:x="0in" svg:y="9.49826in" svg:width="3.25in" svg:height="0.50174in" presentation:class="footer" presentation:placeholder="false">
        <draw:text-box>
          <text:p text:style-name="a2105" text:class-names="" text:cond-style-name=""><text:span text:style-name="a2104" text:class-names=""/></text:p>
        </draw:text-box>
        <svg:title/>
        <svg:desc/>
      </draw:frame>
      <draw:frame draw:id="id367" presentation:style-name="a2110" draw:name="Slide Number Placeholder 4" svg:x="4.24826in" svg:y="9.49826in" svg:width="3.25in" svg:height="0.50174in" presentation:class="page-number" presentation:placeholder="false">
        <draw:text-box>
          <text:p text:style-name="a2109" text:class-names="" text:cond-style-name=""><text:span text:style-name="a2107" text:class-names=""><text:page-number style:num-format="1" text:fixed="false">‹#›</text:page-number></text:span><text:span text:style-name="a210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4-17T02:28:39Z</meta:creation-date>
    <dc:date>2025-04-17T02:42:19Z</dc:date>
    <meta:template xlink:href="" xlink:type="simple"/>
    <meta:editing-cycles>69</meta:editing-cycles>
    <meta:editing-duration>PT0S</meta:editing-duration>
    <meta:user-defined meta:name="ContentTypeId">0x010100F6DE016FDEC5144486FEBB6729A65933</meta:user-defined>
    <meta:document-statistic meta:paragraph-count="360" meta:word-count="2133"/>
  </office:meta>
</office:document-meta>
</file>